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>ग्रीक लेटर स्मॉल कैपिटल गामा</text:p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>ग्रीक लेटर स्मॉल कैपिटल लाम्डा</text:p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>ग्रीक लेटर स्मॉल कैपिटल पाई</text:p>
          </table:table-cell>
        </table:table-row>
        <table:table-row table:style-name="ro2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>ग्रीक लेटर स्मॉल कैपिटल Rho</text:p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>ग्रीक लेटर स्मॉल कैपिटल साई</text:p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>संशोधक पत्र छोटा ग्रीक गामा</text:p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>संशोधक पत्र छोटा ग्रीक फी</text:p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>ग्रीक सदस्यता छोटे पत्र बीटा</text:p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>ग्रीक सदस्यता छोटे पत्र गामा</text:p>
          </table:table-cell>
        </table:table-row>
        <table:table-row table:style-name="ro2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>ग्रीक सदस्यता छोटे पत्र Rho</text:p>
          </table:table-cell>
        </table:table-row>
        <table:table-row table:style-name="ro2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>ग्रीक सदस्यता छोटे पत्र Phi</text:p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>ग्रीक सदस्यता छोटे पत्र ची</text:p>
          </table:table-cell>
        </table:table-row>
      </table:table>
      <table:table table:name="greek-symbol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ग्रीक बीटा प्रतीक : <text:s/>कर्ल किया हुआ बीटा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ग्रीक काई प्रतीक</text:p>
          </table:table-cell>
        </table:table-row>
        <table:table-row table:style-name="ro2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ग्रीक उलट लुनाटे एप्सिलॉन प्रतीक : <text:s/>सीधे एप्सिलॉन को उलट दिया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>गणितीय बोल्ड कैपिटल दिगम्मा</text:p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>गणितीय बोल्ड लघु दिगम्मा</text:p>
          </table:table-cell>
        </table:table-row>
      </table:table>
      <table:table table:name="greek-rest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indi</text:p>
          </table:table-cell>
        </table:table-row>
        <table:table-row table:style-name="ro1">
          <table:table-cell table:style-name="Default" office:value-type="string" calcext:value-type="string">
            <text:p>Δ</text:p>
          </table:table-cell>
          <table:table-cell table:style-name="Default" office:value-type="string" calcext:value-type="string">
            <text:p>0394</text:p>
          </table:table-cell>
          <table:table-cell table:style-name="Default" office:value-type="string" calcext:value-type="string">
            <text:p>triangle</text:p>
          </table:table-cell>
          <table:table-cell table:style-name="Default" office:value-type="string" calcext:value-type="string">
            <text:p>त्रिकोण</text:p>
          </table:table-cell>
        </table:table-row>
      </table:table>
      <table:table table:name="hebrew_let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>अलेफ सिंबल : <text:s/>पहला ट्रांसफैनेटिव कार्डिनल (गणनीय)</text:p>
          </table:table-cell>
        </table:table-row>
        <table:table-row table:style-name="ro2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>बेट प्रतीक : <text:s/>दूसरा ट्रांसफ़ैटल कार्डिनल (सातत्य)</text:p>
          </table:table-cell>
        </table:table-row>
        <table:table-row table:style-name="ro2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>गिमेल सिंबल : <text:s/>तीसरा ट्रांसफ़ॉन्टल कार्डिनल (एक वास्तविक चर के कार्य)</text:p>
          </table:table-cell>
        </table:table-row>
        <table:table-row table:style-name="ro2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>दलित प्रतीक : <text:s/>चौथा ट्रांसफ़ेक्ट कार्डिनल</text:p>
          </table:table-cell>
        </table:table-row>
      </table:table>
      <table:table table:name="latin-lower-doub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>डायरिसिस और मैक्रोन के साथ यू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>डायसिस और एक्यूट के साथ लैटिन स्माल लेटर यू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>डायरिसिस और कैरन के साथ यू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>डायरिसिस और ग्रेव के साथ लैटिन स्माल लेटर यू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>डायरिसिस और मैक्रोन के साथ लैटिन स्मॉल लेटर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>लैटिन छोटा पत्र डॉट एबव और मैक्रॉन के साथ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>ओगोनक और मैक्रोन के साथ ओ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>रिंग एबव और एक्यूट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>डायरिसिस और मैक्रोन के साथ लैटिन स्मॉल लेटर ओ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>टिल्डे और मैक्रॉन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>लैटिन स्मॉल लेटर ओ विथ डॉट एबव और मैक्रोन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सेडिला और एक्यूट के साथ लैटिन स्माल लेटर सी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मैक्रॉन और ग्रेव के साथ लैटिन स्माल लेटर ई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मैक्रॉन और एक्यूट के साथ लैटिन स्माल लेटर ई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सेडिला और ब्रेव के साथ लैटिन छोटा पत्र ई</text:p>
          </table:table-cell>
        </table:table-row>
        <table:table-row table:style-name="ro2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लैटिन स्माल लेटर I विद डायरेसिस एंड एक्यूट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एल नीचे डॉट और मैक्रॉन के साथ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टिल्डे और एक्यूट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टिल्डे और डायरेसिस के साथ लैटिन स्मॉल लेटर ओ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मैक्रॉन और ग्रेव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मैक्रॉन और एक्यूट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आर नीचे डॉट और मैक्रॉन के साथ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लैटिन स्माल लेटर एस के साथ एक्यूट और डॉट एबव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कैरन और डॉट एबव के साथ लैटिन स्माल लेटर एस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लैटिन छोटा पत्र एस के साथ डॉट नीचे और डॉट के ऊपर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टिल्डे और एक्यूट के साथ लैटिन स्माल लेटर यू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मैक्रॉन और डायसिस के साथ यू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सर्कमफ्लेक्स और एक्यूट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सर्कमफ्लेक्स और ग्रेव के साथ लैटिन स्मॉल लेटर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सर्कमफ्लेक्स और हुक एबव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सर्कमफ्लेक्स और टिल्डे के साथ लैटिन छोटा पत्र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सर्कमफ्लेक्स और डॉट नीचे के साथ लैटिन छोटा पत्र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ब्रेव और एक्यूट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ब्रेव और ग्रेव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ब्रेव और हुक एबव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ब्रेव और टिल्ड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ब्रेव और डॉट नीचे के साथ लैटिन छोटा पत्र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सर्कमफ्लेक्स और एक्यूट के साथ लैटिन स्माल लेटर ई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सर्कमफ्लेक्स और ग्रेव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सर्कमफ्लेक्स और हुक एबव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सर्कमफ्लेक्स और टिल्डे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सर्कमफ्लेक्स और डॉट नीचे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सर्कमफ्लेक्स और एक्यूट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सर्कमफ्लेक्स और ग्रेव के साथ लैटिन स्मॉल लेटर ओ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सर्कमफ्लेक्स और हुक के ऊपर लैटिन छोटा पत्र ओ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सर्कमफ्लेक्स और टिल्डे के साथ लैटिन छोटा पत्र ओ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सर्कमफ्लेक्स और डॉट नीचे के साथ लैटिन छोटा पत्र ओ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हॉर्न और एक्यूट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हॉर्न और ग्रेव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सींग और हुक के साथ लैटिन छोटा पत्र ओ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हॉर्न और टिल्ड के साथ लैटिन छोटा पत्र ओ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लैटिन हॉर्न लेटर ओ विथ हॉर्न एंड डॉट नीचे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हॉर्न और एक्यूट के साथ लैटिन स्माल लेटर यू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हॉर्न और ग्रेव के साथ लैटिन स्माल लेटर यू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हॉर्न और हुक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हॉर्न और टिल्ड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हॉर्न और डॉट नीचे के साथ लैटिन छोटा पत्र यू</text:p>
          </table:table-cell>
        </table:table-row>
      </table:table>
      <table:table table:name="latin-lower-phonetic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स्ट्रोक के साथ लैटिन छोटा पत्र ओ : <text:s/>ओ स्लेश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>स्ट्रोक के साथ लैटिन छोटा पत्र डी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>स्ट्रोक के साथ लैटिन छोटा पत्र एच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>लैटिन छोटा पत्र एल स्ट्रोक के साथ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>स्ट्रोक के साथ लैटिन छोटा पत्र टी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>स्ट्रोक के साथ लैटिन छोटा पत्र बी</text:p>
          </table:table-cell>
        </table:table-row>
        <table:table-row table:style-name="ro2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>स्ट्रोक के साथ लैटिन छोटा पत्र लैम्बडा : <text:s/>वर्जित लम्बा, लंबोदर बार</text:p>
          </table:table-cell>
        </table:table-row>
        <table:table-row table:style-name="ro2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>स्ट्रोक के साथ लैटिन छोटा पत्र जेड : <text:s/>वर्जित z, z बार</text:p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>लैटिन लेटर इनवर्टेड ग्लोटल स्टॉप विथ स्ट्रोक</text:p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>स्ट्रोक के साथ लैटिन छोटा पत्र जी</text:p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>स्ट्रॉक और एक्यूट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>स्ट्रोक के साथ लैटिन छोटा पत्र सी</text:p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>स्ट्रोक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>स्ट्रोक के साथ लैटिन छोटा पत्र जे</text:p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>लैटिन छोटे पत्र आर स्ट्रोक के साथ</text:p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>लैटिन छोटा पत्र वाई स्ट्रोक के साथ</text:p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>स्ट्रोक के साथ लैटिन छोटा पत्र डॉटलेस जे</text:p>
          </table:table-cell>
        </table:table-row>
        <table:table-row table:style-name="ro2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>लैटिन छोटा पत्र मैं स्ट्रोक के साथ : <text:s/>वर्जित मैं, मैं बार</text:p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>स्ट्रोक और हुक के साथ लैटिन छोटा पत्र डॉटलेस जे</text:p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>लैटिन लेटर ग्लोटल स्टॉप विथ स्ट्रोक</text:p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>लैटिन पत्र स्ट्रोक के साथ ग्लोटल स्टॉप को उलट देता है</text:p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>लैटिन छोटे पत्र बग़ल में ओ स्ट्रोक के साथ</text:p>
          </table:table-cell>
        </table:table-row>
        <table:table-row table:style-name="ro2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>लैटिन छोटे पत्र Iota स्ट्रोक के साथ</text:p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>स्ट्रोक के साथ लैटिन छोटा पत्र पी</text:p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>उपसिलोन स्ट्रोक के साथ</text:p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>विकर्ण स्ट्रोक के साथ लैटिन छोटा पत्र लंबा एस</text:p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>उच्च स्ट्रोक के साथ लैटिन छोटा पत्र लंबा एस</text:p>
          </table:table-cell>
        </table:table-row>
        <table:table-row table:style-name="ro2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>लैटिन स्माल लेटर टर्न डेल्टा : <text:s/>उलटा पॉलिश-हुक ओ</text:p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>लैटिन स्मॉल लेटर लॉन्ग एस विद डॉट एबव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डेल्टा</text:p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>लैटिन स्माल लेटर लॉन्ग एस</text:p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>टोपबार के साथ लैटिन छोटा पत्र बी</text:p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>लेटिन स्मॉल लेटर टोन सिक्स</text:p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>हुक के साथ लैटिन छोटा पत्र सी</text:p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>टोपबार के साथ लैटिन छोटा पत्र डी</text:p>
          </table:table-cell>
        </table:table-row>
        <table:table-row table:style-name="ro2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>हुक के साथ लैटिन छोटा पत्र एफ : <text:s/>स्क्रिप्ट एफ : <text:s/>फ्लोरीन मुद्रा प्रतीक (netherland) : <text:s/>फ़ंक्शन प्रतीक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Hv</text:p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>हुक के साथ लैटिन छोटा पत्र के</text:p>
          </table:table-cell>
        </table:table-row>
        <table:table-row table:style-name="ro2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बार के साथ लैटिन छोटा पत्र एल : <text:s/>वर्जित एल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>लैटिन राइट लेटर एन लॉन्ग राइट लेग के साथ</text:p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>हॉर्न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ओई</text:p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>हुक के साथ लैटिन छोटा पत्र पी</text:p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>टोन दो</text:p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>लैटिन पत्र ईश लूप को उलट दिया</text:p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>पाताल हुक के साथ लैटिन छोटा पत्र टी</text:p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>हुक के साथ लैटिन छोटा पत्र टी</text:p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>हॉर्न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>हुक के साथ लैटिन छोटा पत्र वाई</text:p>
          </table:table-cell>
        </table:table-row>
        <table:table-row table:style-name="ro2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>Ezh उलट</text:p>
          </table:table-cell>
        </table:table-row>
        <table:table-row table:style-name="ro2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>पूंछ के साथ लैटिन छोटा पत्र Ezh</text:p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>लेटिन स्मॉल लेटर टोन फाइव</text:p>
          </table:table-cell>
        </table:table-row>
        <table:table-row table:style-name="ro2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>लैटिन पत्र Wynn : <text:s/>वेन</text:p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>कैरन के साथ लैटिन स्माल लेटर डीज़</text:p>
          </table:table-cell>
        </table:table-row>
        <table:table-row table:style-name="ro2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एल.जे.</text:p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>मैक्रोन के साथ लैटिन छोटा पत्र ए</text:p>
          </table:table-cell>
        </table:table-row>
        <table:table-row table:style-name="ro2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>कैरन के साथ लैटिन छोटा पत्र Ezh</text:p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>योग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>लैटिन छोटा पत्र लेझ</text:p>
          </table:table-cell>
        </table:table-row>
        <table:table-row table:style-name="ro2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>Ezh : <text:s/>घूंट</text:p>
          </table:table-cell>
        </table:table-row>
        <table:table-row table:style-name="ro2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>कर्ल के साथ लैटिन छोटा पत्र Ezh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>देहज डिग्राफ</text:p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>ई बदल गया</text:p>
          </table:table-cell>
        </table:table-row>
        <table:table-row table:style-name="ro2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>एक्यूट के साथ लैटिन स्माल लेटर Ae</text:p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>कर्ल के साथ लैटिन छोटा पत्र डी</text:p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>हुक के साथ लैटिन छोटा पत्र जेड</text:p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>कर्ल के साथ लैटिन छोटा पत्र एल</text:p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>कर्ल के साथ लैटिन छोटा पत्र एन</text:p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>कर्ल के साथ लैटिन छोटा पत्र टी</text:p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>डीबी डिग्राफ</text:p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>Qp Digraph</text:p>
          </table:table-cell>
        </table:table-row>
        <table:table-row table:style-name="ro2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>स्वैश टेल के साथ लैटिन स्माल लेटर S</text:p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>स्वैश टेल के साथ लैटिन स्माल लेटर जेड</text:p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>लैटिन स्माल लेटर ग्लोटल स्टॉप</text:p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>हुक टेल के साथ लैटिन छोटा पत्र क्यू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>लैटिन छोटा पत्र एक बदल गया</text:p>
          </table:table-cell>
        </table:table-row>
        <table:table-row table:style-name="ro2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अल्फा : <text:s/>लैटिन छोटे अक्षर स्क्रिप्ट ए</text:p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>बारी बारी से अल्फा</text:p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>हुक के साथ लैटिन छोटा पत्र बी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>ओपन ओ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>कर्ल के साथ लैटिन छोटा पत्र सी</text:p>
          </table:table-cell>
        </table:table-row>
        <table:table-row table:style-name="ro2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>पूंछ के साथ लैटिन छोटा पत्र डी : <text:s/>डी रेट्रोफ्लेक्स हुक</text:p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>हुक के साथ लैटिन छोटा पत्र डी</text:p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>उलट ई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>श्व</text:p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>हुक के साथ लैटिन छोटा पत्र श्वा</text:p>
          </table:table-cell>
        </table:table-row>
        <table:table-row table:style-name="ro2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>ओपन ई : <text:s/>एप्सिलॉन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>लैटिन छोटा पत्र उलटा खुला ई</text:p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>लैटिन छोटा पत्र हुक के साथ खुला ई उलट</text:p>
          </table:table-cell>
        </table:table-row>
        <table:table-row table:style-name="ro2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>लैटिन छोटा पत्र बंद उलट खुला ई : <text:s/>बंद उलट एप्सिलॉन</text:p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>हुक के साथ लैटिन छोटा पत्र जी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>स्क्रिप्ट जी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गामा</text:p>
          </table:table-cell>
        </table:table-row>
        <table:table-row table:style-name="ro2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>लैटिन छोटा पत्र राम सींग : <text:s/>लैटिन छोटे अक्षर बेबी गामा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>लैटिन छोटा पत्र एच बदल गया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>हुक के साथ लैटिन छोटा पत्र एच</text:p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>हुक के साथ लैटिन छोटा पत्र हेंग</text:p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>मध्य टिल्डे के साथ एल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>बेल्ट के साथ लैटिन छोटा पत्र एल</text:p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>रेट्रोफ्लेक्स हुक के साथ लैटिन छोटा पत्र एल</text:p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>लेटिन स्माल लेटर टर्न एम</text:p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>लेटिन स्माल लेटर टर्न एम विथ लॉन्ग लेग</text:p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>हुक के साथ लैटिन छोटा पत्र एम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>लेफ्ट हुक के साथ लैटिन स्माल लेटर एन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>रेट्रोफ्लेक्स हुक के साथ लैटिन छोटा पत्र एन</text:p>
          </table:table-cell>
        </table:table-row>
        <table:table-row table:style-name="ro2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>वर्जित हे : <text:s/>ओ बार</text:p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>लैटिन छोटा पत्र बंद ओमेगा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फी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>लैटिन छोटा पत्र आर बदल गया</text:p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>लैटिन स्माल लेटर टर्न आर विथ लॉन्ग लेग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>लैटिन छोटा पत्र हुक के साथ आर बदल गया</text:p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>लंबे पैर के साथ लैटिन छोटा पत्र आर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>पूंछ के साथ लैटिन छोटा पत्र आर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>फिशहुक के साथ लैटिन स्माल लेटर आर</text:p>
          </table:table-cell>
        </table:table-row>
        <table:table-row table:style-name="ro2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>फिशहुक के साथ लैटिन स्माल लेटर उलट आर : <text:s/>लंबा पैर बदल गया इओटा (एक मिथ्या नाम)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>हुक के साथ लैटिन छोटा पत्र एस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Esh</text:p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>स्क्वाट ने ईश को उलट दिया</text:p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>कर्ल के साथ लैटिन छोटा पत्र ईश</text:p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>लेटिन स्माल लेटर टर्न टी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>रेट्रोफ्लेक्स हुक के साथ लैटिन छोटा पत्र टी</text:p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>यू बार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उपसिलन</text:p>
          </table:table-cell>
        </table:table-row>
        <table:table-row table:style-name="ro2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>हुक के साथ लैटिन छोटा पत्र वी : <text:s/>लैटिन छोटा अक्षर स्क्रिप्ट v</text:p>
          </table:table-cell>
        </table:table-row>
        <table:table-row table:style-name="ro2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>लेटिन स्मॉल लेटर टर्न वी : <text:s/>देखभाल, कील</text:p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>लैटिन छोटा पत्र डब्ल्यू बदल गया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>लेटिन स्माल लेटर टर्न वाई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>रेट्रोफ्लेक्स हुक के साथ लैटिन छोटा पत्र जेड</text:p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>कर्ल के साथ लैटिन छोटा पत्र जेड</text:p>
          </table:table-cell>
        </table:table-row>
        <table:table-row table:style-name="ro2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>लैटिन पत्र Pharyngeal Voiced Fricative : <text:s/>उलटा ग्लोटल स्टॉप</text:p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>लैटिन पत्र उल्टे ग्लोटल स्टॉप</text:p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>लैटिन पत्र बढ़ा हुआ सी</text:p>
          </table:table-cell>
        </table:table-row>
        <table:table-row table:style-name="ro2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>लैटिन पत्र बिलाबियल क्लिक : <text:s/>बुल्सआई</text:p>
          </table:table-cell>
        </table:table-row>
        <table:table-row table:style-name="ro2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>लैटिन छोटा पत्र बंद ई : <text:s/>एप्सिलॉन को बंद कर दिया</text:p>
          </table:table-cell>
        </table:table-row>
        <table:table-row table:style-name="ro2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>लेटिन स्मॉल लेटर टर्नड K</text:p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>हुक के साथ लैटिन छोटा पत्र क्यू</text:p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>डीजी डिग्राफ</text:p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>कर्ल के साथ लैटिन छोटा पत्र डीजी डिग्राफ</text:p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>Ts Digraph</text:p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>Tesh Digraph</text:p>
          </table:table-cell>
        </table:table-row>
        <table:table-row table:style-name="ro2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>कर्ल के साथ टीसी Digraph</text:p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>फेंग डिग्राफ</text:p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>एलएस डिग्राफ</text:p>
          </table:table-cell>
        </table:table-row>
        <table:table-row table:style-name="ro2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>एल.जे. डिग्राफ</text:p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>लैटिन पत्र बिलाबियल पर्क्युसिव</text:p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>लैटिन पत्र द्विदिश टक्कर</text:p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>फिशहुक के साथ लैटिन स्माल लेटर टर्न एच</text:p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>फिशहुक और टेल के साथ लैटिन स्माल लेटर टर्न एच</text:p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>लेटिन स्माल लेटर टर्न ऐ</text:p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>लैटिन छोटा पत्र खुला ई</text:p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>लेटिन स्मॉल लेटर आई</text:p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>लेटिन स्मॉल लेटर साइडवेज ओ</text:p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>लैटिन छोटे पत्र बग़ल में ओपन ओ</text:p>
          </table:table-cell>
        </table:table-row>
        <table:table-row table:style-name="ro2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>Oe बदल गया</text:p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>लैटिन छोटा पत्र शीर्ष आधा हे</text:p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>लेटिन स्मॉल लेटर बॉटम हाफ ओ</text:p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>लैटिन छोटा पत्र बग़ल में यू</text:p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>लैटिन छोटे पत्र बग़ल में यू का आकार बदल गया</text:p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>लैटिन छोटे पत्र बग़ल में एम बदल गया</text:p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>लैटिन पत्र वायर्ड लेरिंजियल स्पिरंट</text:p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>लैटिन पत्र ऐन</text:p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यू</text:p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>मध्य टिल्डे के साथ बी</text:p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>मध्य टिल्डे के साथ डी</text:p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>मध्य टिल्डे के साथ एफ</text:p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>मध्य टिल्डे के साथ एम</text:p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>मध्य टिल्डे के साथ एन</text:p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>मध्य टिल्डे के साथ लैटिन छोटा पत्र पी</text:p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>मध्य टिल्डे के साथ आर</text:p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>फिशहुक और मिडिल टिल्ड के साथ लैटिन स्माल लेटर आर</text:p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>मध्य टिल्डे के साथ एस</text:p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>मध्य टिल्डे के साथ टी</text:p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>मध्य टिल्डे के साथ लैटिन छोटा पत्र जेड</text:p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>लेटिन स्मॉल लेटर टर्न जी</text:p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>लैटिन छोटा पत्र इंसुलर जी</text:p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>स्ट्राइकथ्रू के साथ लैटिन छोटा पत्र गु</text:p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>पाताल हुक के साथ लैटिन छोटा पत्र बी</text:p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>पाताल हुक के साथ लैटिन छोटा पत्र डी</text:p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>पाताल हुक के साथ लैटिन छोटा पत्र एफ</text:p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>पाताल हुक के साथ लैटिन छोटा पत्र जी</text:p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>पाताल हुक के साथ लैटिन छोटा पत्र के</text:p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>पाताल हुक के साथ लैटिन छोटा पत्र एल</text:p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>पाताल हुक के साथ लैटिन छोटा पत्र एम</text:p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>पाताल हुक के साथ लैटिन छोटा पत्र एन</text:p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>पाताल हुक के साथ लैटिन छोटा पत्र पी</text:p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>पाताल हुक के साथ आर</text:p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>पाताल हुक के साथ लैटिन छोटा पत्र एस</text:p>
          </table:table-cell>
        </table:table-row>
        <table:table-row table:style-name="ro2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>पाताल हुक के साथ लैटिन स्माल लेटर Esh</text:p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>पाताल हुक के साथ लैटिन छोटा पत्र वी</text:p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>पाताल हुक के साथ लैटिन छोटा पत्र एक्स</text:p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>पाताल हुक के साथ लैटिन छोटा पत्र जेड</text:p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>रेट्रोफ्लेक्स हुक के साथ लैटिन छोटा पत्र</text:p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>रेट्रोफ्लेक्स हुक के साथ लैटिन छोटा पत्र अल्फा</text:p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>हुक और पूंछ के साथ लैटिन छोटा पत्र डी</text:p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>रेट्रोफ्लेक्स हुक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>रेट्रोफ्लेक्स हुक के साथ लैटिन छोटा पत्र ओपन ई</text:p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>लैटिन छोटा पत्र रेट्रोफ़्लेक्स हुक के साथ खुला ई उलट</text:p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>रेट्रोफ्लेक्स हुक के साथ लैटिन छोटा पत्र श्वा</text:p>
          </table:table-cell>
        </table:table-row>
        <table:table-row table:style-name="ro2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>लैटिन छोटा पत्र I जिसमें रेट्रोफ्लेक्स हुक है</text:p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>रिट्रोफ्लेक्स हुक के साथ लैटिन छोटा पत्र ओपन ओ</text:p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>रेट्रोफ्लेक्स हुक के साथ लैटिन छोटा पत्र ईश</text:p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>रेट्रोफ्लेक्स हुक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>रेट्रोफ्लेक्स हुक के साथ लैटिन छोटा पत्र ईज़</text:p>
          </table:table-cell>
        </table:table-row>
        <table:table-row table:style-name="ro2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apostrophe द्वारा लैटिन छोटे पत्र एन पूर्ववर्ती : <text:s/>लैटिन छोटा अक्षर apostrophe n</text:p>
          </table:table-cell>
        </table:table-row>
        <table:table-row table:style-name="ro2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लैटिन छोटा पत्र इंजी : <text:s/>engma, अंगमा</text:p>
          </table:table-cell>
        </table:table-row>
      </table:table>
      <table:table table:name="latin-lower-sing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ग्रेव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एक्यूट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सर्कमफ्लेक्स के साथ लैटिन छोटा पत्र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टिल्डे के साथ लैटिन छोटा पत्र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डायरिसिस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लैटिन स्मॉल लेटर विथ रिंग एबव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सेडिला के साथ लैटिन छोटा पत्र सी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ग्रेव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एक्यूट के साथ लैटिन स्माल लेटर ई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सर्कमफ्लेक्स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डायसिस के साथ लैटिन छोटा पत्र ई</text:p>
          </table:table-cell>
        </table:table-row>
        <table:table-row table:style-name="ro2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लेटिन स्माल लेटर I विद ग्रेव</text:p>
          </table:table-cell>
        </table:table-row>
        <table:table-row table:style-name="ro2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एक्यूट के साथ लैटिन स्माल लेटर I</text:p>
          </table:table-cell>
        </table:table-row>
        <table:table-row table:style-name="ro2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सर्कमफ्लेक्स के साथ I</text:p>
          </table:table-cell>
        </table:table-row>
        <table:table-row table:style-name="ro2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डायरिसिस के साथ लैटिन स्माल लेटर I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टिल्डे के साथ एन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ग्रेव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एक्यूट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सर्कमफ्लेक्स के साथ लैटिन छोटा पत्र ओ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टिल्डे के साथ लैटिन छोटा पत्र ओ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डायसिस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ग्रेव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एक्यूट के साथ लैटिन स्माल लेटर यू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सर्कमफ्लेक्स के साथ लैटिन छोटा पत्र यू</text:p>
          </table:table-cell>
        </table:table-row>
        <table:table-row table:style-name="ro2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दो डॉट्स के साथ यू : <text:s/>डियाएरसिस के साथ लैटिन स्मॉल लेटर यू, ट्रेमा के साथ यू, यूम्लूट के साथ यू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एक्यूट के साथ लैटिन स्माल लेटर वाई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डायसिस के साथ वाई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मैक्रॉन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ब्रेव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ओगोनक के साथ लैटिन छोटा पत्र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एक्यूट के साथ लैटिन स्माल लेटर सी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सर्कमफ्लेक्स के साथ लैटिन छोटा पत्र सी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सी के साथ डॉट एबव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कैरन के साथ लैटिन छोटा पत्र सी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कैरन के साथ लैटिन छोटा पत्र डी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मैक्रॉन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>ब्रेव के साथ लैटिन स्माल लेटर ई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लैटिन छोटा पत्र ई डॉट के साथ ऊपर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ओगोनक के साथ ई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कैरन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सर्कमफ्लेक्स के साथ लैटिन छोटा पत्र जी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ब्रेव के साथ लैटिन छोटा पत्र जी</text:p>
          </table:table-cell>
        </table:table-row>
        <table:table-row table:style-name="ro2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लैटिन स्मॉल लेटर G विथ डॉट एबव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>सेडिला के साथ लैटिन छोटा पत्र जी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सर्कमफ्लेक्स के साथ लैटिन छोटा पत्र एच</text:p>
          </table:table-cell>
        </table:table-row>
        <table:table-row table:style-name="ro2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टिल्डे के साथ I</text:p>
          </table:table-cell>
        </table:table-row>
        <table:table-row table:style-name="ro2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मैक्रॉन के साथ लैटिन स्माल लेटर I</text:p>
          </table:table-cell>
        </table:table-row>
        <table:table-row table:style-name="ro2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>ब्रेव के साथ लैटिन स्माल लेटर I</text:p>
          </table:table-cell>
        </table:table-row>
        <table:table-row table:style-name="ro2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ओगोनक के साथ I</text:p>
          </table:table-cell>
        </table:table-row>
        <table:table-row table:style-name="ro2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>लैटिन स्माल लेटर डॉटलेस I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सर्कमफ्लेक्स के साथ लैटिन छोटा पत्र जे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सेडिला के साथ लैटिन छोटा पत्र के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तीव्र के साथ एल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सेडिला के साथ लैटिन छोटा पत्र एल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कैरन के साथ लैटिन छोटा पत्र एल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मध्य डॉट के साथ लैटिन छोटा पत्र एल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एक्यूट के साथ लैटिन स्माल लेटर एन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सेडिला के साथ लैटिन छोटा पत्र एन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कैरन के साथ लैटिन छोटा पत्र एन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मैक्रॉन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>ब्रेव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डबल एक्यूट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एक्यूट के साथ लैटिन स्माल लेटर आर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सेडिला के साथ लैटिन छोटा पत्र आर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कैरन के साथ लैटिन छोटा पत्र आर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तीव्र के साथ एस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सर्कमफ्लेक्स के साथ लैटिन छोटा पत्र एस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सेडिला के साथ एस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कैरन के साथ एस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सेडिला के साथ लैटिन छोटा पत्र टी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कैरन के साथ लैटिन स्माल लेटर टी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टिल्डे के साथ यू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मैक्रॉन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ब्रेव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लैटिन स्मॉल लेटर यू विद रिंग एबव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डबल एक्यूट के साथ लैटिन स्माल लेटर यू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ओगोनक के साथ यू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सर्कमफ्लेक्स के साथ लैटिन छोटा पत्र डब्ल्यू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सर्कमफ्लेक्स के साथ लैटिन छोटा पत्र वाई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एक्यूट के साथ लैटिन स्माल लेटर जेड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लैटिन स्मॉल लेटर जेड डॉट एबव के साथ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कैरन के साथ लैटिन छोटा पत्र जेड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>कैरन के साथ लैटिन छोटा पत्र</text:p>
          </table:table-cell>
        </table:table-row>
        <table:table-row table:style-name="ro2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>कैरन के साथ लैटिन स्माल लेटर I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>कैरन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>कैरन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>कैरन के साथ लैटिन छोटा पत्र जी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>कैरन के साथ लैटिन छोटा पत्र के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>ओगोनक के साथ ओ</text:p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>कैरन के साथ लैटिन छोटा पत्र जे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तीव्र के साथ जी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>ग्रेव के साथ लैटिन स्माल लेटर एन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>डबल ग्रेव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>उल्टे ब्रेव के साथ लैटिन छोटा पत्र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>डबल ग्रेव के साथ लैटिन स्माल लेटर ई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>उल्टे ब्रेव के साथ लैटिन छोटा पत्र ई</text:p>
          </table:table-cell>
        </table:table-row>
        <table:table-row table:style-name="ro2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>लेटिन स्माल लेटर I विथ डबल ग्रेव</text:p>
          </table:table-cell>
        </table:table-row>
        <table:table-row table:style-name="ro2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>उल्टे ब्रेव के साथ लैटिन स्माल लेटर I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>डबल ग्रेव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>उल्टे ब्रेव के साथ लैटिन स्माल लेटर ओ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>डबल ग्रेव के साथ लैटिन स्माल लेटर आर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>उल्टे ब्रेव के साथ लैटिन छोटा पत्र आर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>डबल ग्रेव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>उल्टे ब्रेव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>नीचे कॉमा के साथ एस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>नीचे कॉमा के साथ टी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>कैरन के साथ लैटिन छोटा पत्र एच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>लैटिन छोटा पत्र डॉट एबव के साथ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>सेडिला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>ओ ऊपर डॉट के साथ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>मैक्रॉन के साथ लैटिन छोटा पत्र वाई</text:p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>डॉटलेस जे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नीचे रिंग के साथ लैटिन छोटा पत्र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लैटिन स्मॉल लेटर बी डॉट एबव के साथ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नीचे के साथ लैटिन छोटा पत्र बी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नीचे लाइन के साथ लैटिन छोटा पत्र बी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लैटिन स्मॉल लेटर डी विथ डॉट एबव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नीचे के साथ लैटिन छोटा पत्र डी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नीचे लाइन के साथ लैटिन छोटा पत्र डी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सेडिला के साथ लैटिन छोटा पत्र डी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नीचे सर्कमफ्लेक्स के साथ लैटिन छोटा पत्र डी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नीचे सर्कमफ्लेक्स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नीचे टिल्डे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एफ ऊपर डॉट के साथ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मैक्रॉन के साथ लैटिन छोटा पत्र जी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लैटिन स्मॉल लेटर एच विद डॉट एबव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नीचे के साथ लैटिन छोटा पत्र एच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डायसिस के साथ एच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सेडिला के साथ लैटिन छोटा पत्र एच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नीचे ब्रेव के साथ लैटिन छोटा पत्र एच</text:p>
          </table:table-cell>
        </table:table-row>
        <table:table-row table:style-name="ro2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नीचे टिल्डे के साथ लैटिन छोटा पत्र I</text:p>
          </table:table-cell>
        </table:table-row>
        <table:table-row table:style-name="ro2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एक्यूट के साथ लैटिन स्माल लेटर K</text:p>
          </table:table-cell>
        </table:table-row>
        <table:table-row table:style-name="ro2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नीचे के साथ K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नीचे लाइन के साथ लैटिन छोटा पत्र के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नीचे के साथ लैटिन छोटा पत्र एल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नीचे लाइन के साथ लैटिन छोटा पत्र एल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नीचे दिए गए सर्कमफ्लेक्स के साथ लैटिन छोटा पत्र एल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तीव्र के साथ एम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लैटिन स्मॉल लेटर एम विद डॉट एबव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नीचे के साथ एम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लैटिन छोटे पत्र एन डॉट एबव के साथ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नीचे के साथ लैटिन छोटा पत्र एन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नीचे लाइन के साथ लैटिन छोटा पत्र एन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नीचे सर्कमफ्लेक्स के साथ लैटिन छोटा पत्र एन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एक्यूट के साथ लैटिन स्माल लेटर पी</text:p>
          </table:table-cell>
        </table:table-row>
        <table:table-row table:style-name="ro2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लैटिन स्मॉल लेटर P, डॉट एबव के साथ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आर ऊपर डॉट के साथ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नीचे के साथ लैटिन छोटा पत्र आर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नीचे लाइन के साथ लैटिन छोटा पत्र आर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एस ऊपर डॉट के साथ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नीचे के साथ एस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लैटिन छोटा पत्र टी डॉट ऊपर के साथ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नीचे के साथ लैटिन छोटा पत्र टी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नीचे लाइन के साथ लैटिन छोटा पत्र टी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नीचे सर्कमफ्लेक्स के साथ लैटिन छोटा पत्र टी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नीचे दीएसिस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नीचे टिल्डे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नीचे सर्कमफ्लेक्स के साथ लैटिन छोटा पत्र यू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टिल्डे के साथ वी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नीचे के साथ वी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ग्रेव के साथ लैटिन स्माल लेटर डब्ल्यू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तीव्र के साथ डब्ल्यू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डायसिस के साथ लैटिन स्मॉल लेटर डब्ल्यू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लैटिन स्मॉल लेटर डब्ल्यू विद डॉट एबव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नीचे के साथ डब्ल्यू</text:p>
          </table:table-cell>
        </table:table-row>
        <table:table-row table:style-name="ro2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लैटिन स्मॉल लेटर X, डॉट एबव के साथ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डायरिसिस के साथ लैटिन स्माल लेटर एक्स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लैटिन छोटा पत्र वाई डॉट एबव के साथ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सर्कमफ्लेक्स के साथ लैटिन छोटा पत्र जेड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नीचे के साथ लैटिन छोटा पत्र जेड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नीचे लाइन के साथ लैटिन छोटा पत्र जेड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नीचे लाइन के साथ लैटिन छोटा पत्र एच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डायसिस के साथ टी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रिंग के ऊपर लैटिन छोटा पत्र डब्ल्यू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रिंग के ऊपर के साथ लैटिन छोटा पत्र वाई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राइट हाफ रिंग के साथ लैटिन स्माल लेटर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नीचे के साथ लैटिन लघु पत्र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हुक के ऊपर के साथ लैटिन छोटा पत्र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नीचे के साथ लैटिन छोटा पत्र ई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हुक के ऊपर लैटिन छोटा पत्र ई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टिल्डे के साथ लैटिन छोटा पत्र ई</text:p>
          </table:table-cell>
        </table:table-row>
        <table:table-row table:style-name="ro2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लैटिन स्माल लेटर I विद हुक एबव</text:p>
          </table:table-cell>
        </table:table-row>
        <table:table-row table:style-name="ro2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लैटिन छोटा पत्र I नीचे डॉट के साथ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नीचे के साथ लैटिन छोटा पत्र ओ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हुक के ऊपर लैटिन छोटा पत्र ओ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नीचे के साथ यू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हुक के ऊपर लैटिन छोटा पत्र यू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ग्रेव के साथ लैटिन स्माल लेटर वाई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नीचे के साथ वाई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हुक के ऊपर लैटिन छोटा पत्र वाई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टिल्डे के साथ वाई</text:p>
          </table:table-cell>
        </table:table-row>
      </table:table>
      <table:table table:name="latin-res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>सुपरस्क्रिप्ट लैटिन लैटिन पत्र I</text:p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लैटिन सदस्यता छोटे पत्र ए</text:p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लैटिन सदस्यता छोटे पत्र ई</text:p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लैटिन सदस्यता छोटे पत्र हे</text:p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लैटिन सदस्यता छोटे पत्र एक्स</text:p>
          </table:table-cell>
        </table:table-row>
        <table:table-row table:style-name="ro2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>लैटिन सदस्यता छोटे पत्र Schwa</text:p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लैटिन सदस्यता छोटे पत्र एच</text:p>
          </table:table-cell>
        </table:table-row>
        <table:table-row table:style-name="ro2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लैटिन सदस्यता छोटे पत्र K</text:p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लैटिन सदस्यता छोटे पत्र एल</text:p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लैटिन सदस्यता छोटे पत्र एम</text:p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लैटिन सदस्यता छोटी पत्र एन</text:p>
          </table:table-cell>
        </table:table-row>
        <table:table-row table:style-name="ro2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प्लांक कॉन्स्टेंट : <text:s/>ऊंचाई, विशिष्ट थैलेपी, ...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>ए का संयोजन</text:p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>ई का संयोजन</text:p>
          </table:table-cell>
        </table:table-row>
        <table:table-row table:style-name="ro2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>लैटिन लैटिन लेटर I का संयोजन</text:p>
          </table:table-cell>
        </table:table-row>
        <table:table-row table:style-name="ro2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>O का संयोजन</text:p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>यू का संयोजन</text:p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>सी का संयोजन</text:p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>डी का संयोजन</text:p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>एच का संयोजन</text:p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>एम का संयोजन</text:p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>आर का संयोजन</text:p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>टी का संयोजन</text:p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>वी का संयोजन</text:p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>एक्स का संयोजन</text:p>
          </table:table-cell>
        </table:table-row>
        <table:table-row table:style-name="ro2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लैटिन सदस्यता छोटी पत्र I</text:p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लैटिन सदस्यता छोटी पत्र आर</text:p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लैटिन सदस्यता छोटी पत्र यू</text:p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लैटिन सदस्यता छोटी पत्र वी</text:p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>नीचे लैटिन छोटे पत्र आर का संयोजन</text:p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>लैटिन छोटे पत्र को मिलाकर चपटा खुला एक ऊपर</text:p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>एई का संयोजन</text:p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>एओ का संयोजन</text:p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>एव का संयोजन</text:p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>लैटिन लैटिन लेटर सी सेडिला का संयोजन</text:p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>इंसुलर डी का संयोजन</text:p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>लैटिन लैटिन लेटर एथ का संयोजन</text:p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>लैटिन छोटे पत्र जी का संयोजन</text:p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>लेटिन लेटर स्मॉल कैपिटल जी को मिलाकर</text:p>
          </table:table-cell>
        </table:table-row>
        <table:table-row table:style-name="ro2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>K का संयोजन</text:p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>एल का संयोजन</text:p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>लैटिन लेटर का संयोजन स्मॉल कैपिटल एल</text:p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>लेटिन लेटर स्माल कैपिटल एम</text:p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>एन का संयोजन</text:p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>लैटिन लेटर का मेल स्मॉल कैपिटल एन</text:p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>लैटिन लेटर का मेल स्मॉल कैपिटल आर</text:p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>लैटिन छोटे पत्र आर रोटुंडा का संयोजन</text:p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>एस का संयोजन</text:p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>लैटिन छोटे पत्र लंबे एस का संयोजन</text:p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>जेड का संयोजन</text:p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>सुपरस्क्रिप्ट एन</text:p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लैटिन सदस्यता छोटे पत्र पी</text:p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लैटिन सदस्यता छोटे पत्र एस</text:p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लैटिन सदस्यता छोटे पत्र टी</text:p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लैटिन सदस्यता छोटे पत्र जे</text:p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>कछुआ शैल ब्रैकेटेड एस</text:p>
          </table:table-cell>
        </table:table-row>
        <table:table-row table:style-name="ro2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>सर्किल इटैलिक सी : <text:s/>कॉम्पैक्ट डिस्क, सिंगल डिस्क रिकॉर्ड</text:p>
          </table:table-cell>
        </table:table-row>
        <table:table-row table:style-name="ro2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>सर्किल इटैलिक आर : <text:s/>डिस्क रिकॉर्ड</text:p>
          </table:table-cell>
        </table:table-row>
        <table:table-row table:style-name="ro2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>पार किए गए नकारात्मक वर्ग लैटिन पूंजी पत्र P : <text:s/>पार्किंग की जगह बंद</text:p>
          </table:table-cell>
        </table:table-row>
      </table:table>
      <table:table table:name="latin-upper-doub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>डायरसिस और मैक्रोन के साथ यू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>डायरिसिस और एक्यूट के साथ यू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>डायरिसिस और कैरन के साथ यू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>डायरिसिस और ग्रेव के साथ यू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>डायरिसिस और मैक्रोन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>के साथ डॉट एबव और मैक्रोन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>ओगोनक और मैक्रोन के साथ ओ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>विथ रिंग एबव और एक्यूट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>डायरिसिस और मैक्रोन के साथ ओ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>टिल्डे और मैक्रॉन के साथ ओ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>ओ विथ डॉट एबव और मैक्रोन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सेडिला और एक्यूट के साथ सी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मैक्रॉन और ग्रेव के साथ ई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मैक्रॉन और एक्यूट के साथ ई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सेडिला और ब्रेव के साथ ई</text:p>
          </table:table-cell>
        </table:table-row>
        <table:table-row table:style-name="ro2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I विद डायरेसिस एंड एक्यूट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लैटिन राजधानी पत्र एल नीचे डॉट और मैक्रॉन के साथ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टिल्डे और एक्यूट के साथ ओ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टिल्डे और डायरेसिस के साथ ओ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मैक्रॉन और ग्रेव के साथ ओ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मैक्रॉन और एक्यूट के साथ ओ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लैटिन राजधानी पत्र आर नीचे डॉट और मैक्रॉन के साथ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एक्यूट और डॉट एबव के साथ एस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कैरन और डॉट एबव के साथ एस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एस के साथ डॉट नीचे और डॉट के ऊपर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टिल्डे और एक्यूट के साथ यू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मैक्रोन और डायसिस के साथ यू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सर्कमफ्लेक्स और एक्यूट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सर्कमफ्लेक्स और ग्रेव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सर्कमफ्लेक्स और हुक एबव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सर्कमफ्लेक्स और टिल्डे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सर्कमफ्लेक्स और डॉट नीचे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ब्रेव और एक्यूट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ब्रेव और ग्रेव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ब्रेव और हुक एबव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ब्रेव और टिल्डे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ब्रेव और डॉट नीचे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सर्कमफ्लेक्स और एक्यूट के साथ ई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सर्कमफ्लेक्स और ग्रेव के साथ ई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सर्कमफ्लेक्स और हुक एबव के साथ ई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सर्कमफ्लेक्स और टिल्डे के साथ ई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सर्कमफ्लेक्स और डॉट नीचे के साथ ई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सर्कमफ्लेक्स और एक्यूट के साथ ओ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सर्कमफ्लेक्स और ग्रेव के साथ ओ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सर्कमफ्लेक्स और हुक एबव के साथ ओ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सर्कमफ्लेक्स और टिल्डे के साथ ओ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सर्कमफ्लेक्स और डॉट नीचे के साथ ओ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हॉर्न और एक्यूट के साथ ओ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हॉर्न और ग्रेव के साथ ओ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हॉर्न और हुक के साथ ओ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हॉर्न और टिल्ड के साथ ओ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हॉर्न और डॉट नीचे के साथ ओ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हॉर्न और एक्यूट के साथ यू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हॉर्न और ग्रेव के साथ यू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हॉर्न और हुक के साथ यू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हॉर्न और टिल्ड के साथ यू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हॉर्न और डॉट नीचे के साथ यू</text:p>
          </table:table-cell>
        </table:table-row>
      </table:table>
      <table:table table:name="latin-upper-sing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ग्रेव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एक्यूट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सर्कमफ्लेक्स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टिल्डे के साथ लैटिन कैपिटल लेटर</text:p>
          </table:table-cell>
        </table:table-row>
        <table:table-row table:style-name="ro2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diaeresis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विथ रिंग एबव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सेडिला के साथ सी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ग्रेव के साथ ई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एक्यूट के साथ ई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सर्कमफ्लेक्स के साथ ई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डायरिसिस के साथ ई</text:p>
          </table:table-cell>
        </table:table-row>
        <table:table-row table:style-name="ro2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I विद ग्रेव</text:p>
          </table:table-cell>
        </table:table-row>
        <table:table-row table:style-name="ro2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एक्यूट के साथ I</text:p>
          </table:table-cell>
        </table:table-row>
        <table:table-row table:style-name="ro2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सर्कमफ्लेक्स के साथ I</text:p>
          </table:table-cell>
        </table:table-row>
        <table:table-row table:style-name="ro2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डायरिसिस के साथ I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टिल्डे के साथ एन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ग्रेव के साथ ओ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एक्यूट के साथ ओ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सर्कमफ्लेक्स के साथ ओ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टिल्डे के साथ ओ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डायरिसिस के साथ ओ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ग्रेव के साथ यू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एक्यूट के साथ यू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सर्कमफ्लेक्स के साथ यू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डायरिसिस के साथ यू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एक्यूट के साथ वाई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मैक्रॉन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ब्रेव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ओगोनक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एक्यूट के साथ सी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सर्कमफ्लेक्स के साथ सी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सी के साथ डॉट एबव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कैरन के साथ सी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कैरन के साथ डी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मैक्रोन के साथ ई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>ब्रेव के साथ ई</text:p>
          </table:table-cell>
        </table:table-row>
        <table:table-row table:style-name="ro2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E के साथ डॉट एबव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ओगोनक के साथ ई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कैरन के साथ ई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सर्कमफ्लेक्स के साथ जी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ब्रेव के साथ जी</text:p>
          </table:table-cell>
        </table:table-row>
        <table:table-row table:style-name="ro2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G के साथ डॉट एबव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सेडिला के साथ जी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सर्कमफ्लेक्स के साथ एच</text:p>
          </table:table-cell>
        </table:table-row>
        <table:table-row table:style-name="ro2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टिल्डे के साथ I</text:p>
          </table:table-cell>
        </table:table-row>
        <table:table-row table:style-name="ro2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मैक्रॉन के साथ I</text:p>
          </table:table-cell>
        </table:table-row>
        <table:table-row table:style-name="ro2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>ब्रेव के साथ I</text:p>
          </table:table-cell>
        </table:table-row>
        <table:table-row table:style-name="ro2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ओगोनक के साथ I</text:p>
          </table:table-cell>
        </table:table-row>
        <table:table-row table:style-name="ro2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I विद डॉट एबव : <text:s/>मैं डॉट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सर्कमफ्लेक्स के साथ जे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सेडिला के साथ के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एक्यूट के साथ एल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सेडिला के साथ एल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कैरन के साथ एल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मध्य डॉट के साथ एल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एक्यूट के साथ एन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सेडिला के साथ एन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कैरन के साथ एन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मैक्रोन के साथ ओ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>ब्रेव के साथ ओ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डबल एक्यूट के साथ ओ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एक्यूट के साथ आर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सेडिला के साथ आर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कैरन के साथ आर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एक्यूट के साथ एस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सर्कमफ्लेक्स के साथ एस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सेडिला के साथ एस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कैरन के साथ एस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सेडिला के साथ टी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कैरन के साथ टी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टिल्डे के साथ यू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मैक्रोन के साथ यू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ब्रेव के साथ यू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रिंग कैप के साथ यू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डबल एक्यूट के साथ यू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ओगोनक के साथ यू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सर्कमफ्लेक्स के साथ डब्ल्यू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सर्कमफ्लेक्स के साथ वाई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डायिरसिस के साथ वाई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एक्यूट के साथ जेड</text:p>
          </table:table-cell>
        </table:table-row>
        <table:table-row table:style-name="ro2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जेड, डॉट एबव के साथ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कैरन के साथ जेड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>कैरन के साथ लैटिन कैपिटल लेटर</text:p>
          </table:table-cell>
        </table:table-row>
        <table:table-row table:style-name="ro2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>कैरन के साथ I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>कैरन के साथ ओ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>कैरन के साथ यू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>कैरन के साथ जी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>कैरन के साथ के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>ओगोनक के साथ ओ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>एक्यूट के साथ जी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>ग्रेव के साथ एन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>डबल ग्रेव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>उल्टे ब्रेव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>डबल ग्रेव के साथ ई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>उल्टे ब्रेव के साथ ई</text:p>
          </table:table-cell>
        </table:table-row>
        <table:table-row table:style-name="ro2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>I विथ डबल ग्रेव</text:p>
          </table:table-cell>
        </table:table-row>
        <table:table-row table:style-name="ro2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>उल्टे ब्रेव के साथ I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>डबल ग्रेव के साथ ओ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>उल्टे ब्रेव के साथ ओ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>डबल ग्रेव के साथ आर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>उल्टे ब्रेव के साथ आर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>डबल ग्रेव के साथ यू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>उल्टे ब्रेव के साथ यू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>नीचे कॉमा के साथ एस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>नीचे कॉमा के साथ टी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>कैरन के साथ एच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>के साथ डॉट एबव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>सेडिला के साथ ई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>ओ विथ डॉट एबव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>मैक्रोन के साथ वाई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नीचे रिंग के साथ लैटिन कैपिटल लेटर</text:p>
          </table:table-cell>
        </table:table-row>
        <table:table-row table:style-name="ro2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बी, डॉट एबव के साथ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नीचे के साथ बी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नीचे लाइन के साथ बी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डी के साथ डॉट एबव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नीचे के साथ डी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नीचे लाइन के साथ डी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सेडिला के साथ डी</text:p>
          </table:table-cell>
        </table:table-row>
        <table:table-row table:style-name="ro2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नीचे Circumflex के साथ डी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नीचे सर्कुफलेक्स के साथ ई</text:p>
          </table:table-cell>
        </table:table-row>
        <table:table-row table:style-name="ro2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नीचे Tilde के साथ E</text:p>
          </table:table-cell>
        </table:table-row>
        <table:table-row table:style-name="ro2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F के साथ डॉट एबव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मैक्रोन के साथ जी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एच विद डॉट एबव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नीचे के साथ एच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डायरिसिस के साथ एच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सेडिला के साथ एच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ब्रेव के साथ एच</text:p>
          </table:table-cell>
        </table:table-row>
        <table:table-row table:style-name="ro2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नीचे दिए गए टिल्डे के साथ I</text:p>
          </table:table-cell>
        </table:table-row>
        <table:table-row table:style-name="ro2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एक्यूट के साथ K</text:p>
          </table:table-cell>
        </table:table-row>
        <table:table-row table:style-name="ro2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नीचे के साथ K</text:p>
          </table:table-cell>
        </table:table-row>
        <table:table-row table:style-name="ro2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नीचे लाइन के साथ K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नीचे के साथ एल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नीचे लाइन के साथ एल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नीचे सर्कुफलेक्स के साथ एल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एक्यूट के साथ एम</text:p>
          </table:table-cell>
        </table:table-row>
        <table:table-row table:style-name="ro2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M के साथ डॉट एबव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नीचे के साथ एम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एन के साथ डॉट एबव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नीचे के साथ एन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नीचे लाइन के साथ एन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नीचे सर्कुफलेक्स के साथ एन</text:p>
          </table:table-cell>
        </table:table-row>
        <table:table-row table:style-name="ro2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एक्यूट के साथ P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पी के साथ डॉट एबव</text:p>
          </table:table-cell>
        </table:table-row>
        <table:table-row table:style-name="ro2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R के साथ डॉट एबव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नीचे के साथ आर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नीचे लाइन के साथ आर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एस के साथ डॉट एबव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नीचे के साथ एस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टी के साथ डॉट एबव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नीचे के साथ टी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नीचे लाइन के साथ टी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नीचे सर्कुफ्लेक्स के साथ टी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नीचे डीएरेसिस के साथ यू</text:p>
          </table:table-cell>
        </table:table-row>
        <table:table-row table:style-name="ro2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नीचे Tilde के साथ यू</text:p>
          </table:table-cell>
        </table:table-row>
        <table:table-row table:style-name="ro2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नीचे Circumflex के साथ यू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टिल्डे के साथ वी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नीचे के साथ वी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ग्रेव के साथ डब्ल्यू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एक्यूट के साथ डब्ल्यू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डायिरसिस के साथ डब्ल्यू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डब्ल्यू विद डॉट एबव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नीचे के साथ डब्ल्यू</text:p>
          </table:table-cell>
        </table:table-row>
        <table:table-row table:style-name="ro2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X, डॉट एबव के साथ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डायरिसिस के साथ एक्स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वाई के साथ डॉट एबव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सर्कमफ्लेक्स के साथ जेड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नीचे के साथ जेड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नीचे लाइन के साथ जेड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नीचे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हुक कैप के साथ लैटिन कैपिटल लेटर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नीचे के साथ ई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हुक कैप के साथ ई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टिल्डे के साथ ई</text:p>
          </table:table-cell>
        </table:table-row>
        <table:table-row table:style-name="ro2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I विद हुक एबव</text:p>
          </table:table-cell>
        </table:table-row>
        <table:table-row table:style-name="ro2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लैटिन राजधानी पत्र I नीचे डॉट के साथ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नीचे के साथ ओ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हुक कैप के साथ ओ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नीचे के साथ यू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हुक कैप के साथ यू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ग्रेव के साथ वाई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नीचे के साथ वाई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हुक कैप के साथ वाई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टिल्डे के साथ वाई</text:p>
          </table:table-cell>
        </table:table-row>
      </table:table>
      <table:table table:name="math_angle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आर्क के साथ राइट एंगल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राइट एंगल विथ डाउनवर्ड जिगजैग एरो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तीन आयामी कोण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>मापा कोण खुलने वाला बायाँ</text:p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>स्क्वायर के साथ राइट एंगल वेरिएंट</text:p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डॉट के साथ सही कोण मापा जाता है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>एस अंदर के साथ कोण</text:p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>न्यून कोण</text:p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>गोलाकार कोण खोलना वाम</text:p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>गोलाकार कोण खोलना</text:p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>बदल गया कोण</text:p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>उलटा कोण</text:p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अंडरबार के साथ कोण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अंबर के साथ उलटा कोण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ओब्लिक एंगल ओपनिंग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ओब्लिक एंगल ओपनिंग डाउन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एरो पोज़िंग अप और राइट में ओपन आर्म एंडिंग के साथ मापा गया एंगल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एरो पोज़िंग अप और लेफ्ट में ओपन आर्म एंडिंग के साथ मापा गया एंगल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एरो पाइंटिंग डाउन एंड राइट में ओपन आर्म एंडिंग के साथ एंगल मापा गया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तीर और नीचे और बाएं ओर इशारा करते हुए ओपन आर्म एंडिंग के साथ मापा गया कोण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एरो पाइंटिंग राइट एंड अप में ओपन आर्म एंडिंग के साथ एंगल मापा गया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बायाँ और ऊपर की ओर इशारा करते हुए खुले हाथ की छोर के साथ मापा गया कोण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एरो पाइंटिंग राइट एंड डाउन में ओपन आर्म एंडिंग के साथ एंगल मापा गया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बायां और नीचे की ओर इशारा करते हुए तीर में ओपन आर्म एंडिंग के साथ मापा गया कोण</text:p>
          </table:table-cell>
        </table:table-row>
      </table:table>
      <table:table table:name="math_characte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स्क्रिप्ट छोटा एल : <text:s/>गणितीय प्रतीक 'ell' : <text:s/>लीटर (पारंपरिक प्रतीक)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स्क्रिप्ट कैपिटल पी</text:p>
          </table:table-cell>
        </table:table-row>
        <table:table-row table:style-name="ro2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>डबल-स्ट्रक एन-आर्य सारांश</text:p>
          </table:table-cell>
        </table:table-row>
        <table:table-row table:style-name="ro2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डबल-स्ट्रक इटैलिक कैपिटल डी</text:p>
          </table:table-cell>
        </table:table-row>
        <table:table-row table:style-name="ro2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डबल-स्ट्रक इटैलिक स्मॉल डी</text:p>
          </table:table-cell>
        </table:table-row>
        <table:table-row table:style-name="ro2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डबल-स्ट्रक इटैलिक स्मॉल ई</text:p>
          </table:table-cell>
        </table:table-row>
        <table:table-row table:style-name="ro2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डबल-स्ट्रक इटैलिक स्मॉल आई</text:p>
          </table:table-cell>
        </table:table-row>
        <table:table-row table:style-name="ro2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>डबल-स्ट्रक इटैलिक स्मॉल जे</text:p>
          </table:table-cell>
        </table:table-row>
        <table:table-row table:style-name="ro2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>डबल-स्ट्रक स्मॉल पाई</text:p>
          </table:table-cell>
        </table:table-row>
        <table:table-row table:style-name="ro2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>डबल-स्ट्रक स्माल गामा</text:p>
          </table:table-cell>
        </table:table-row>
        <table:table-row table:style-name="ro2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>डबल-स्ट्रक कैपिटल गामा</text:p>
          </table:table-cell>
        </table:table-row>
        <table:table-row table:style-name="ro2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>डबल-स्ट्रक कैपिटल पाई</text:p>
          </table:table-cell>
        </table:table-row>
        <table:table-row table:style-name="ro2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>गणितीय इटैलिक स्मॉल डॉटलेस I : <text:s/>\ imath</text:p>
          </table:table-cell>
        </table:table-row>
        <table:table-row table:style-name="ro2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>गणितीय इटैलिक स्मॉल डॉटलेस जे : <text:s/>\ jmath</text:p>
          </table:table-cell>
        </table:table-row>
      </table:table>
      <table:table table:name="math_arrow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>बायाँ तीर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ऊपर की ओर तीर</text:p>
          </table:table-cell>
        </table:table-row>
        <table:table-row table:style-name="ro2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>दाईं ओर तीर : <text:s/>z नोटेशन कुल फ़ंक्शन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नीचे की ओर तीर</text:p>
          </table:table-cell>
        </table:table-row>
        <table:table-row table:style-name="ro2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>बायां दाहिना तीर : <text:s/>z संकेतन संबंध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>ऊपर नीचे तीर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>उत्तर पश्चिम तीर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>उत्तर पूर्व तीर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>दक्षिण पूर्व तीर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>दक्षिण पश्चिम तीर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>इलेक्ट्रिक एरो</text:p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>ऊपर तीर</text:p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>नीचे तीर</text:p>
          </table:table-cell>
        </table:table-row>
        <table:table-row table:style-name="ro2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>दो क्षैतिज सलाखों के बीच ऊपर तीर : <text:s/>कुंजी दर्ज</text:p>
          </table:table-cell>
        </table:table-row>
        <table:table-row table:style-name="ro2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>हैवी वाइड-हेडेड राइट एरो</text:p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>भारी दक्षिण पूर्व तीर</text:p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>भारी दायाँ तीर</text:p>
          </table:table-cell>
        </table:table-row>
        <table:table-row table:style-name="ro2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>वर्टिकल स्ट्रोक के साथ राइट-टू-हेडेड एरो : <text:s/>z संकेतन आंशिक आक्षेप</text:p>
          </table:table-cell>
        </table:table-row>
        <table:table-row table:style-name="ro2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>डबल वर्टिकल स्ट्रोक के साथ राइट टू हैड एरो : <text:s/>z संकेतन परिमितता</text:p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>वर्टिकल स्ट्रोक के साथ लेफ्टवर्ड डबल एरो</text:p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>वर्टिकल स्ट्रोक के साथ राइट डबल एरो</text:p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>वर्टिकल स्ट्रोक के साथ लेफ्ट राइट डबल एरो</text:p>
          </table:table-cell>
        </table:table-row>
        <table:table-row table:style-name="ro2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>बार की ओर से दो-सिर वाला तीर : <text:s/>के लिए नक्शे</text:p>
          </table:table-cell>
        </table:table-row>
        <table:table-row table:style-name="ro2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>बार से लेफ्ट डबल एरो : <text:s/>से नक्शे</text:p>
          </table:table-cell>
        </table:table-row>
        <table:table-row table:style-name="ro2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>बार से दाहिना डबल तीर : <text:s/>के लिए नक्शे</text:p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>क्षैतिज स्ट्रोक के साथ नीचे की ओर तीर</text:p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>क्षैतिज स्ट्रोक के साथ ऊपर की ओर तीर</text:p>
          </table:table-cell>
        </table:table-row>
        <table:table-row table:style-name="ro2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दायीं ओर दो-सिर वाला ट्रिपल डैश एरो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>डॉटेड स्टेम के साथ राइट एरो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>ऊपर की ओर तीर बार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>नीचे की ओर एरो टू बार</text:p>
          </table:table-cell>
        </table:table-row>
        <table:table-row table:style-name="ro2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>वर्टिकल स्ट्रोक के साथ टेल के साथ राइट एरो : <text:s/>z नोटेशन आंशिक इंजेक्शन</text:p>
          </table:table-cell>
        </table:table-row>
        <table:table-row table:style-name="ro2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>डबल वर्टिकल स्ट्रोक के साथ टेल के साथ राइट एरो : <text:s/>z नोटेशन परिमित इंजेक्शन</text:p>
          </table:table-cell>
        </table:table-row>
        <table:table-row table:style-name="ro2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टेल के साथ राइट टू हेड-हेडेड एरो : <text:s/>विशेषण मानचित्रण : <text:s/>z नोटेशन की आपत्ति</text:p>
          </table:table-cell>
        </table:table-row>
        <table:table-row table:style-name="ro2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>वर्टिकल स्ट्रोक के साथ टेल के साथ राइट-हेडेड एरो : <text:s/>z अंकन विशेषण इंजेक्शन</text:p>
          </table:table-cell>
        </table:table-row>
        <table:table-row table:style-name="ro2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>डबल वर्टिकल स्ट्रोक के साथ टेल के साथ राइट-हेडेड एरो : <text:s/>z संकेतन परिमित surjective injection</text:p>
          </table:table-cell>
        </table:table-row>
        <table:table-row table:style-name="ro2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>बायाँ तीर-पूँछ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>बार से ब्लैक डायमंड तक एरोवर्ड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>उत्तर पश्चिम और दक्षिण पूर्व तीर</text:p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>नॉर्थ ईस्ट और साउथ वेस्ट एरो</text:p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>हुक के साथ उत्तर पश्चिम तीर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>हुक के साथ नॉर्थ ईस्ट एरो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>हुक के साथ दक्षिण पूर्व तीर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>हुक के साथ दक्षिण पश्चिम तीर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नॉर्थ वेस्ट एरो और नॉर्थ ईस्ट एरो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नॉर्थ ईस्ट एरो और साउथ ईस्ट एरो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दक्षिण पूर्व तीर और दक्षिण पश्चिम तीर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>राइजिंग डायगोनल क्रॉसिंग साउथ ईस्ट एरो</text:p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>नॉर्थ ईस्ट एरो क्रॉसिंग नॉर्थ वेस्ट एरो</text:p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>नॉर्थ वेस्ट एरो क्रॉसिंग नॉर्थ ईस्ट एरो</text:p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वेव एरो पाइंटिंग डायरेक्टली राइट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>तीर को ठीक से ऊपर की ओर इंगित करना और फिर ऊपर की ओर झुकना</text:p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एरो पाइंटिंग राइट साइड फिर कर्विंग डाउनवर्ड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तीर नीचे की ओर इशारा करते हुए फिर बाईं ओर घुमावदार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नीचे की ओर इशारा करते हुए एरो पॉइंटिंग करें</text:p>
          </table:table-cell>
        </table:table-row>
        <table:table-row table:style-name="ro2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राइट-साइड आर्क क्लॉकवाइज एरो</text:p>
          </table:table-cell>
        </table:table-row>
        <table:table-row table:style-name="ro2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लेफ्ट-साइड आर्क एंटीक्लॉकवाइज एरो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>एंटीक्लॉकवाइज क्लोज्ड सर्कल एरो</text:p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>क्लॉकवाइज क्लोज्ड सर्कल एरो</text:p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>दायीं ओर एरो एबव शार्ट लेफ्टवर्ड एरो</text:p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>लेफ्टवर्ड एरो एबव शॉर्ट शॉर्टवर्ड एरो</text:p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>शॉर्ट राइट एरो एरोव एबव लेफ्टवर्ड एरो</text:p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>इसके ठीक नीचे प्लस के साथ एरो है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>प्लस नीचे के साथ बायाँ तीर</text:p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>एक्स के माध्यम से राइट एरो</text:p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>लेफ्ट राइट एरो स्मॉल सर्कल के जरिए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स्मॉल सर्कल से ऊपर की ओर दो सिर वाला तीर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राउंडेड हेड के साथ राइट डबल एरो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>समतुल्य तीर के ऊपर साइन इन करें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>राइट साइड एरो के ऊपर टिल्ड ऑपरेटर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>टिल्डे ऑपरेटर से ऊपर की ओर तीर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>टिल्डे ऑपरेटर के ठीक ऊपर तीर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>राइट एरो एबव से ऊपर लगभग बराबर</text:p>
          </table:table-cell>
        </table:table-row>
        <table:table-row table:style-name="ro2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>लेफ्ट-एरो के ऊपर से कम</text:p>
          </table:table-cell>
        </table:table-row>
        <table:table-row table:style-name="ro2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>कम-से-कम के माध्यम से वामावर्त तीर</text:p>
          </table:table-cell>
        </table:table-row>
        <table:table-row table:style-name="ro2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>ग्रेटर-थान के ठीक ऊपर तीर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>राइट साइड एरो के ऊपर सबसेट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>स्ट्रोक के साथ बायाँ तीर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>स्ट्रोक के साथ दाईं ओर तीर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लेफ्टवर्ड वेव एरो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राइट वेव एरो</text:p>
          </table:table-cell>
        </table:table-row>
        <table:table-row table:style-name="ro2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>बाईं ओर दो सिर वाला तीर : <text:s/>तेज कर्सर छोड़ दिया</text:p>
          </table:table-cell>
        </table:table-row>
        <table:table-row table:style-name="ro2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>ऊपर की ओर दो सिर वाला तीर : <text:s/>तेज कर्सर</text:p>
          </table:table-cell>
        </table:table-row>
        <table:table-row table:style-name="ro2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>दायीं ओर दो सिर वाला तीर : <text:s/>z संकेतन कुल अधिभार : <text:s/>सही कर्सर</text:p>
          </table:table-cell>
        </table:table-row>
        <table:table-row table:style-name="ro2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>नीचे की ओर दो सिर वाला तीर : <text:s/>फ़ीड बनाएं : <text:s/>तेजी से कर्सर नीचे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>टेल के साथ बायाँ तीर</text:p>
          </table:table-cell>
        </table:table-row>
        <table:table-row table:style-name="ro2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>टेल के साथ दाईं ओर तीर : <text:s/>z संकेतन कुल इंजेक्शन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>बार से बायाँ तीर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>बार से ऊपर की ओर तीर</text:p>
          </table:table-cell>
        </table:table-row>
        <table:table-row table:style-name="ro2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>बार से दाहिना तीर : <text:s/>z अंकन मानचित्रण</text:p>
          </table:table-cell>
        </table:table-row>
        <table:table-row table:style-name="ro2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>बार से नीचे की ओर तीर : <text:s/>गहराई का प्रतीक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>बेस के साथ डाउन एरो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>हुक के साथ बायां तीर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>हुक के साथ दाईं ओर तीर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>लूप के साथ बायां तीर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>लूप के साथ दाईं ओर तीर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लेफ्ट राइट वेव एरो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>स्ट्रोके साथ लेफ्ट राइट एरो</text:p>
          </table:table-cell>
        </table:table-row>
        <table:table-row table:style-name="ro2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नीचे की ओर ज़िगज़ैग एरो : <text:s/>इलेक्ट्रोलीज़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>ऊपर की ओर तीर बाएं ओर की ओर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>ऊपर की ओर तीर ठीक से टिप के साथ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>नीचे की ओर तीर के साथ टिप बाईं ओर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>नीचे की ओर एरो टिप के साथ</text:p>
          </table:table-cell>
        </table:table-row>
        <table:table-row table:style-name="ro2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>कॉर्नर डाउन के साथ एरोवर्ड : <text:s/>रेखा भरण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>कॉर्नर के साथ नीचे की तरफ एरो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एंटीक्लॉकवाइज शीर्ष अर्धवृत्त तीर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दक्षिणावर्त शीर्ष अर्धवृत्त तीर</text:p>
          </table:table-cell>
        </table:table-row>
        <table:table-row table:style-name="ro2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>नॉर्थ वेस्ट एरो टू लॉन्ग बार : <text:s/>होम</text:p>
          </table:table-cell>
        </table:table-row>
        <table:table-row table:style-name="ro2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>बाईं ओर की ओर तीर की ओर बार की ओर दाईं ओर की ओर तीर : <text:s/>टैब टैब के साथ टैब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एंटीलॉकवाइज ओपन सर्कल एरो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क्लॉकवाइज ओपन सर्कल एरो</text:p>
          </table:table-cell>
        </table:table-row>
        <table:table-row table:style-name="ro2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>दायीं ओर का तीर, बाएं ओर का तीर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>ऊपर की ओर तीर नीचे की ओर तीर की ओर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>बायाँ तीर आगे की ओर तीर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बाईं ओर जोड़ीदार तीर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ऊपर की ओर तीर चलाया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दाईं ओर बाँध दिया तीर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नीचे की ओर पेयरेड एरो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स्ट्रॉक के साथ लेफ्टवर्ड डबल एरो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स्ट्रोके साथ लेफ्ट राइट डबल एरो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स्ट्रॉक के साथ राइट डबल एरो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बायाँ डबल तीर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ऊपर की ओर डबल ऐरो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दायीं ओर डबल ऐरो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नीचे की ओर डबल ऐरो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लेफ्ट राइट डबल एरो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ऊपर डबल तीर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नॉर्थ वेस्ट डबल एरो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नॉर्थ ईस्ट डबल एरो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साउथ ईस्ट डबल एरो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साउथ वेस्ट डबल एरो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बायाँ ट्रिपल तीर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दायीं ओर ट्रिपल ऐरो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बाईं ओर स्क्विगल एरो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दाहिना ओर स्क्विगल एरो</text:p>
          </table:table-cell>
        </table:table-row>
        <table:table-row table:style-name="ro2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>डबल स्ट्रोक के साथ ऊपर की ओर तीर : <text:s/>पन्ना ऊपर</text:p>
          </table:table-cell>
        </table:table-row>
        <table:table-row table:style-name="ro2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>डबल स्ट्रोक के साथ नीचे की ओर तीर : <text:s/>पन्ना निचे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बायाँ धराशायी तीर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ऊपर की ओर धंसा हुआ तीर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दायीं ओर का तीर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नीचे की ओर धंसा हुआ तीर</text:p>
          </table:table-cell>
        </table:table-row>
        <table:table-row table:style-name="ro2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>बायाँ बाण बार : <text:s/>बायाँ टैब</text:p>
          </table:table-cell>
        </table:table-row>
        <table:table-row table:style-name="ro2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>दाईं ओर का तीर : <text:s/>सही टैब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>बाईं ओर सफेद तीर</text:p>
          </table:table-cell>
        </table:table-row>
        <table:table-row table:style-name="ro2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>ऊपर की ओर सफेद तीर : <text:s/>खिसक जाना : <text:s/>स्तर 2 चयन (आईएसओ 9995-7)</text:p>
          </table:table-cell>
        </table:table-row>
        <table:table-row table:style-name="ro2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>दाईं ओर सफेद तीर : <text:s/>समूह का चयन (आईएसओ 9995-7)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>नीचे की ओर सफेद तीर</text:p>
          </table:table-cell>
        </table:table-row>
        <table:table-row table:style-name="ro2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>ऊपर से सफेद तीर : <text:s/>कैप्स लॉक</text:p>
          </table:table-cell>
        </table:table-row>
        <table:table-row table:style-name="ro2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>ऊपर की ओर सफेद तीर पेडस्टल पर : <text:s/>स्तर 2 ताला</text:p>
          </table:table-cell>
        </table:table-row>
        <table:table-row table:style-name="ro2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>क्षैतिज पट्टी के साथ पैदल की ओर सफेद तीर : <text:s/>राजधानियाँ (कैप) ताला</text:p>
          </table:table-cell>
        </table:table-row>
        <table:table-row table:style-name="ro2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>ऊपर की ओर सफेद तीर ऊर्ध्वाधर पट्टी के साथ पेडस्टल पर : <text:s/>संख्यात्मक ताला</text:p>
          </table:table-cell>
        </table:table-row>
        <table:table-row table:style-name="ro2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>ऊपर की ओर सफेद डबल ऐरो : <text:s/>स्तर 3 का चयन करें</text:p>
          </table:table-cell>
        </table:table-row>
        <table:table-row table:style-name="ro2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>पेडस्टल पर ऊपर की ओर सफेद डबल ऐरो : <text:s/>स्तर 3 ताला</text:p>
          </table:table-cell>
        </table:table-row>
        <table:table-row table:style-name="ro2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>दीवार से दाईं ओर सफेद तीर : <text:s/>समूह ताला</text:p>
          </table:table-cell>
        </table:table-row>
        <table:table-row table:style-name="ro2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>कॉर्नर पर नॉर्थ वेस्ट एरो : <text:s/>होम</text:p>
          </table:table-cell>
        </table:table-row>
        <table:table-row table:style-name="ro2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>कॉर्नर को साउथ ईस्ट एरो : <text:s/>समाप्त</text:p>
          </table:table-cell>
        </table:table-row>
        <table:table-row table:style-name="ro2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>ऊपर नीचे सफेद तीर : <text:s/>स्क्रॉल</text:p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>छोटे सर्कल के साथ राइट एरो</text:p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>नीचे की ओर तीर ऊपर की ओर तीर की ओर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>थ्री राइटवर्ड एरो</text:p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>ऊर्ध्वाधर स्ट्रोक के साथ बायाँ तीर</text:p>
          </table:table-cell>
        </table:table-row>
        <table:table-row table:style-name="ro2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>वर्टिकल स्ट्रोक के साथ राइट एरो : <text:s/>z अंकन आंशिक कार्य</text:p>
          </table:table-cell>
        </table:table-row>
        <table:table-row table:style-name="ro2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>वर्टिकल स्ट्रोक के साथ लेफ्ट राइट एरो : <text:s/>z अंकन आंशिक संबंध</text:p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>लेफ्टवर्ड एरो डबल वर्टिकल स्ट्रोक के साथ</text:p>
          </table:table-cell>
        </table:table-row>
        <table:table-row table:style-name="ro2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>डबल वर्टिकल स्ट्रोक के साथ राइट एरो : <text:s/>z अंकन परिमित कार्य</text:p>
          </table:table-cell>
        </table:table-row>
        <table:table-row table:style-name="ro2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>डबल वर्टिकल स्ट्रोक के साथ लेफ्ट राइट एरो : <text:s/>z अंकन परिमित संबंध</text:p>
          </table:table-cell>
        </table:table-row>
        <table:table-row table:style-name="ro2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बायाँ ओपन-हेडेड एरो</text:p>
          </table:table-cell>
        </table:table-row>
        <table:table-row table:style-name="ro2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राइट-ओपन-हेडेड एरो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लेफ्ट राइट ओपन हेडेड ऐरो</text:p>
          </table:table-cell>
        </table:table-row>
        <table:table-row table:style-name="ro2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>नॉर्थवेस्ट एरो के साथ टूटा हुआ सर्कल : <text:s/>पलायन</text:p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>भारी नार्थ ईस्ट एरो</text:p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>ड्राफ्टिंग प्वाइंट राइट एरो</text:p>
          </table:table-cell>
        </table:table-row>
        <table:table-row table:style-name="ro2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>हैवी राउंड-टिप्ड राइट एरो</text:p>
          </table:table-cell>
        </table:table-row>
        <table:table-row table:style-name="ro2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>त्रिभुज-हेडेड राइट एरो</text:p>
          </table:table-cell>
        </table:table-row>
        <table:table-row table:style-name="ro2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>हैवी ट्राइएंगल-हेडेड राइट एरो</text:p>
          </table:table-cell>
        </table:table-row>
        <table:table-row table:style-name="ro2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>धराशायी त्रिभुज-सिर दाहिना तीर</text:p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>हैवी डैश वाला ट्राइएंगल हेडेड राइट एरो</text:p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>ब्लैक राइट एरो</text:p>
          </table:table-cell>
        </table:table-row>
        <table:table-row table:style-name="ro2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>थ्री-डी टॉप-लाइटेड राइट एरोहेड</text:p>
          </table:table-cell>
        </table:table-row>
        <table:table-row table:style-name="ro2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>थ्री-डी बॉटम-लाइटेड राईटवर्ड्स एरोहेड</text:p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>ब्लैक राइटवर्ड एरोहेड</text:p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>हैवी ब्लैक कर्व्ड डाउन और राइट एरो</text:p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>भारी काले घुमावदार ऊपर की ओर और दाहिनी ओर तीर</text:p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>स्क्वाट ब्लैक राइट एरो</text:p>
          </table:table-cell>
        </table:table-row>
        <table:table-row table:style-name="ro2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>हैवी कॉनक्लेव-पॉइंटेड ब्लैक राइट एरो</text:p>
          </table:table-cell>
        </table:table-row>
        <table:table-row table:style-name="ro2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>राइट-शेडेड व्हाइट राइट एरो</text:p>
          </table:table-cell>
        </table:table-row>
        <table:table-row table:style-name="ro2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>लेफ्ट-शेडेड व्हाइट राइट एरो</text:p>
          </table:table-cell>
        </table:table-row>
        <table:table-row table:style-name="ro2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>बैक-टिल्टेड शैडो व्हाइट राइट एरो</text:p>
          </table:table-cell>
        </table:table-row>
        <table:table-row table:style-name="ro2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>फ्रंट-टिल्डेड शैडो वाइट राइट एरो</text:p>
          </table:table-cell>
        </table:table-row>
        <table:table-row table:style-name="ro2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>हैवी लोअर राइट-शैडेड व्हाइट राइट एरो</text:p>
          </table:table-cell>
        </table:table-row>
        <table:table-row table:style-name="ro2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>हैवी अपर राइट-शैड वाइट राइट एरो</text:p>
          </table:table-cell>
        </table:table-row>
        <table:table-row table:style-name="ro2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>नोकदार निचला दायाँ-छायादार सफेद दायाँ तीर</text:p>
          </table:table-cell>
        </table:table-row>
        <table:table-row table:style-name="ro2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>नोकदार ऊपरी दाएं-छाया वाले सफेद दाएं तीर</text:p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>हैवी व्हाइट राइट एरो परिक्रमा की</text:p>
          </table:table-cell>
        </table:table-row>
        <table:table-row table:style-name="ro2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>श्वेत-पंखयुक्त दाहिना तीर</text:p>
          </table:table-cell>
        </table:table-row>
        <table:table-row table:style-name="ro2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>ब्लैक-फेदर साउथ ईस्ट एरो</text:p>
          </table:table-cell>
        </table:table-row>
        <table:table-row table:style-name="ro2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>ब्लैक-फ़ेदरेड राइट एरो</text:p>
          </table:table-cell>
        </table:table-row>
        <table:table-row table:style-name="ro2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>ब्लैक-फेदर नॉर्थ ईस्ट एरो</text:p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>भारी काले पंख वाले दक्षिण पूर्व तीर</text:p>
          </table:table-cell>
        </table:table-row>
        <table:table-row table:style-name="ro2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>हैवी ब्लैक-फेदरेड राइट एरो</text:p>
          </table:table-cell>
        </table:table-row>
        <table:table-row table:style-name="ro2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>हैवी ब्लैक-फेदर नॉर्थ ईस्ट एरो</text:p>
          </table:table-cell>
        </table:table-row>
        <table:table-row table:style-name="ro2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>टियरड्रॉप-कांटेदार दाएं तीर</text:p>
          </table:table-cell>
        </table:table-row>
        <table:table-row table:style-name="ro2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>भारी अश्रु-शंख दाहिनी ओर तीर</text:p>
          </table:table-cell>
        </table:table-row>
        <table:table-row table:style-name="ro2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>वेज-टेल्ड राइट एरो</text:p>
          </table:table-cell>
        </table:table-row>
        <table:table-row table:style-name="ro2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>हेवी वेज-टेल्ड राइट एरो</text:p>
          </table:table-cell>
        </table:table-row>
        <table:table-row table:style-name="ro2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>ओपन-आउटवर्ड राइट एरो</text:p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>ऊपर की ओर चौगुनी तीर</text:p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>नीचे की ओर चौगुनी तीर</text:p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>एंटीलॉकवाइज गैप्ड सर्कल एरो</text:p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>क्लॉकवाइज गैप सर्कल एरो</text:p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>सर्किल प्लस के साथ राइट एरो</text:p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>लंबी बाईं ओर तीर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>लॉन्ग राइट एरो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>लंबी बाईं दाईं ओर तीर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लंबी बाईं ओर डबल तीर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लॉन्ग राइटवर्ड डबल एरो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लॉन्ग लेफ्ट राइट डबल एरो</text:p>
          </table:table-cell>
        </table:table-row>
        <table:table-row table:style-name="ro2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>बार से लंबी बाईं ओर तीर : <text:s/>से नक्शे</text:p>
          </table:table-cell>
        </table:table-row>
        <table:table-row table:style-name="ro2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>बार से लॉन्ग राइट एरो : <text:s/>के लिए नक्शे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>बार से लंबी बाईं ओर डबल एरो</text:p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>बार से लॉन्ग राइट डबल तीर</text:p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लॉन्ग राइट साइड स्क्विगल एरो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>ऊपर की ओर ट्रिपल ऐरो</text:p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>नीचे की ओर ट्रिपल एरो</text:p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लेफ्टवर्ड डबल डैश एरो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दायाँ डबल डैश तीर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लेफ्टवर्ड ट्रिपल डैश एरो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दायीं ओर ट्रिपल डैश एरो</text:p>
          </table:table-cell>
        </table:table-row>
        <table:table-row table:style-name="ro2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>एरोवर्ड-एरो-टेल</text:p>
          </table:table-cell>
        </table:table-row>
        <table:table-row table:style-name="ro2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लेफ्टवर्ड डबल एरो-टेल</text:p>
          </table:table-cell>
        </table:table-row>
        <table:table-row table:style-name="ro2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दाईं ओर डबल एरो-टेल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>काले हीरे को बायां तीर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>ब्लैक डायमंड को सही तीर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>बार टू ब्लैक डायमंड से लेफ्ट एरो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दक्षिण पश्चिम तीर और उत्तर पश्चिम तीर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>साउथ ईस्ट एरो क्रॉसिंग नॉर्थ ईस्ट एरो</text:p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>नॉर्थ ईस्ट एरो क्रॉसिंग साउथ ईस्ट एरो</text:p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>गिरते हुए विकर्ण उत्तर पूर्व तीर को पार करते हुए</text:p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>शीर्ष आर्क एंटिक्लवाइज एरो</text:p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>निचला आर्क एंटिक्लवाइज एरो</text:p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माइनस के साथ शीर्ष आर्क दक्षिणावर्त तीर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प्लस के साथ शीर्ष आर्क एंटिक्लवाइज एरो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>निचला दाया अर्धवृत्ताकार दक्षिणावर्त तीर</text:p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>निचला बायाँ अर्धवृत्ताकार एंटीलॉकवाइज एरो</text:p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>बाएं ओर तीर सबसेट के माध्यम से</text:p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>सुपरसेट एबव लेफ्टवर्ड एरो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>राइट एरो एबव के साथ खाली सेट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>लेफ्ट एरो एबव के साथ खाली सेट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>सर्कल के माध्यम से ऊपर तीर</text:p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>ब्लैक डायमंड विथ डाउन एरो</text:p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>डाउन एरो के साथ व्हाइट सर्कल</text:p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>डाउन एरो के साथ ब्लैक सर्कल</text:p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>हुक के साथ लेफ्टवर्ड एरो के साथ इंटीग्रल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>उत्तर पूर्व सफेद तीर</text:p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>उत्तर पश्चिम सफेद तीर</text:p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>दक्षिण पूर्व सफेद तीर</text:p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>दक्षिण पश्चिम सफेद तीर</text:p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>लेफ्ट राइट वाइट एरो</text:p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>काले तीर छोड़ दिया</text:p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>ऊपर की ओर काला तीर</text:p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>नीचे की ओर काले तीर</text:p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>नॉर्थ ईस्ट ब्लैक ऐरो</text:p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>नॉर्थ वेस्ट ब्लैक ऐरो</text:p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>दक्षिण पूर्व काली तीर</text:p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>साउथ वेस्ट ब्लैक ऐरो</text:p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>लेफ्ट राइट ब्लैक ऐरो</text:p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>अप डाउन ब्लैक ऐरो</text:p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>नीचे की ओर टिप के साथ सही एरो</text:p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>टिप अपवर्ड के साथ राइट एरो</text:p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>नीचे की ओर टिप के साथ बायाँ तीर</text:p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>टिप अपवर्ड के साथ लेफ्ट एरो</text:p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>छोटे वृत्त के साथ बायां तीर</text:p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>तीन वामपंथी तीर</text:p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>सर्किल प्लस के साथ लेफ्ट एरो</text:p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>लंबे समय तक बाईं ओर स्क्विगल एरो</text:p>
          </table:table-cell>
        </table:table-row>
        <table:table-row table:style-name="ro2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>लेफ्टवर्ड टू-हेडेड एरो विथ वर्टिकल स्ट्रोक</text:p>
          </table:table-cell>
        </table:table-row>
        <table:table-row table:style-name="ro2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>लेफ्टवर्ड टू-हेडेड एरो विथ डबल वर्टिकल स्ट्रोक</text:p>
          </table:table-cell>
        </table:table-row>
        <table:table-row table:style-name="ro2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>बार से बाईं ओर दो-सिर वाला तीर</text:p>
          </table:table-cell>
        </table:table-row>
        <table:table-row table:style-name="ro2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>लेफ्टवर्ड टू-हेडेड ट्रिपल डैश एरो</text:p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>डॉटेड स्टेम के साथ लेफ्टवर्ड एरो</text:p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>लेफ्टवर्ड एरो विथ टेल विथ वर्टिकल स्ट्रोक</text:p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>डबल वर्टिकल स्ट्रोक के साथ टेल के साथ लेफ्टवर्ड एरो</text:p>
          </table:table-cell>
        </table:table-row>
        <table:table-row table:style-name="ro2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>टेल के साथ लेफ्टवर्ड टू-हेडेड एरो</text:p>
          </table:table-cell>
        </table:table-row>
        <table:table-row table:style-name="ro2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>लेफ्टवर्ड टू-हेडेड एरो विथ टेल विथ वर्टिकल स्ट्रोक</text:p>
          </table:table-cell>
        </table:table-row>
        <table:table-row table:style-name="ro2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>डबल वर्टिकल स्ट्रोक के साथ टेल के साथ लेफ्टवर्ड टू-हेडेड एरो</text:p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>एक्स के माध्यम से बाईं ओर तीर</text:p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>वेव एरो पॉइंटिंग सीधे लेफ्ट</text:p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>बायीं ओर तीर के बराबर चिह्न</text:p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>रिवर्स टिल्डे ऑपरेटर ऊपर की ओर बाईं ओर तीर</text:p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>लेफ्टवर्ड एरो ऊपर उल्टा लगभग बराबर</text:p>
          </table:table-cell>
        </table:table-row>
        <table:table-row table:style-name="ro2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>ग्रेटर-थान के माध्यम से राइट एरो</text:p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>सुपरसेट के माध्यम से सही एरो</text:p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>बायाँ चौगुना तीर</text:p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>दाहिनी ओर चौगुना तीर</text:p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>राइट टिलर के ऊपर उल्टा टिल्ड ऑपरेटर</text:p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>राइट एरो एबव उलटा लगभग बराबर</text:p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>टिल्डे ऑपरेटर ऊपर की ओर लेफ्ट एरो</text:p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>लेफ्टवर्ड एरो एबव एबव लगभग बराबर</text:p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>लेफ्टवर्ड एरो से ऊपर रिवर्स टिल्ड ऑपरेटर</text:p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>उल्टा तीर उल्टा टिल्ड ऑपरेटर</text:p>
          </table:table-cell>
        </table:table-row>
        <table:table-row table:style-name="ro2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>आधी-अधूरी बाण</text:p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>अर्धव्यास ऊपर की ओर तीर</text:p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>आधी अधूरी तीर</text:p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>आधा नीचे तीर</text:p>
          </table:table-cell>
        </table:table-row>
      </table:table>
      <table:table table:name="math_delimi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>क्विल के साथ लेफ्ट स्क्वायर ब्रैकेट</text:p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>क्विल के साथ राइट स्क्वायर ब्रैकेट</text:p>
          </table:table-cell>
        </table:table-row>
        <table:table-row table:style-name="ro2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बाएँ छत : <text:s/>apl upstile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सही छत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शीर्ष आधा अभिन्न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निचला आधा अभिन्न</text:p>
          </table:table-cell>
        </table:table-row>
        <table:table-row table:style-name="ro2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>वाम-संकेत कोण ब्रैकेट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>मध्यम वाम कोष्ठक आभूषण</text:p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>मध्यम सही लघुकोष्ठक आभूषण</text:p>
          </table:table-cell>
        </table:table-row>
        <table:table-row table:style-name="ro2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>हेवी लेफ्ट-पॉइंटिंग एंगल ब्रैकेट आभूषण</text:p>
          </table:table-cell>
        </table:table-row>
        <table:table-row table:style-name="ro2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>हैवी राइट-पोइंटिंग एंगल ब्रैकेट आभूषण</text:p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>लाइट लेफ्ट कछुआ शेल ब्रैकेट आभूषण</text:p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>लाइट राइट कछुआ खोल ब्रैकेट आभूषण</text:p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>मध्यम वाम घुंघराले ब्रैकेट आभूषण</text:p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>मध्यम सही घुंघराले ब्रैकेट आभूषण</text:p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>लेफ्ट व्हाइट कर्ली ब्रैकेट</text:p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>सही सफेद घुंघराले ब्रैकेट</text:p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>वाम व्हाइट कोष्ठक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>सही सफेद कोष्ठक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>जेड नोटेशन लेफ्ट इमेज ब्रैकेट</text:p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>जेड नोटेशन राइट इमेज ब्रैकेट</text:p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जेड नोटेशन लेफ्ट बाइंडिंग ब्रैकेट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>टॉप कॉर्नर में टिक के साथ राइट स्क्वायर ब्रैकेट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>डॉट के साथ लेफ्ट एंगल ब्रैकेट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>डॉट के साथ राइट एंगल ब्रैकेट</text:p>
          </table:table-cell>
        </table:table-row>
        <table:table-row table:style-name="ro2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बाएं चाप कम-से-कम ब्रैकेट</text:p>
          </table:table-cell>
        </table:table-row>
        <table:table-row table:style-name="ro2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सही आर्क ग्रेटर-थ्रैड ब्रैकेट</text:p>
          </table:table-cell>
        </table:table-row>
        <table:table-row table:style-name="ro2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डबल लेफ्ट आर्क ग्रेटर-थान ब्रैकेट</text:p>
          </table:table-cell>
        </table:table-row>
        <table:table-row table:style-name="ro2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डबल सही आर्क कम-से-कम ब्रैकेट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>वाम काले कछुए खोल ब्रैकेट</text:p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>राइट ब्लैक कछुआ खोल ब्रैकेट</text:p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>वाम कोण ब्रैकेट</text:p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>राइट एंगल ब्रैकेट</text:p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>लेफ्ट ब्लैक लेंटिकुलर ब्रैकेट</text:p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>राइट ब्लैक लेंटिकुलर ब्रैकेट</text:p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वाम कछुआ खोल ब्रैकेट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सही कछुआ खोल ब्रैकेट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>लेफ्ट व्हाइट लेंटिकुलर ब्रैकेट</text:p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>राइट व्हाइट लेंटिकुलर ब्रैकेट</text:p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वाम व्हाइट कछुआ खोल ब्रैकेट</text:p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सही सफेद कछुआ खोल ब्रैकेट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>वाम कोष्ठक : <text:s/>कोष्ठक खोलना</text:p>
          </table:table-cell>
        </table:table-row>
        <table:table-row table:style-name="ro2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>सही कोष्ठक : <text:s/>बंद कोष्ठक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>बाएँ वर्ग ब्रैकेट : <text:s/>चौकोर कोष्ठक खोलना</text:p>
          </table:table-cell>
        </table:table-row>
        <table:table-row table:style-name="ro2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>राइट स्क्वायर ब्रैकेट : <text:s/>समापन वर्ग ब्रैकेट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>लेफ्ट कर्ली ब्रैकेट : <text:s/>कर्ली ब्रैकेट खोलना : <text:s/>कंस छोड़ दिया</text:p>
          </table:table-cell>
        </table:table-row>
        <table:table-row table:style-name="ro2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>राइट कर्ली ब्रैकेट : <text:s/>घुंघराले ब्रैकेट को बंद करना : <text:s/>दाहिना कंस</text:p>
          </table:table-cell>
        </table:table-row>
        <table:table-row table:style-name="ro2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लेफ्ट फ्लोर : <text:s/>apl डाउनस्टाइल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दायां तल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नीचे दायीं फसल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नीचे की बायीं फसल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टॉप राइट क्रॉप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टॉप लेफ्ट क्रॉप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ऊपरी बायां कोना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ऊपरी दायां किनारा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निचला बायां किनारा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नीचे का दांया कोना</text:p>
          </table:table-cell>
        </table:table-row>
        <table:table-row table:style-name="ro2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>राइट-पॉइंटिंग एंगल ब्रैकेट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>बाएं कोष्ठक ऊपरी हुक</text:p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>बाएं कोष्ठक का विस्तार</text:p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>बाएं कोष्ठक निचला हुक</text:p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>दायाँ कोष्ठक ऊपरी हुक</text:p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>सही कोष्ठक विस्तार</text:p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>दायाँ कोष्ठक निचला हुक</text:p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>लेफ्ट स्क्वायर ब्रैकेट अपर कॉर्नर</text:p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>बायां वर्ग ब्रैकेट एक्सटेंशन</text:p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>लेफ्ट स्क्वायर ब्रैकेट लोअर कॉर्नर</text:p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>राइट स्क्वायर ब्रैकेट अपर कॉर्नर</text:p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>राइट स्क्वायर ब्रैकेट एक्सटेंशन</text:p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>राइट स्क्वायर ब्रैकेट लोअर कॉर्नर</text:p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>लेफ्ट कर्ली ब्रैकेट अपर हुक</text:p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>लेफ्ट कर्ली ब्रैकेट मध्य टुकड़ा</text:p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>लेफ्ट कर्ली ब्रैकेट लोअर हुक</text:p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>घुंघराले ब्रैकेट एक्सटेंशन</text:p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>राइट कर्ली ब्रैकेट अपर हुक</text:p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>राइट कर्ली ब्रैकेट मध्य टुकड़ा</text:p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>राइट कर्ली ब्रैकेट लोअर हुक</text:p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>एकात्म विस्तार</text:p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>क्षैतिज रेखा विस्तार</text:p>
          </table:table-cell>
        </table:table-row>
        <table:table-row table:style-name="ro2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>अपर लेफ्ट या लोअर राइट कर्ली ब्रैकेट सेक्शन : <text:s/>मूंछें छोड़ दीं</text:p>
          </table:table-cell>
        </table:table-row>
        <table:table-row table:style-name="ro2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>अपर राइट या लोअर लेफ्ट कर्ली ब्रैकेट सेक्शन : <text:s/>दाहिनी मूंछ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>संक्षेप शीर्ष</text:p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>संक्षेप नीचे</text:p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>शीर्ष वर्ग ब्रैकेट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>निचला वर्ग ब्रैकेट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>बॉटम स्क्वायर ब्रैकेट ओवर टॉप स्क्वायर ब्रैकेट</text:p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>रेडिकल सिंबल बॉटम</text:p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>लेफ्ट वर्टिकल बॉक्स लाइन</text:p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>राइट वर्टिकल बॉक्स लाइन</text:p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top parenthesis</text:p>
          </table:table-cell>
          <table:table-cell office:value-type="string" calcext:value-type="string">
            <text:p>शीर्ष कोष्ठक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bottom parenthesis</text:p>
          </table:table-cell>
          <table:table-cell office:value-type="string" calcext:value-type="string">
            <text:p>निचला कोष्ठक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>टॉप कर्ली ब्रैकेट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>बॉटम कर्ली ब्रैकेट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शीर्ष कछुआ शेल ब्रैकेट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निचला कछुआ शेल ब्रैकेट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>मध्यम चपटा वाम कोष्ठक आभूषण</text:p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>मध्यम चपटा दाहिना कोष्ठक आभूषण</text:p>
          </table:table-cell>
        </table:table-row>
        <table:table-row table:style-name="ro2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>मीडियम लेफ्ट-पॉइंटिंग एंगल ब्रैकेट आभूषण</text:p>
          </table:table-cell>
        </table:table-row>
        <table:table-row table:style-name="ro2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>मीडियम राइट-पॉइंटिंग एंगल ब्रैकेट आभूषण</text:p>
          </table:table-cell>
        </table:table-row>
        <table:table-row table:style-name="ro2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>हेवी लेफ्ट-पॉइंटिंग एंगल कोटेशन मार्क आभूषण</text:p>
          </table:table-cell>
        </table:table-row>
        <table:table-row table:style-name="ro2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>हैवी राइट-पोइंटिंग एंगल कोटेशन मार्क आभूषण</text:p>
          </table:table-cell>
        </table:table-row>
        <table:table-row table:style-name="ro2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लेफ्ट एस-शेप्ड बैग डिलिमिटर</text:p>
          </table:table-cell>
        </table:table-row>
        <table:table-row table:style-name="ro2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राइट एस-शेप्ड बैग डेलिमिटर</text:p>
          </table:table-cell>
        </table:table-row>
        <table:table-row table:style-name="ro2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गणितीय वाम व्हाइट स्क्वायर ब्रैकेट : <text:s/>z संकेतन बाएं बैग ब्रैकेट</text:p>
          </table:table-cell>
        </table:table-row>
        <table:table-row table:style-name="ro2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गणितीय अधिकार सफेद वर्ग ब्रैकेट : <text:s/>z नोटेशन सही बैग ब्रैकेट</text:p>
          </table:table-cell>
        </table:table-row>
        <table:table-row table:style-name="ro2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>मैथमेटिकल लेफ्ट एंगल ब्रैकेट : <text:s/>ब्रा : <text:s/>z अंकन बाएं अनुक्रम ब्रैकेट</text:p>
          </table:table-cell>
        </table:table-row>
        <table:table-row table:style-name="ro2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>गणितीय अधिकार कोण ब्रैकेट : <text:s/>ket : <text:s/>z अंकन सही अनुक्रम ब्रैकेट</text:p>
          </table:table-cell>
        </table:table-row>
        <table:table-row table:style-name="ro2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गणितीय लेफ्ट डबल एंगल ब्रैकेट : <text:s/>z नोटेशन ने शेवरॉन ब्रैकेट छोड़ा</text:p>
          </table:table-cell>
        </table:table-row>
        <table:table-row table:style-name="ro2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गणितीय अधिकार डबल कोण ब्रैकेट : <text:s/>z नोटेशन सही शेवरॉन ब्रैकेट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गणितीय वाम व्हाइट कछुआ शेल ब्रैकेट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गणितीय सही सफेद कछुआ खोल ब्रैकेट</text:p>
          </table:table-cell>
        </table:table-row>
        <table:table-row table:style-name="ro2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>गणितीय वामपंथी चपटा कोष्ठक : <text:s/>lgroup</text:p>
          </table:table-cell>
        </table:table-row>
        <table:table-row table:style-name="ro2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>गणितीय अधिकार चपटा कोष्ठक : <text:s/>rgroup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जेड नोटेशन राइट बाइंडिंग ब्रैकेट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>अंडरबार के साथ लेफ्ट स्क्वायर ब्रैकेट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>अंडरबार के साथ राइट स्क्वायर ब्रैकेट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>टॉप कॉर्नर में टिक के साथ लेफ्ट स्क्वायर ब्रैकेट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>नीचे कोने में टिक के साथ राइट स्क्वायर ब्रैकेट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>निचले कोने में टिक के साथ लेफ्ट स्क्वायर ब्रैकेट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>वाम विगली बाड़</text:p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>राइट विगली फेंस</text:p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वाम डबल विगेंस बाड़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राइट डबल विगली फेंस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>बाईं ओर की ओर घुमावदार एंगल ब्रैकेट</text:p>
          </table:table-cell>
        </table:table-row>
        <table:table-row table:style-name="ro2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>राइट-पॉइंटिंग कर्व्ड एंगल ब्रैकेट</text:p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>टॉप लेफ्ट हाफ ब्रैकेट</text:p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>टॉप राइट हाफ ब्रैकेट</text:p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>बॉटम लेफ्ट हाफ ब्रैकेट</text:p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>बॉटम राइट हाफ ब्रैकेट</text:p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>लेफ्ट सिड्यूज यू ब्रैकेट</text:p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>राइट सिड्यूज यू ब्रैकेट</text:p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>बायाँ डबल कोष्ठक</text:p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>सही डबल कोष्ठक</text:p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लेफ्ट डबल एंगल ब्रैकेट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राइट डबल एंगल ब्रैकेट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>लेफ्ट कार्नर ब्रैकेट</text:p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>राइट कॉर्नर ब्रैकेट</text:p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>लेफ्ट व्हाइट कॉर्नर ब्रैकेट</text:p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>राइट व्हाइट कॉर्नर ब्रैकेट</text:p>
          </table:table-cell>
        </table:table-row>
        <table:table-row table:style-name="ro2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लेफ्ट व्हाइट स्क्वायर ब्रैकेट : <text:s/>बायाँ सिंटैक्स ब्रैकेट</text:p>
          </table:table-cell>
        </table:table-row>
        <table:table-row table:style-name="ro2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सही सफेद वर्ग ब्रैकेट : <text:s/>सही सार सिंटैक्स ब्रैकेट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>उलटा डबल प्राइम कोटेशन मार्क</text:p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डबल प्राइम कोटेशन मार्क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>लो डबल प्राइम कोटेशन मार्क</text:p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>अलंकृत वाम कोष्ठक</text:p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>अलंकृत सही कोष्ठक</text:p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>वर्टिकल लेफ्ट व्हाइट लेंटिकुलर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>वर्टिकल राइट व्हाइट लेंटिकुलर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>वर्टिकल लेफ्ट पेरेंटेसिस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>वर्टिकल राइट कोष्ठक के लिए प्रस्तुति प्रपत्र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>वर्टिकल लेफ्ट कर्ली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>वर्टिकल राइट कर्ली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>वर्टिकल लेफ्ट कछुआ शेल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>वर्टिकल राइट कछुआ शेल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>वर्टिकल लेफ्ट ब्लैक लेंटिकुलर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>वर्टिकल राइट ब्लैक लेंटिकुलर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>वर्टिकल लेफ्ट डबल एंगल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>वर्टिकल राइट डबल एंगल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>वर्टिकल लेफ्ट एंगल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>वर्टिकल राइट एंगल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>वर्टिकल लेफ्ट कॉर्नर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>वर्टिकल राइट कॉर्नर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>वर्टिकल लेफ्ट व्हाइट कॉर्नर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>वर्टिकल राइट व्हाइट कॉर्नर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>वर्टिकल लेफ्ट स्क्वायर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>वर्टिकल राइट स्क्वायर ब्रैकेट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>लघु वाम कोष्ठक</text:p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>लघु दाहिनी कोष्ठक</text:p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>छोटा लेफ्ट कर्ली ब्रैकेट</text:p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>छोटी सी सही घुंघराले ब्रैकेट</text:p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>लघु वाम कछुआ खोल ब्रैकेट</text:p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>छोटे सही कछुआ खोल ब्रैकेट</text:p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>पूर्ण विराम वाम कोष्ठक</text:p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>पूर्ण विचलन सही कोष्ठक</text:p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>फुल एक्सपोर्मेंट लेफ्ट स्क्वायर ब्रैकेट</text:p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>पूर्णविराम राइट स्क्वायर ब्रैकेट</text:p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>फुल एक्सपोर्मेंट लेफ्ट कर्ली ब्रैकेट</text:p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>फ़ुल विड्थ राइट कर्ली ब्रैकेट</text:p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>फुल विदाउट लेफ्ट व्हाइट पेरेंटेसिस</text:p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>फ़ुल विसरोफ़ राइट व्हाइट कोष्ठक</text:p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>हाफ साइड लेफ्ट कॉर्नर ब्रैकेट</text:p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>हाफ एक्सपोजर राइट कॉर्नर ब्रैकेट</text:p>
          </table:table-cell>
        </table:table-row>
      </table:table>
      <table:table table:name="math_geometry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बॉक्स चित्र प्रकाश क्षैतिज : <text:s/>वीडियोटेक्स मोज़ेक डीजी १५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>बॉक्स चित्र भारी क्षैतिज</text:p>
          </table:table-cell>
        </table:table-row>
        <table:table-row table:style-name="ro2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बॉक्स ड्रॉइंग लाइट वर्टिकल : <text:s/>वीडियोटेक्स मोज़ेक डीजी १४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>बॉक्स चित्र भारी कार्यक्षेत्र</text:p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>बॉक्स ड्रॉइंग लाइट ट्रिपल डैश क्षैतिज</text:p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>बॉक्स ड्रॉइंग हैवी ट्रिपल डैश क्षैतिज</text:p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>बॉक्स ड्रॉइंग लाइट ट्रिपल डैश वर्टिकल</text:p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>बॉक्स ड्रॉइंग हेवी ट्रिपल डैश वर्टिकल</text:p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>बॉक्स चित्र प्रकाश चौगुनी डैश क्षैतिज</text:p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>बॉक्स चित्र भारी चौगुनी डैश क्षैतिज</text:p>
          </table:table-cell>
        </table:table-row>
        <table:table-row table:style-name="ro2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बॉक्स ड्रॉइंग लाइट डाउन और लेफ्ट : <text:s/>वीडियोटेक्स मोज़ेक डीजी १ d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>बॉक्स ड्रॉइंग लाइट एंड लेफ्ट हैवी</text:p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>बॉक्स ड्रॉइंग डाउन हैवी और लेफ्ट लाइट</text:p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>बॉक्स ड्रॉइंग हैवी डाउन और लेफ्ट</text:p>
          </table:table-cell>
        </table:table-row>
        <table:table-row table:style-name="ro2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बॉक्स ड्रॉइंग लाइट अप और राइट : <text:s/>वीडियोटेक्स मोज़ेक डीजी १ d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>बॉक्स ड्रॉइंग अप लाइट एंड राइट हैवी</text:p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>बॉक्स ड्रॉइंग अप हैवी और राइट लाइट</text:p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>बॉक्स ड्रॉइंग हैवी अप और राइट</text:p>
          </table:table-cell>
        </table:table-row>
        <table:table-row table:style-name="ro2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बॉक्स ड्रॉइंग लाइट अप और लेफ्ट : <text:s/>वीडियोटेक्स मोज़ेक डीजी १ ९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>बॉक्स ड्रॉइंग अप लाइट एंड लेफ्ट हैवी</text:p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>बॉक्स ड्रॉइंग वर्टिकल हैवी और राइट लाइट</text:p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>बॉक्स ड्रॉइंग लाइट और राइट अप हैवी</text:p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>बॉक्स ड्रॉइंग अप लाइट एंड राइट डाउन हैवी</text:p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>बॉक्स ड्रॉइंग हैवी वर्टिकल और राइट</text:p>
          </table:table-cell>
        </table:table-row>
        <table:table-row table:style-name="ro2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बॉक्स ड्रॉइंग लाइट वर्टिकल और लेफ्ट : <text:s/>वीडियोटेक्स मोज़ेक डीजी २१</text:p>
          </table:table-cell>
        </table:table-row>
        <table:table-row table:style-name="ro2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>बॉक्स ड्रॉइंग वर्टिकल लाइट और लेफ्ट हैवी : <text:s/>वीडियोटेक्स मोज़ेक डीजी ०४</text:p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>बॉक्स ड्रॉइंग अप हैवी और लेफ्ट डाउन लाइट</text:p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>बॉक्स ड्रॉइंग डाउन हैवी और लेफ्ट अप लाइट</text:p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>बॉक्स ड्रॉइंग वर्टिकल हैवी और लेफ्ट लाइट</text:p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>बॉक्स ड्रॉइंग डाउन लाइट और लेफ्ट अप हैवी</text:p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>भारी और क्षैतिज प्रकाश नीचे बॉक्स चित्र</text:p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>बॉक्स ड्रॉइंग राइट लाइट और लेफ्ट डाउन हैवी</text:p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>बॉक्स ड्रॉइंग लेफ्ट लाइट और राइट डाउन हैवी</text:p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>बॉक्स चित्र भारी नीचे और क्षैतिज</text:p>
          </table:table-cell>
        </table:table-row>
        <table:table-row table:style-name="ro2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बॉक्स ड्रॉइंग लाइट अप और क्षैतिज : <text:s/>वीडियोटेक्स मोज़ेक डीजी २३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>बॉक्स ड्रॉइंग लेफ्ट हैवी और राइट अप लाइट</text:p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>बॉक्स ड्रॉइंग राइट हैवी और लेफ्ट अप लाइट</text:p>
          </table:table-cell>
        </table:table-row>
        <table:table-row table:style-name="ro2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>बॉक्स ड्रॉइंग अप लाइट एंड हॉरिज़ॉन्टल हैवी : <text:s/>वीडियोटेक्स मोज़ेक डीजी ०१</text:p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>बॉक्स ड्रॉइंग भारी और क्षैतिज प्रकाश</text:p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>बॉक्स ड्रॉइंग राइट लाइट और लेफ्ट अप हैवी</text:p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>बॉक्स ड्रॉइंग अप हैवी और डाउन हॉरिज़ॉन्टल लाइट</text:p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>बॉक्स ड्रॉइंग नीचे भारी और ऊपर क्षैतिज प्रकाश</text:p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>बॉक्स चित्र ऊर्ध्वाधर भारी और क्षैतिज प्रकाश</text:p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>बॉक्स ड्रॉइंग लेफ्ट अप हैवी और राइट डाउन लाइट</text:p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>बॉक्स ड्रॉइंग राइट हैवी और लेफ्ट डाउन लाइट</text:p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>बॉक्स ड्रॉइंग लेफ्ट डाउन हैवी और राइट अप लाइट</text:p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>बॉक्स ड्रॉइंग राइट हैवी और लेफ्ट अप लाइट</text:p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>बॉक्स ड्रॉइंग लाइट एंड अप हॉरिज़ॉन्टल हैवी</text:p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>बॉक्स ड्रॉइंग अप लाइट एंड डाउन हॉरिजॉन्टल हैवी</text:p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>बॉक्स ड्रॉइंग राइट लाइट और लेफ्ट वर्टिकल हैवी</text:p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बॉक्स आरेख डबल क्षैतिज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बॉक्स ड्रॉइंग डबल वर्टिकल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बॉक्स ड्रॉइंग सिंगल और राइट डबल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बॉक्स ड्रॉइंग डाउन डबल और राइट सिंगल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बॉक्स ड्रॉइंग डबल डाउन और राइट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बॉक्स ड्रॉइंग सिंगल और लेफ्ट डबल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बॉक्स ड्रॉइंग डाउन डबल और लेफ्ट सिंगल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बॉक्स ड्रॉइंग डबल डाउन और लेफ्ट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बॉक्स ड्रॉइंग अप सिंगल और राइट डबल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बॉक्स ड्रॉइंग अप डबल और राइट सिंगल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बॉक्स ड्रॉइंग डबल वर्टिकल और राइट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बॉक्स ड्रॉइंग वर्टिकल सिंगल और लेफ्ट डबल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बॉक्स ड्रॉइंग वर्टिकल डबल और लेफ्ट सिंगल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बॉक्स ड्रॉइंग डबल वर्टिकल और लेफ्ट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एकल और क्षैतिज डबल नीचे बॉक्स चित्र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बॉक्स ड्रॉइंग डाउन डबल और हॉरिजॉन्टल सिंगल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बॉक्स ड्रॉइंग डबल डाउन और हॉरिजॉन्टल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एकल और क्षैतिज डबल ऊपर बॉक्स चित्र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बॉक्स ड्रॉइंग अप डबल और हॉरिज़ॉन्टल सिंगल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बॉक्स ड्रॉइंग डबल अप और हॉरिजॉन्टल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>बॉक्स ड्रॉइंग लाइट आर्क अप और राइट</text:p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>बॉक्स ड्रॉइंग लाइट विकर्ण ऊपरी दाएं से निचले बाएँ</text:p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>बॉक्स ड्रॉइंग लाइट विकर्ण ऊपरी बाएं निचले हिस्से में</text:p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>बॉक्स चित्र प्रकाश विकर्ण क्रॉस</text:p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>बॉक्स ड्रॉइंग लाइट लेफ्ट</text:p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>बॉक्स ड्रॉइंग लाइट अप</text:p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>बॉक्स ड्रॉइंग लाइट राइट</text:p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>बॉक्स चित्र नीचे प्रकाश</text:p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>बॉक्स ड्रॉइंग हेवी लेफ्ट</text:p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>बॉक्स ड्रॉइंग हैवी अप</text:p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अपर हाफ ब्लॉक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>लोअर वन आठवां ब्लॉक</text:p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>लोअर वन क्वार्टर ब्लॉक</text:p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>लोअर थ्री ईगेट्स ब्लॉक</text:p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लोअर हाफ ब्लॉक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>लोअर फाइव इग्थ्स ब्लॉक</text:p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>लोअर थ्री क्वार्टर ब्लॉक</text:p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>लोअर सेवन एग्थ्स ब्लॉक</text:p>
          </table:table-cell>
        </table:table-row>
        <table:table-row table:style-name="ro2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पूर्ण ब्लॉक : <text:s/>ठोस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>लेफ्ट सेवन इग्थ्स ब्लॉक</text:p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>राइट हाफ ब्लॉक</text:p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हल्का धुंधला</text:p>
          </table:table-cell>
        </table:table-row>
        <table:table-row table:style-name="ro2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मध्यम छाया : <text:s/>धब्बों को भरना, बिंदीदार भरना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डार्क शेड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>ऊपरी एक आठवां ब्लॉक</text:p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>राइट वन आठवां ब्लॉक</text:p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>चतुर्थांश निचला बाएँ</text:p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>चतुर्थांश निचला अधिकार</text:p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>चतुर्थांश अपर वाम</text:p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>चतुर्थांश ऊपरी बाएँ और निचले बाएँ और निचले दाएँ</text:p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>बॉक्स चित्र प्रकाश चौगुनी डैश कार्यक्षेत्र</text:p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>बॉक्स चित्र भारी चौगुनी डैश कार्यक्षेत्र</text:p>
          </table:table-cell>
        </table:table-row>
        <table:table-row table:style-name="ro2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बॉक्स ड्रॉइंग लाइट डाउन और राइट : <text:s/>वीडियोटेक्स मोज़ेक डीजी १६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>बॉक्स ड्रॉइंग लाइट एंड राइट हैवी</text:p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>बॉक्स ड्रॉइंग डाउन हैवी और राइट लाइट</text:p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>बॉक्स ड्रॉइंग हैवी डाउन और राइट</text:p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>बॉक्स ड्रॉइंग हैवी और लेफ्ट लाइट</text:p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>बॉक्स ड्रॉइंग हैवी अप और लेफ्ट</text:p>
          </table:table-cell>
        </table:table-row>
        <table:table-row table:style-name="ro2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बॉक्स ड्रॉइंग लाइट वर्टिकल और राइट : <text:s/>वीडियोटेक्स मोज़ेक डीजी २०</text:p>
          </table:table-cell>
        </table:table-row>
        <table:table-row table:style-name="ro2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>बॉक्स ड्रॉइंग वर्टिकल लाइट और राइट हैवी : <text:s/>वीडियोटेक्स मोज़ेक डीजी ०३</text:p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>बॉक्स ड्रॉइंग अप हैवी और राइट डाउन लाइट</text:p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>बॉक्स ड्रॉइंग डाउन हैवी और राइट अप लाइट</text:p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>बॉक्स ड्रॉइंग लाइट एंड लेफ्ट डाउन हैवी</text:p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>बॉक्स ड्रॉइंग हैवी वर्टिकल और लेफ्ट</text:p>
          </table:table-cell>
        </table:table-row>
        <table:table-row table:style-name="ro2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बॉक्स ड्रॉइंग लाइट डाउन और हॉरिजॉन्टल : <text:s/>वीडियोटेक्स मोज़ेक डीजी २२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>बॉक्स ड्रॉइंग लेफ्ट हैवी और राइट डाउन लाइट</text:p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>बॉक्स ड्रॉइंग राइट हैवी और लेफ्ट डाउन लाइट</text:p>
          </table:table-cell>
        </table:table-row>
        <table:table-row table:style-name="ro2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>बॉक्स ड्रॉइंग लाइट एंड हॉरिज़ॉन्टल हैवी : <text:s/>videotex मोज़ेक dg 02</text:p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>बॉक्स ड्रॉइंग लेफ्ट लाइट और राइट अप हैवी</text:p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>बॉक्स चित्र भारी और क्षैतिज</text:p>
          </table:table-cell>
        </table:table-row>
        <table:table-row table:style-name="ro2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बॉक्स चित्र हल्की ऊर्ध्वाधर और क्षैतिज : <text:s/>वीडियोटेक्स मोज़ेक डीजी २४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>बॉक्स ड्रॉइंग लेफ्ट हैवी और राइट वर्टिकल लाइट</text:p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>बॉक्स ड्रॉइंग राइट हैवी और लेफ्ट वर्टिकल लाइट</text:p>
          </table:table-cell>
        </table:table-row>
        <table:table-row table:style-name="ro2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>बॉक्स चित्र ऊर्ध्वाधर प्रकाश और क्षैतिज भारी : <text:s/>वीडियोटेक्स मोज़ेक डीजी १३</text:p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>बॉक्स ड्रॉइंग लेफ्ट लाइट और राइट वर्टिकल हैवी</text:p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>बॉक्स ड्रॉइंग हैवी वर्टिकल और हॉरिजॉन्टल</text:p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>बॉक्स ड्रॉइंग लाइट डबल डैश क्षैतिज</text:p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>बॉक्स चित्र भारी डबल डैश क्षैतिज</text:p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>बॉक्स ड्रॉइंग लाइट डबल डैश वर्टिकल</text:p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>बॉक्स ड्रॉइंग हैवी डबल डैश वर्टिकल</text:p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बॉक्स ड्रॉइंग डबल अप और राइट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बॉक्स ड्रॉइंग अप सिंगल और लेफ्ट डबल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बॉक्स ड्रॉइंग अप डबल और लेफ्ट सिंगल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बॉक्स ड्रॉइंग डबल अप और लेफ्ट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बॉक्स ड्रॉइंग वर्टिकल सिंगल और राइट डबल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बॉक्स ड्रॉइंग वर्टिकल डबल और राइट सिंगल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बॉक्स ड्रॉइंग वर्टिकल सिंगल और हॉरिजॉन्टल डबल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बॉक्स ड्रॉइंग वर्टिकल डबल और हॉरिजॉन्टल सिंगल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बॉक्स ड्रॉइंग डबल वर्टिकल और हॉरिजॉन्टल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>बॉक्स ड्रॉइंग लाइट आर्क डाउन और राइट</text:p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>बॉक्स ड्रॉइंग लाइट आर्क डाउन और लेफ्ट</text:p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>बॉक्स ड्रॉइंग लाइट आर्क अप एंड लेफ्ट</text:p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>बॉक्स ड्रॉइंग हैवी राइट</text:p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>बॉक्स ड्रॉइंग भारी नीचे</text:p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>बॉक्स ड्रॉइंग लाइट लेफ्ट और हेवी राइट</text:p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>बॉक्स ड्रॉइंग लाइट अप और हैवी डाउन</text:p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>बॉक्स ड्रॉइंग हैवी लेफ्ट और लाइट राइट</text:p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>बॉक्स ड्रॉइंग हैवी अप और लाइट डाउन</text:p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>लेफ्ट थ्री क्वार्टर ब्लॉक</text:p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>लेफ्ट फाइव इग्थ्स ब्लॉक</text:p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>लेफ्ट हाफ ब्लॉक</text:p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>लेफ्ट थ्री ईगेट्स ब्लॉक</text:p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>लेफ्ट वन क्वार्टर ब्लॉक</text:p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>लेफ्ट वन आठवां ब्लॉक</text:p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>चतुर्थांश ऊपरी बाएँ और निचले दाएँ</text:p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>चतुर्थांश ऊपरी बाएँ और ऊपरी दाएँ और निचले बाएँ</text:p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>चतुर्थांश ऊपरी बाएँ और ऊपरी दाएँ और निचले दाएँ</text:p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>चतुष्कोण ऊपरी दायां</text:p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>चतुर्थांश ऊपरी दाएँ और निचले बाएँ</text:p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>चतुर्थांश ऊपरी दाएँ और निचले बाएँ और निचले दाएँ</text:p>
          </table:table-cell>
        </table:table-row>
        <table:table-row table:style-name="ro2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काला वर्ग : <text:s/>moding mark (वैचारिक पाठ में)</text:p>
          </table:table-cell>
        </table:table-row>
        <table:table-row table:style-name="ro2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सफेद वर्ग : <text:s/>वर्ग निकालना : <text:s/>नमक के लिए रसायन रासायनिक प्रतीक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>गोल कोनों के साथ सफेद वर्ग</text:p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>व्हाइट स्क्वायर युक्त ब्लैक स्मॉल स्क्वायर</text:p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>क्षैतिज भरण के साथ वर्ग</text:p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>वर्टिकल फिल के साथ स्क्वायर</text:p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>ऑर्थोगोनल क्रॉसचैट फिल के साथ स्क्वायर</text:p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>अपर लेफ्ट टू लोअर राइट फिल के साथ स्क्वायर</text:p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>ऊपरी दाएं से निचले बाएँ भरण के लिए वर्ग</text:p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>विकर्ण क्रॉसचैट भराव के साथ वर्ग</text:p>
          </table:table-cell>
        </table:table-row>
        <table:table-row table:style-name="ro2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काले छोटे वर्ग : <text:s/>वर्ग गोली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सफेद छोटा वर्ग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>काला आयत</text:p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सफेद आयत</text:p>
          </table:table-cell>
        </table:table-row>
        <table:table-row table:style-name="ro2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ब्लैक वर्टिकल आयत : <text:s/>हिस्टोग्राम मार्कर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सफेद लंबवत आयत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>काले समानांतर चतुर्भुज</text:p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श्वेत वर्णमाला</text:p>
          </table:table-cell>
        </table:table-row>
        <table:table-row table:style-name="ro2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ब्लैक अप-पॉइंटिंग ट्राइएंगल</text:p>
          </table:table-cell>
        </table:table-row>
        <table:table-row table:style-name="ro2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व्हाइट अप-पॉइंटिंग ट्राइएंगल : <text:s/>टराइन</text:p>
          </table:table-cell>
        </table:table-row>
        <table:table-row table:style-name="ro2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ब्लैक अप-पॉइंटिंग स्माल ट्राएंगल</text:p>
          </table:table-cell>
        </table:table-row>
        <table:table-row table:style-name="ro2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व्हाइट अप-पॉइंटिंग स्माल ट्राएंगल</text:p>
          </table:table-cell>
        </table:table-row>
        <table:table-row table:style-name="ro2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ब्लैक राइट-पॉइंटिंग ट्राइएंगल : <text:s/>प्ले</text:p>
          </table:table-cell>
        </table:table-row>
        <table:table-row table:style-name="ro2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व्हाइट राइट-पॉइंटिंग ट्राइएंगल : <text:s/>z अंकन सीमा प्रतिबंध</text:p>
          </table:table-cell>
        </table:table-row>
        <table:table-row table:style-name="ro2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ब्लैक राइट-पॉइंटिंग स्माल ट्राएंगल</text:p>
          </table:table-cell>
        </table:table-row>
        <table:table-row table:style-name="ro2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व्हाइट राइट-पॉइंटिंग स्माल ट्राएंगल</text:p>
          </table:table-cell>
        </table:table-row>
        <table:table-row table:style-name="ro2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>ब्लैक राइट-पॉइंटिंग पॉइंटर</text:p>
          </table:table-cell>
        </table:table-row>
        <table:table-row table:style-name="ro2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>व्हाइट राइट-पॉइंटिंग पॉइंटर : <text:s/>आगे तीर सूचक</text:p>
          </table:table-cell>
        </table:table-row>
        <table:table-row table:style-name="ro2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ब्लैक डाउन-पॉइंटिंग ट्राइएंगल</text:p>
          </table:table-cell>
        </table:table-row>
        <table:table-row table:style-name="ro2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व्हाइट डाउन-पॉइंटिंग ट्राइएंगल : <text:s/>हैमिल्टन संचालक</text:p>
          </table:table-cell>
        </table:table-row>
        <table:table-row table:style-name="ro2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ब्लैक डाउन-पॉइंटिंग स्माल ट्राएंगल</text:p>
          </table:table-cell>
        </table:table-row>
        <table:table-row table:style-name="ro2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व्हाइट डाउन-पॉइंटिंग स्माल ट्राएंगल</text:p>
          </table:table-cell>
        </table:table-row>
        <table:table-row table:style-name="ro2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ब्लैक लेफ्ट-पॉइंटिंग ट्राइएंगल</text:p>
          </table:table-cell>
        </table:table-row>
        <table:table-row table:style-name="ro2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व्हाइट लेफ्ट-पॉइंटिंग ट्राइएंगल : <text:s/>z अंकन डोमेन प्रतिबंध</text:p>
          </table:table-cell>
        </table:table-row>
        <table:table-row table:style-name="ro2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ब्लैक लेफ्ट-पॉइंटिंग स्मॉल ट्राएंगल</text:p>
          </table:table-cell>
        </table:table-row>
        <table:table-row table:style-name="ro2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सफेद वाम-इंगित छोटे त्रिभुज</text:p>
          </table:table-cell>
        </table:table-row>
        <table:table-row table:style-name="ro2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ब्लैक लेफ्ट-पॉइंटिंग पॉइंटर</text:p>
          </table:table-cell>
        </table:table-row>
        <table:table-row table:style-name="ro2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व्हाइट लेफ्ट-पॉइंटिंग पॉइंटर : <text:s/>बैकवर्ड एरो इंडिकेटर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काला हीरा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सफेद हीरा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व्हाइट डायमंड ब्लैक ब्लैक डायमंड से युक्त</text:p>
          </table:table-cell>
        </table:table-row>
        <table:table-row table:style-name="ro2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>fisheye : <text:s/>tainome (जापानी, एक प्रकार की गोली)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विषमकोण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सफेद घेरा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>बिंदीदार घेरा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सर्कल को वर्टिकल फिल के साथ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बुल्सआई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ब्लैक सर्कल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सर्किल लेफ्ट हाफ ब्लैक के साथ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सर्कल के साथ सही आधा काला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सर्किल लोअर हाफ ब्लैक के साथ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अपर हाफ ब्लैक के साथ सर्कल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अपर राइट क्वाड्रेंट ब्लैक वाला सर्कल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सर्किल ऑल बट अपर लेफ्ट क्वाड्रेंट ब्लैक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लेफ्ट हाफ ब्लैक सर्कल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राइट हाफ ब्लैक सर्कल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उलटा बुलेट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उलटा व्हाइट सर्कल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ऊपरी आधा उलटा सफेद सर्कल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निचला आधा उलटा सफेद सर्कल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अपर लेफ्ट क्वाड्रेंट सर्कुलर आर्क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अपर राइट क्वाड्रंट सर्कुलर आर्क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लोअर राइट क्वाड्रंट सर्कुलर आर्क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लोअर लेफ्ट क्वाड्रेंट सर्कुलर आर्क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>अपर हाफ सर्कल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>निचला आधा वृत्त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ब्लैक लोअर राइट ट्रायंगल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ब्लैक लोअर लेफ्ट ट्रायंगल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ब्लैक अपर लेफ्ट ट्रायंगल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ब्लैक अपर राइट ट्रायंगल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सफेद गोली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लेफ्ट हाफ ब्लैक के साथ स्क्वायर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स्क्वायर विथ राइट हाफ ब्लैक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ऊपरी बाएं विकर्ण आधा काला के साथ वर्ग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लोअर राइट विकर्ण हाफ ब्लैक के साथ स्क्वायर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ऊर्ध्वाधर वर्ग रेखा के साथ सफेद वर्ग</text:p>
          </table:table-cell>
        </table:table-row>
        <table:table-row table:style-name="ro2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व्हाइट अप-पॉइंटिंग ट्राएंगल विद डॉट</text:p>
          </table:table-cell>
        </table:table-row>
        <table:table-row table:style-name="ro2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अप-पॉइन्टिंग ट्रायंगल विथ लेफ्ट हाफ ब्लैक</text:p>
          </table:table-cell>
        </table:table-row>
        <table:table-row table:style-name="ro2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राइट-हाफ ब्लैक के साथ अप-पॉइंटिंग ट्राएंगल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बड़ा वृत्त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>ऊपरी बाएं चतुर्भुज के साथ सफेद वर्ग</text:p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>निचले बाएँ वृत्त का चतुर्थ भाग के साथ सफेद वर्ग</text:p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>लोअर राइट क्वाड्रंट के साथ व्हाइट स्क्वायर</text:p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>ऊपरी दाएं चतुर्थांश के साथ सफेद वर्ग</text:p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>ऊपरी बाएँ वृत्त का चतुर्थ भाग के साथ सफेद वृत्त</text:p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>लोअर लेफ्ट क्वाड्रेंट के साथ व्हाइट सर्कल</text:p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>व्हाइट सर्किल लोअर राइट क्वाड्रंट के साथ</text:p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>ऊपरी दाएं चतुर्थांश के साथ सफेद वृत्त</text:p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ऊपरी बाएँ त्रिभुज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ऊपरी दाएँ त्रिभुज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निचला बाएँ त्रिभुज</text:p>
          </table:table-cell>
        </table:table-row>
        <table:table-row table:style-name="ro2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सफेद मध्यम वर्ग : <text:s/>हमेशा (मॉडल ऑपरेटर)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काला मध्यम वर्ग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सफेद मध्यम छोटा वर्ग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ब्लैक मीडियम स्मॉल स्क्वायर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निचला दायाँ त्रिभुज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>टॉप हाफ ब्लैक के साथ स्क्वायर</text:p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>बॉटम हाफ ब्लैक के साथ स्क्वायर</text:p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>ऊपरी दाएं विकर्ण आधा काला के साथ वर्ग</text:p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>लोअर लेफ्ट विकर्ण हाफ ब्लैक के साथ स्क्वायर</text:p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>लेफ्ट हाफ ब्लैक के साथ डायमंड</text:p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>राइट हाफ ब्लैक के साथ डायमंड</text:p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>डायमंड टॉप हाफ ब्लैक के साथ</text:p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>बॉटम हाफ ब्लैक के साथ डायमंड</text:p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>बिंदीदार वर्ग</text:p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>काले बड़े वर्ग</text:p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>सफेद बड़ा वर्ग</text:p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>काले बहुत छोटे वर्ग</text:p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>सफेद बहुत छोटा वर्ग</text:p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>ब्लैक पेंटागन</text:p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>सफेद पेंटागन</text:p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>सफेद षट्कोण</text:p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>काला षट्कोण</text:p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>क्षैतिज काले षट्कोण</text:p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>ब्लैक लार्ज सर्कल</text:p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>ब्लैक मीडियम डायमंड</text:p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>सफेद मध्यम हीरा</text:p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>ब्लैक मीडियम लोज़ेंज</text:p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>व्हाइट मीडियम लोज़ेंज</text:p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>काला छोटा हीरा</text:p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>ब्लैक स्मॉल लोजेंज</text:p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>सफेद छोटा लोजेंज</text:p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>काला क्षैतिज दीर्घवृत्त</text:p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>सफेद क्षैतिज दीर्घवृत्त</text:p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>ब्लैक वर्टिकल इलिप्स</text:p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>व्हाइट वर्टिकल इलिप्स</text:p>
          </table:table-cell>
        </table:table-row>
        <table:table-row table:style-name="ro2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व्हाइट मीडियम स्टार : <text:s/>पीला सितारा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ब्लैक स्माल स्टार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सफेद छोटा तारा</text:p>
          </table:table-cell>
        </table:table-row>
        <table:table-row table:style-name="ro2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>ब्लैक राइट-पॉइंटिंग पेंटागन</text:p>
          </table:table-cell>
        </table:table-row>
        <table:table-row table:style-name="ro2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>व्हाइट राइट-पॉइंटिंग पेंटागन</text:p>
          </table:table-cell>
        </table:table-row>
        <table:table-row table:style-name="ro2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>भारी बड़ा घेरा : <text:s/>गति सीमा, सही, लाल सर्कल, सर्कल मार्क के लिए मूल प्रतीक</text:p>
          </table:table-cell>
        </table:table-row>
        <table:table-row table:style-name="ro2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>ओवल इनसाइड के साथ हैवी ओवल : <text:s/>प्रीफेक्चुरल ऑफिस</text:p>
          </table:table-cell>
        </table:table-row>
        <table:table-row table:style-name="ro2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>सर्किल के अंदर हैवी सर्किल : <text:s/>नगर पालिका का दफ्तर</text:p>
          </table:table-cell>
        </table:table-row>
        <table:table-row table:style-name="ro2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>भारी घेरा : <text:s/>शहर या गाँव का कार्यालय</text:p>
          </table:table-cell>
        </table:table-row>
        <table:table-row table:style-name="ro2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>भारी गोलाकार नमकीन : <text:s/>पुलिस स्टेशन</text:p>
          </table:table-cell>
        </table:table-row>
      </table:table>
      <table:table table:name="math_harpoon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लेफ्ट बार्ब डाउन राइट बार बार डाउन हार्पून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ऊपर बार्ब लेफ्ट डाउन बारब लेफ्ट हार्पून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बारबड अप टू बार के साथ लेफ्टवर्ड हार्पून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बारबेक अप टू बार के साथ सही हर्पून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ऊपर की ओर बारब के साथ हार्पून बार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नीचे की ओर बारप बार के साथ हार्पून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बारबड डाउन टू बार के साथ लेफ्टवर्ड हार्पून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बारबड डाउन टू बार के साथ दाहिना हार्पून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ऊपर की ओर बारप लेफ्ट बार के साथ हार्पून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नीचे की ओर बारप लेफ्ट बार के साथ हार्पून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ऊपर से हार्पून बार से बारब लेफ्ट के साथ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नीचे की ओर हार्पून बार से बारब लेफ्ट के साथ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नीचे की तरफ बारबेक के साथ लेफ्ट हार्पून ऊपर की ओर बारबेक के साथ बाईं ओर हार्पून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ऊपर की तरफ बारब लेफ्ट के साथ हार्पून ऊपर की तरफ बारब राइट के साथ हार्पून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बारबेक के साथ ऊपर की तरफ बारबेक के साथ राइटप हार्पून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नीचे की ओर बारब लेफ्ट के साथ हार्पून नीचे की तरफ बारब के साथ हार्पून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बार्ब अप के साथ बार्ब अप के साथ लेफ्टवर्ड हार्पून। बारब अप के साथ हार्पून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बार्ब डाउन के साथ बार्ब डाउन के साथ लेफ्टवर्ड हार्पून। बारब डाउन के साथ हार्पून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बारबेक अप के साथ बारबेक अप के साथ दाहिना हार्पून</text:p>
          </table:table-cell>
        </table:table-row>
        <table:table-row table:style-name="ro2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बारबेक के साथ नीचे की ओर बारबेक के साथ दाईं ओर वाली हार्पून, बारब की नीचे वाली हार्पून के साथ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बारबेक उपर की तरफ लेफ्ट हार्पून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बार्बड डाउनवर्ड के साथ बायीं ओर हार्पून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ऊपर की ओर बारब के साथ हार्पून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ऊपर की तरफ बारब लेफ्ट के साथ हार्पून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बार्ब अपवर्ड के साथ राइट हर्पून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नीचे की ओर बारब के साथ हर्पून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नीचे की ओर बारब के साथ हार्पून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नीचे की ओर बार्ब के साथ हार्पून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बाएं ओर हार्पून ओवर राइट हार्पून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दायीं ओर हार्पून ओवर लेफ्टवर्ड हार्पून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बाएं बार्ब अप राईट बार्ब डाउन हार्पून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लेफ्ट बार्ब डाउन राइट बारब अप हारपून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>ऊपर कंटिया राइट डाउन बारब लेफ्ट हार्पून</text:p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>ऊपर बारब लेफ्ट डाउन बारब राइट हार्पून</text:p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लेफ्ट बार्ब अप अप राइट बार अप हार्पून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ऊपर कंटिया राइट डाउन बारब राइट हार्पून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बारवर्ड से बारप के साथ लेफ्ट हार्पून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बार से बारब अप के साथ दाहिने हार्पून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ऊपर की तरफ बार से राइट हार्पून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बार की तरफ बार के साथ नीचे की ओर हार्पून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बारवर्ड से बारप के साथ लेफ्टवर्ड हार्पून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बार से बारब डाउन के साथ दाहिनी ओर हार्पून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लेफ्टवर्ड हार्पून बारबग अप अप लॉन्ग डैश के साथ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लंबे डैश के नीचे बारब के साथ बायीं ओर हरपून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ठीक है हार्पून बारबस अप एबव लॉन्ग डैश के साथ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दाहिने ओर हार्पून बारबस के साथ लॉन्ग डैश के नीचे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ऊपर की ओर बारब लेफ्ट के साथ हार्पून नीचे की तरफ बारब की ओर हार्पून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नीचे की ओर बारब लेफ्ट के साथ हार्पून बारब राइट के साथ हार्पून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लेफ्ट फिश टेल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सही मछली की पूंछ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ऊपर मछली की पूंछ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मछली की पूंछ नीचे</text:p>
          </table:table-cell>
        </table:table-row>
      </table:table>
      <table:table table:name="math_non_charac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>एल बी बार प्रतीक : <text:s/>पौंड</text:p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न्यूमेरो साइन</text:p>
          </table:table-cell>
        </table:table-row>
        <table:table-row table:style-name="ro2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ध्वनि रिकॉर्डिंग कॉपीराइट : <text:s/>प्रकाशित : <text:s/>फोनोकार्ड संकेत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>सेवा चिन्ह</text:p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>टेलीफोन साइन</text:p>
          </table:table-cell>
        </table:table-row>
        <table:table-row table:style-name="ro2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ट्रेड मार्क साइन : <text:s/>ट्रेडमार्क : <text:s/>टीएम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>छोटा पद्य</text:p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ऊँ संकेत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ओम का चिन्ह</text:p>
          </table:table-cell>
        </table:table-row>
        <table:table-row table:style-name="ro2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>उलटा ओम का चिन्ह : <text:s/>MHO</text:p>
          </table:table-cell>
        </table:table-row>
        <table:table-row table:style-name="ro2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टर्नड कैपिटल एफ : <text:s/>क्लाडियन डिगामा उलटा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>जानकारी का श्रोत</text:p>
          </table:table-cell>
        </table:table-row>
        <table:table-row table:style-name="ro2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>सन्स-सेरिफ़ कैपिटल जी : <text:s/>खेल</text:p>
          </table:table-cell>
        </table:table-row>
        <table:table-row table:style-name="ro2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>सन्स-सेरिफ़ कैपिटल एल</text:p>
          </table:table-cell>
        </table:table-row>
        <table:table-row table:style-name="ro2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>उलटा सैंस-सेरिफ़ कैपिटल एल</text:p>
          </table:table-cell>
        </table:table-row>
        <table:table-row table:style-name="ro2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>सन्स-सेरिफ़ कैपिटल वाई</text:p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प्लैंक कॉन्स्टेंट ओवर दो पाई</text:p>
          </table:table-cell>
        </table:table-row>
        <table:table-row table:style-name="ro2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>पर्चे लेना : <text:s/>विधि : <text:s/>पार अनुपात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प्रतिक्रिया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केल्विन साइन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एंगस्ट्रॉम साइन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अनुमानित प्रतीक</text:p>
          </table:table-cell>
        </table:table-row>
        <table:table-row table:style-name="ro2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>घुमाई गई पूंजी Q</text:p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>फेशियल साइन</text:p>
          </table:table-cell>
        </table:table-row>
      </table:table>
      <table:table table:name="math_symbol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हैफ़ेन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>नॉन ब्रेकिंग हाइफ़न</text:p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>चित्रा डैश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>एन डैश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>एम डैश</text:p>
          </table:table-cell>
        </table:table-row>
        <table:table-row table:style-name="ro2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>क्षैतिज पट्टी : <text:s/>उद्धरण डैश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>डबल वर्टिकल लाइन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>डबल कम लाइन</text:p>
          </table:table-cell>
        </table:table-row>
        <table:table-row table:style-name="ro2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>वाम एकल उद्धरण मार्क : <text:s/>एकल मुड़ा अल्पविराम उद्धरण चिह्न</text:p>
          </table:table-cell>
        </table:table-row>
        <table:table-row table:style-name="ro2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>राइट सिंगल कोटेशन मार्क : <text:s/>एकल अल्पविराम उद्धरण चिह्न</text:p>
          </table:table-cell>
        </table:table-row>
        <table:table-row table:style-name="ro2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कटार : <text:s/>ओबिलिस्क, लंबा क्रॉस, आयताकार क्रॉस</text:p>
          </table:table-cell>
        </table:table-row>
        <table:table-row table:style-name="ro2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>डबल डैगर : <text:s/>डाइसिस, डबल ओबिलिस्क</text:p>
          </table:table-cell>
        </table:table-row>
        <table:table-row table:style-name="ro2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गोली : <text:s/>काला छोटा गोला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>त्रिकोणीय बुलेट</text:p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>वन डॉट लीडर</text:p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two dot leader</text:p>
          </table:table-cell>
          <table:table-cell office:value-type="string" calcext:value-type="string">
            <text:p>दो डॉट नेता</text:p>
          </table:table-cell>
        </table:table-row>
        <table:table-row table:style-name="ro2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क्षैतिज एलिप्सिस : <text:s/>तीन डॉट नेता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>हाइफ़नेशन पॉइंट</text:p>
          </table:table-cell>
        </table:table-row>
        <table:table-row table:style-name="ro2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>प्रति मील संकेत : <text:s/>परमिट, प्रति हजार</text:p>
          </table:table-cell>
        </table:table-row>
        <table:table-row table:style-name="ro2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>प्रति दस हजार साइन : <text:s/>permyriad</text:p>
          </table:table-cell>
        </table:table-row>
        <table:table-row table:style-name="ro2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प्रधान : <text:s/>मिनट, पैर</text:p>
          </table:table-cell>
        </table:table-row>
        <table:table-row table:style-name="ro2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>डबल प्राइम : <text:s/>सेकंड, इंच</text:p>
          </table:table-cell>
        </table:table-row>
        <table:table-row table:style-name="ro2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>ट्रिपल प्राइम : <text:s/>लाइनें (पुराना माप, 1/12 इंच का)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>उलटा प्रधान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>डबल प्राइम उलट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>ट्रिपल प्राइम उलट</text:p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कैरट</text:p>
          </table:table-cell>
        </table:table-row>
        <table:table-row table:style-name="ro2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>सिंगल लेफ्ट-पॉइंटिंग एंगल कोटेशन मार्क : <text:s/>एकल गाइलेट की ओर इशारा करते हुए</text:p>
          </table:table-cell>
        </table:table-row>
        <table:table-row table:style-name="ro2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>चरित्र बाँधना : <text:s/>z अंकन क्रम समास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caret insertion point</text:p>
          </table:table-cell>
          <table:table-cell office:value-type="string" calcext:value-type="string">
            <text:p>कैरेट प्रविष्टि बिंदु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>नक्षत्र</text:p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hyphen bullet</text:p>
          </table:table-cell>
          <table:table-cell office:value-type="string" calcext:value-type="string">
            <text:p>हाइफ़न बुलेट</text:p>
          </table:table-cell>
        </table:table-row>
        <table:table-row table:style-name="ro2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>अंश स्लेश : <text:s/>सॉलिडस (टाइपोग्राफी में)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>दोहरा प्रश्न चिह्न</text:p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>प्रश्न विस्मयादिबोधक चिह्न</text:p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>विस्मयादिबोधक प्रश्न चिह्न</text:p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>क्लोज़ अप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>दो तारांकन लंबवत रूप से संरेखित किए गए</text:p>
          </table:table-cell>
        </table:table-row>
        <table:table-row table:style-name="ro2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>वाणिज्यिक माइनस साइन : <text:s/>abzüglich (जर्मन), मेड एवड्रैग अव (सिन), पिस्का (सिन, "व्हिप")</text:p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>स्वांग डैश</text:p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>अंडरटेरी का उलटा</text:p>
          </table:table-cell>
        </table:table-row>
        <table:table-row table:style-name="ro2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>पुष्प विराम चिह्न : <text:s/>फूल, पुष्पक</text:p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>तीन डॉट पंचर</text:p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>चौगुना प्रधान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>चार डॉट विराम चिह्न</text:p>
          </table:table-cell>
        </table:table-row>
        <table:table-row table:style-name="ro2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>पांच डॉट पंचर : <text:s/>ग्रीक पेंटकोनियन : <text:s/>पंचवृक्षी</text:p>
          </table:table-cell>
        </table:table-row>
        <table:table-row table:style-name="ro2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>सबके लिए : <text:s/>यूनिवर्सल क्वांटिफायर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पूरक हैं</text:p>
          </table:table-cell>
        </table:table-row>
        <table:table-row table:style-name="ro2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>वहां मौजूद : <text:s/>अस्तित्वगत मात्रा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>वहाँ मौजूद नहीं है</text:p>
          </table:table-cell>
        </table:table-row>
        <table:table-row table:style-name="ro2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>खाली सेट : <text:s/>शून्य सेट</text:p>
          </table:table-cell>
        </table:table-row>
        <table:table-row table:style-name="ro2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वेतन वृद्धि : <text:s/>लैप्लस ऑपरेटर : <text:s/>आगे का अंतर : <text:s/>सममित अंतर (सेट सिद्धांत में)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का तत्व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>तत्व का तत्व नहीं</text:p>
          </table:table-cell>
        </table:table-row>
        <table:table-row table:style-name="ro2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एन-आर्य कपट : <text:s/>नकल का चिन्ह</text:p>
          </table:table-cell>
        </table:table-row>
        <table:table-row table:style-name="ro2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>एन-आर्य योग : <text:s/>योग चिह्न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घटाव का चिन्ह</text:p>
          </table:table-cell>
        </table:table-row>
        <table:table-row table:style-name="ro2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>माइनस-या-प्लस साइन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>डॉट प्लस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>डिवीजन स्लैश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set minus</text:p>
          </table:table-cell>
          <table:table-cell office:value-type="string" calcext:value-type="string">
            <text:p>माइनस सेट करें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तारक संचालक</text:p>
          </table:table-cell>
        </table:table-row>
        <table:table-row table:style-name="ro2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>रिंग ऑपरेटर : <text:s/>समग्र कार्य : <text:s/>apl jot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बुलेट ऑपरेटर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कोण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>मापा कोण</text:p>
          </table:table-cell>
        </table:table-row>
        <table:table-row table:style-name="ro2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>गोलाकार कोण : <text:s/>कोण चाप</text:p>
          </table:table-cell>
        </table:table-row>
        <table:table-row table:style-name="ro2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विभाजित : <text:s/>ऐसा है कि : <text:s/>apl stile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>बंटता नहीं है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>समानांतर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>समानांतर नहीं</text:p>
          </table:table-cell>
        </table:table-row>
        <table:table-row table:style-name="ro2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तार्किक और : <text:s/>पच्चर, संयोजन</text:p>
          </table:table-cell>
        </table:table-row>
        <table:table-row table:style-name="ro2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तार्किक या : <text:s/>vee, अव्यवस्था</text:p>
          </table:table-cell>
        </table:table-row>
        <table:table-row table:style-name="ro2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चौराहा : <text:s/>टोपी टोपी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>वॉल्यूम इंटीग्रल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clockwise integral</text:p>
          </table:table-cell>
          <table:table-cell office:value-type="string" calcext:value-type="string">
            <text:p>दक्षिणावर्त अभिन्न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>क्लॉकवाइज कंटूर इंटीग्रल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anticlockwise contour integral</text:p>
          </table:table-cell>
          <table:table-cell office:value-type="string" calcext:value-type="string">
            <text:p>एंटीक्लॉकवाइज कंटूर इंटीग्रल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इसलिये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इसलिये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अनुपात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अनुपात</text:p>
          </table:table-cell>
        </table:table-row>
        <table:table-row table:style-name="ro2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dot minus</text:p>
          </table:table-cell>
          <table:table-cell office:value-type="string" calcext:value-type="string">
            <text:p>डॉट माइनस : <text:s/>संतृप्ति घटाव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अधिक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>माल्यार्पण उत्पाद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>टिल्डे नहीं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inus tilde</text:p>
          </table:table-cell>
          <table:table-cell office:value-type="string" calcext:value-type="string">
            <text:p>माइनस टिल्डे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>समान रूप से समान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>नहीं समान रूप से समान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>लगभग बराबर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>लगभग लेकिन वास्तव में समान नहीं है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>न तो लगभग और न ही वास्तव में बराबर</text:p>
          </table:table-cell>
        </table:table-row>
        <table:table-row table:style-name="ro2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>लगभग बराबर : <text:s/>करने के लिए स्पर्शोन्मुख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>लगभग नहीं के बराबर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approaches the limit</text:p>
          </table:table-cell>
          <table:table-cell office:value-type="string" calcext:value-type="string">
            <text:p>सीमा का अनुमोदन करता है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>ज्यामितीय रूप से समान</text:p>
          </table:table-cell>
        </table:table-row>
        <table:table-row table:style-name="ro2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>लगभग बराबर या की छवि : <text:s/>लगभग बराबर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>या लगभग बराबर की छवि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>कोलोन बराबर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>कोलोन के बराबर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>बराबर में अँगूठी</text:p>
          </table:table-cell>
        </table:table-row>
        <table:table-row table:style-name="ro2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>रिंग के बराबर : <text:s/>लगभग बराबर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>से मेल खाती है</text:p>
          </table:table-cell>
        </table:table-row>
        <table:table-row table:style-name="ro2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अनुमान : <text:s/>से मेल खाती है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>बराबर नही है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>के समान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>पहचान नहीं है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>कड़ाई से बराबर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>से कम या बराबर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>इससे बड़ा या इसके बराबर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>कम से अधिक बराबर करने के लिए</text:p>
          </table:table-cell>
        </table:table-row>
        <table:table-row table:style-name="ro2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>ग्रेटर-थान बराबरी पर</text:p>
          </table:table-cell>
        </table:table-row>
        <table:table-row table:style-name="ro2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>कम-से-कम लेकिन बराबर नहीं</text:p>
          </table:table-cell>
        </table:table-row>
        <table:table-row table:style-name="ro2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>ग्रेटर-थान लेकिन न के बराबर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>न तो इससे कम और न ही बराबर</text:p>
          </table:table-cell>
        </table:table-row>
        <table:table-row table:style-name="ro2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>न तो ग्रेटर-थान और न ही बराबर</text:p>
          </table:table-cell>
        </table:table-row>
        <table:table-row table:style-name="ro2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>कम-से-अधिक या समकक्ष</text:p>
          </table:table-cell>
        </table:table-row>
        <table:table-row table:style-name="ro2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>ग्रेटर-थान या समकक्ष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>न तो इससे कम और न ही बराबर</text:p>
          </table:table-cell>
        </table:table-row>
        <table:table-row table:style-name="ro2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>न तो ग्रेटर-थान और न ही समकक्ष</text:p>
          </table:table-cell>
        </table:table-row>
        <table:table-row table:style-name="ro2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>कम-थान या ग्रेटर-थान</text:p>
          </table:table-cell>
        </table:table-row>
        <table:table-row table:style-name="ro2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>ग्रेटर-थान या कम-थान</text:p>
          </table:table-cell>
        </table:table-row>
        <table:table-row table:style-name="ro2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>न तो लेस-थन और न ही ग्रेटर-थान</text:p>
          </table:table-cell>
        </table:table-row>
        <table:table-row table:style-name="ro2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>न तो ग्रेटर-थान और न ही कम-थान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>प्रीडेसी नहीं है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>सफल नहीं होता</text:p>
          </table:table-cell>
        </table:table-row>
        <table:table-row table:style-name="ro2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>का भाग : <text:s/>सेट में शामिल</text:p>
          </table:table-cell>
        </table:table-row>
        <table:table-row table:style-name="ro2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>का सुपरसेट : <text:s/>सेट में शामिल है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>का सबसेट नहीं है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>का सुपरसेट नहीं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>के बराबर या के बराबर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>सुपरसेट ऑफ़ या इक्वल टू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>न तो सबसेट का और न ही बराबर का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>न तो सुपरसेट का और न ही बराबर का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>का वर्ग मूल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>या के बराबर छवि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>स्क्वायर ओरिजिनल ऑफ़ या इक्वल टू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square cap</text:p>
          </table:table-cell>
          <table:table-cell office:value-type="string" calcext:value-type="string">
            <text:p>स्क्वायर कैप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square cup</text:p>
          </table:table-cell>
          <table:table-cell office:value-type="string" calcext:value-type="string">
            <text:p>स्क्वायर कप</text:p>
          </table:table-cell>
        </table:table-row>
        <table:table-row table:style-name="ro2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सर्किल प्लस : <text:s/>सीधा योग : <text:s/>वेक्टर पृष्ठ में इंगित करता है</text:p>
          </table:table-cell>
        </table:table-row>
        <table:table-row table:style-name="ro2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>परिक्रमा माइनस : <text:s/>सममित अंतर</text:p>
          </table:table-cell>
        </table:table-row>
        <table:table-row table:style-name="ro2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>सर्किल टाइम्स : <text:s/>टेनर उत्पाद : <text:s/>वेक्टर पृष्ठ में इंगित करता है</text:p>
          </table:table-cell>
        </table:table-row>
        <table:table-row table:style-name="ro2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>मंडल स्लैश : <text:s/>प्रतिबंध, अक्षम करें</text:p>
          </table:table-cell>
        </table:table-row>
        <table:table-row table:style-name="ro2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>सर्किल डॉट ऑपरेटर : <text:s/>प्रत्यक्ष उत्पाद : <text:s/>वेक्टर पृष्ठ से बाहर की ओर इशारा करता है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>व्यास का चिन्ह</text:p>
          </table:table-cell>
        </table:table-row>
        <table:table-row table:style-name="ro2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मकान : <text:s/>होम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>प्रक्षेपीय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परिप्रेक्ष्य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>लहराती रेखा</text:p>
          </table:table-cell>
        </table:table-row>
        <table:table-row table:style-name="ro2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>उल्टे हस्ताक्षर नहीं : <text:s/>लाइन की शुरुआत</text:p>
          </table:table-cell>
        </table:table-row>
        <table:table-row table:style-name="ro2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>स्क्वायर लोजेंज : <text:s/>चुंबन (तकिया)</text:p>
          </table:table-cell>
        </table:table-row>
        <table:table-row table:style-name="ro2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आर्क : <text:s/>किसी भी लाइन की स्थिति</text:p>
          </table:table-cell>
        </table:table-row>
        <table:table-row table:style-name="ro2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खंड : <text:s/>एक सतह की स्थिति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क्षेत्र</text:p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>हैवी प्लस साइन</text:p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>भारी माइनस साइन</text:p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>हैवी डिवीजन साइन</text:p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>ट्रिपल वर्टिकल बार डेलिमिटर</text:p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>जेड नोटेशन स्पॉट</text:p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>जेड नोटेशन प्रकार कोलोन</text:p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>बिंदीदार बाड़</text:p>
          </table:table-cell>
        </table:table-row>
        <table:table-row table:style-name="ro2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विस्मयादिबोधक चिह्न : <text:s/>कारख़ाने का : <text:s/>धमाके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उद्धरण चिन्ह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>संख्या चिह्न : <text:s/>पाउन्ड चिन्ह : <text:s/>हैश : <text:s/>crosshatch : <text:s/>octothorpe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डॉलर का चिह्न : <text:s/>milréis : <text:s/>Escudo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प्रतिशत चिह्न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एम्पसेंड</text:p>
          </table:table-cell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apostrophe : <text:s/>apostrophe-उद्धरण : <text:s/>apl बोली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तारांकन : <text:s/>तारा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पलस हसताक्षर</text:p>
          </table:table-cell>
        </table:table-row>
        <table:table-row table:style-name="ro2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अल्पविराम : <text:s/>दशमलव विभाजक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हाइफ़न-माइनस : <text:s/>हाइफ़न या माइनस साइन</text:p>
          </table:table-cell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पूर्ण विराम : <text:s/>अवधि, बिंदु, दशमलव बिंदु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सोलिडस : <text:s/>स्लैश, कुंवारी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कोलोन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सेमीकोलन</text:p>
          </table:table-cell>
        </table:table-row>
        <table:table-row table:style-name="ro2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>कम-से-अधिक संकेत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बराबर का चिह्न</text:p>
          </table:table-cell>
        </table:table-row>
        <table:table-row table:style-name="ro2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>ग्रेटर-थान साइन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प्रश्न चिन्ह</text:p>
          </table:table-cell>
        </table:table-row>
        <table:table-row table:style-name="ro2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वाणिज्यिक पर : <text:s/>चिह्न पर : <text:s/>ईमेल : <text:s/>मेल</text:p>
          </table:table-cell>
        </table:table-row>
        <table:table-row table:style-name="ro2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सॉलिडस को उलट दें : <text:s/>बैकस्लैश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सर्कुफ्लेक्स एक्सेंट</text:p>
          </table:table-cell>
        </table:table-row>
        <table:table-row table:style-name="ro2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निम्न रेखा : <text:s/>अंडरस्कोर की जगह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गंभीर उच्चारण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ऊर्ध्वाधर रेखा : <text:s/>सीधी खड़ी रेखा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टिल्ड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उलटा विस्मयबोधक चिह्न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सेन्ट साइन</text:p>
          </table:table-cell>
        </table:table-row>
        <table:table-row table:style-name="ro2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पाउन्ड चिन्ह : <text:s/>पाउंड स्टर्लिंग, आयरिश पंट, इतालवी लीरा, तुर्की लीरा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>मुद्रा चिन्ह</text:p>
          </table:table-cell>
        </table:table-row>
        <table:table-row table:style-name="ro2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येन चिन्ह : <text:s/>युआन संकेत</text:p>
          </table:table-cell>
        </table:table-row>
        <table:table-row table:style-name="ro2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>टूटी हुई पट्टी : <text:s/>टूटी हुई ऊर्ध्वाधर पट्टी : <text:s/>जुदा नियम (टाइपोग्राफी में)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अनुभाग पर हस्ताक्षर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>डायरेसेस</text:p>
          </table:table-cell>
        </table:table-row>
        <table:table-row table:style-name="ro2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कॉपीराइट साइन : <text:s/>प्रतिलिपि : <text:s/>(सी)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>स्त्रैण आयुध संकेतक</text:p>
          </table:table-cell>
        </table:table-row>
        <table:table-row table:style-name="ro2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>लेफ्ट-पॉइंटिंग डबल एंगल कोटेशन मार्क : <text:s/>छोड़ दिया : <text:s/>शेवरॉन</text:p>
          </table:table-cell>
        </table:table-row>
        <table:table-row table:style-name="ro2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हस्ताक्षर नहीं : <text:s/>एंगल्ड डैश (टाइपोग्राफी में)</text:p>
          </table:table-cell>
        </table:table-row>
        <table:table-row table:style-name="ro2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>पंजीकृत हस्ताक्षर : <text:s/>पंजीकृत व्यापार चिह्न</text:p>
          </table:table-cell>
        </table:table-row>
        <table:table-row table:style-name="ro2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अंग्रेज़ी स्वर पर दीर्घ का चिह्न : <text:s/>overline, apl overbar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डिग्री साइन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>प्लस माइनस सिंबल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एक्यूट एक्सेंट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सूक्ष्म संकेत</text:p>
          </table:table-cell>
        </table:table-row>
        <table:table-row table:style-name="ro2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>पिलक्रो साइन : <text:s/>पैराग्राफ का संकेत</text:p>
          </table:table-cell>
        </table:table-row>
        <table:table-row table:style-name="ro2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मध्य डॉट : <text:s/>मध्यबिंदु : <text:s/>मॉडल अल्पविराम : <text:s/>ग्रीक मध्य डॉट, डॉट प्रतीक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सिडील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>मस्कुलिन ऑर्डिनल इंडिकेटर</text:p>
          </table:table-cell>
        </table:table-row>
        <table:table-row table:style-name="ro2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>राइट-पॉइंटिंग डबल एंगल कोटेशन मार्क : <text:s/>सही गिल्टी</text:p>
          </table:table-cell>
        </table:table-row>
        <table:table-row table:style-name="ro2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>उलटा प्रश्न चिह्न : <text:s/>प्रश्न चिह्न बदल गया</text:p>
          </table:table-cell>
        </table:table-row>
        <table:table-row table:style-name="ro2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गुणन चिन्ह : <text:s/>z अंकन कार्टेसियन उत्पाद</text:p>
          </table:table-cell>
        </table:table-row>
        <table:table-row table:style-name="ro2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>डिवीजन साइन : <text:s/>ओबिलिस्क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ब्रीव</text:p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संशोधक पत्र प्रधान</text:p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>संशोधक पत्र डबल प्राइम</text:p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ऊपर का डॉट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 above</text:p>
          </table:table-cell>
          <table:table-cell office:value-type="string" calcext:value-type="string">
            <text:p>अंगूठी के ऊपर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ओजोनेक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छोटा टिल्ड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>डबल एक्यूट एक्सेंट</text:p>
          </table:table-cell>
        </table:table-row>
        <table:table-row table:style-name="ro2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>सिंगल लो -9 कोटेशन मार्क : <text:s/>कम एकल अल्पविराम उद्धरण चिह्न</text:p>
          </table:table-cell>
        </table:table-row>
        <table:table-row table:style-name="ro2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>एकल उच्च-उलट -9 उद्धरण चिह्न : <text:s/>एकल उलटा अल्पविराम उद्धरण चिह्न</text:p>
          </table:table-cell>
        </table:table-row>
        <table:table-row table:style-name="ro2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>लेफ्ट डबल कोटेशन मार्क : <text:s/>डबल कोमा उद्धरण चिह्न</text:p>
          </table:table-cell>
        </table:table-row>
        <table:table-row table:style-name="ro2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>राइट डबल कोटेशन मार्क : <text:s/>डबल अल्पविराम उद्धरण चिह्न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>डबल लो -9 कोटेशन मार्क : <text:s/>कम डबल अल्पविराम उद्धरण चिह्न</text:p>
          </table:table-cell>
        </table:table-row>
        <table:table-row table:style-name="ro2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>डबल उच्च-उलट -9 उद्धरण चिह्न : <text:s/>डबल उलट अल्पविराम उद्धरण चिह्न</text:p>
          </table:table-cell>
        </table:table-row>
        <table:table-row table:style-name="ro2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>सिंगल राइट-पॉइंटिंग एंगल कोटेशन मार्क : <text:s/>सही एकल गाइलेट की ओर इशारा करते हुए</text:p>
          </table:table-cell>
        </table:table-row>
        <table:table-row table:style-name="ro2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>संदर्भ मार्क : <text:s/>जापानी गुंबद : <text:s/>उर्दू अनुच्छेद विभाजक</text:p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>डबल विस्मयादिबोधक चिह्न</text:p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table:number-columns-repeated="2" office:value-type="string" calcext:value-type="string">
            <text:p>interrobang</text:p>
          </table:table-cell>
        </table:table-row>
        <table:table-row table:style-name="ro2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overline : <text:s/>ओवरस्कोर की जगह</text:p>
          </table:table-cell>
        </table:table-row>
        <table:table-row table:style-name="ro2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>undertie : <text:s/>ग्रीक एनोटिकॉन</text:p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>उलट पिल्रो साइन</text:p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>ब्लैक लेफ्टवर्ड बुलेट</text:p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>ब्लैक राइटवर्ड बुलेट</text:p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>कम तारांकन</text:p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>उलट सेमीकोलन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>दो डॉट पंचर</text:p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>फोर डॉट मार्क</text:p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>बिंदीदार क्रॉस</text:p>
          </table:table-cell>
        </table:table-row>
        <table:table-row table:style-name="ro2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>tricolon : <text:s/>एपिडॉरियन एक्रॉफ़ोनिक प्रतीक तीन</text:p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>ऊर्ध्वाधर चार डॉट्स</text:p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>सुपरस्क्रिप्ट प्लस चिन्ह</text:p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>सुपरस्क्रिप्ट मिनेस</text:p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>सुपरस्क्रिप्ट समान साइन</text:p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>सुपरस्क्रिप्ट वाम कोष्ठक</text:p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>सुपरस्क्रिप्ट राइट कोष्ठक</text:p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>सबस्क्रिप्ट प्लस साइन</text:p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>सबस्क्राइब माइनस</text:p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>सदस्यता बराबर संकेत</text:p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>सदस्यता लेफ्ट कोष्ठक</text:p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>सबस्क्रिप्ट राइट कोष्ठक</text:p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>संपत्ति रेखा</text:p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>अमपर्संड बदल गया</text:p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प्रति संकेत</text:p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aKTIESELSKAB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>स्मॉल एफ</text:p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का छोटा तत्व</text:p>
          </table:table-cell>
        </table:table-row>
        <table:table-row table:style-name="ro2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>सदस्य के रूप में सम्‍मिलित है : <text:s/>ऐसा है कि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>सदस्य के रूप में नहीं होता है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>छोटे सदस्य के रूप में शामिल हैं</text:p>
          </table:table-cell>
        </table:table-row>
        <table:table-row table:style-name="ro2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सबूत का अंत : <text:s/>q.e.d.</text:p>
          </table:table-cell>
        </table:table-row>
        <table:table-row table:style-name="ro2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एन-आर्य उत्पाद : <text:s/>उत्पाद का संकेत</text:p>
          </table:table-cell>
        </table:table-row>
        <table:table-row table:style-name="ro2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>वर्गमूल : <text:s/>कट्टरपंथी संकेत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>घनमूल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चौथा मूल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>आनुपातिक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अनन्तता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>समकोण</text:p>
          </table:table-cell>
        </table:table-row>
        <table:table-row table:style-name="ro2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संघ : <text:s/>कप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अविभाज्य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>डबल इंटीग्रल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>ट्रिपल इंटीग्रल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>कंटूर इंटीग्रल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>सतह इंटीग्रल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geometric proportion</text:p>
          </table:table-cell>
          <table:table-cell office:value-type="string" calcext:value-type="string">
            <text:p>ज्यामितीय अनुपात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table:number-columns-repeated="2" office:value-type="string" calcext:value-type="string">
            <text:p>homothetic</text:p>
          </table:table-cell>
        </table:table-row>
        <table:table-row table:style-name="ro2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टिल्ड संचालक : <text:s/>(आनुपातिक) के साथ बदलता रहता है : <text:s/>के बीच अंतर : <text:s/>के समान : <text:s/>नहीं : <text:s/>चक्र : <text:s/>apl tilde</text:p>
          </table:table-cell>
        </table:table-row>
        <table:table-row table:style-name="ro2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>उलटा टिल्डे : <text:s/>आलसी एस</text:p>
          </table:table-cell>
        </table:table-row>
        <table:table-row table:style-name="ro2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inverted lazy s</text:p>
          </table:table-cell>
          <table:table-cell office:value-type="string" calcext:value-type="string">
            <text:p>उलटे आलसी एस : <text:s/>सबसे सकारात्मक</text:p>
          </table:table-cell>
        </table:table-row>
        <table:table-row table:style-name="ro2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साइन तरंग : <text:s/>प्रत्यावर्ती धारा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>लगभग बराबर या बराबर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>ट्रिपल टिल्ड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>सभी को समान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>के बराबर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>ज्यामितीय समान रूप से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>के बीच अंतर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>समबाहु को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star equals</text:p>
          </table:table-cell>
          <table:table-cell office:value-type="string" calcext:value-type="string">
            <text:p>स्टार बराबर</text:p>
          </table:table-cell>
        </table:table-row>
        <table:table-row table:style-name="ro2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>डेल्टा बराबर : <text:s/>समकोणेवाला : <text:s/>परिभाषा के अनुसार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>परिभाषा के अनुसार समान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>द्वारा मापा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>के बराबर सवाल किया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>की तुलना में बहुत कम</text:p>
          </table:table-cell>
        </table:table-row>
        <table:table-row table:style-name="ro2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>बहुत ग्रेटर-थान</text:p>
          </table:table-cell>
        </table:table-row>
        <table:table-row table:style-name="ro2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के बीच : <text:s/>वादी, मात्रात्मक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>नहीं के बराबर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>से कम नहीं</text:p>
          </table:table-cell>
        </table:table-row>
        <table:table-row table:style-name="ro2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>ग्रेटर-थान नहीं</text:p>
          </table:table-cell>
        </table:table-row>
        <table:table-row table:style-name="ro2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पहले आता है : <text:s/>से कम रैंक</text:p>
          </table:table-cell>
        </table:table-row>
        <table:table-row table:style-name="ro2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सफल होता है : <text:s/>से उच्च पद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>प्रतिमान या बराबर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>सफलता या बराबर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>प्रतिसाद या समकक्ष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>सफलता या समकक्ष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>न के बराबर के साथ सबसेट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>नहीं के बराबर के साथ सुपरसेट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>मल्टीसेट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multiset multiplication</text:p>
          </table:table-cell>
          <table:table-cell office:value-type="string" calcext:value-type="string">
            <text:p>मल्टीसेट गुणा</text:p>
          </table:table-cell>
        </table:table-row>
        <table:table-row table:style-name="ro2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multiset union</text:p>
          </table:table-cell>
          <table:table-cell office:value-type="string" calcext:value-type="string">
            <text:p>मल्टीसेट यूनियन : <text:s/>z अंकन बैग जोड़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>वर्ग छवि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>परिचालित रिंग संचालक</text:p>
          </table:table-cell>
        </table:table-row>
        <table:table-row table:style-name="ro2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>सर्किल का तारांकन ऑपरेटर : <text:s/>नया साल, क्रिसमस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>परिक्रमा के बराबर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>चक्कर लगाया डैश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>चुकता प्लस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>चुकता माइनस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>चुकता समय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>चुकता डॉट ऑपरेटर</text:p>
          </table:table-cell>
        </table:table-row>
        <table:table-row table:style-name="ro2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>राइट टैक : <text:s/>घूमने वाला दरवाज़ा : <text:s/>साबित होता है, तात्पर्य, पैदावार : <text:s/>कम करने योग्य</text:p>
          </table:table-cell>
        </table:table-row>
        <table:table-row table:style-name="ro2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>लेफ्ट टैक : <text:s/>रिवर्स टर्नस्टाइल : <text:s/>गैर-प्रमेय, उपज नहीं देता है</text:p>
          </table:table-cell>
        </table:table-row>
        <table:table-row table:style-name="ro2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>डाउन टैक : <text:s/>चोटी</text:p>
          </table:table-cell>
        </table:table-row>
        <table:table-row table:style-name="ro2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अप टाक : <text:s/>आधार, नीचे</text:p>
          </table:table-cell>
        </table:table-row>
        <table:table-row table:style-name="ro2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अभिकथन : <text:s/>को कम करता है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मॉडल के</text:p>
          </table:table-cell>
        </table:table-row>
        <table:table-row table:style-name="ro2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सच : <text:s/>कथन सत्य है, मान्य है : <text:s/>एक टॉटोलॉजी है : <text:s/>संतुष्ट : <text:s/>का परिणाम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ताकतों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>ट्रिपल वर्टिकल बार राइट टर्नस्टाइल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>डबल वर्टिकल बार डबल राइट टर्नस्टाइल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>सिद्ध नहीं होता है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>सच नहीं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>फोर्स नहीं है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>नेगेटिव डबल वर्टिकल बार डबल राइट टर्नस्टाइल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s under relation</text:p>
          </table:table-cell>
          <table:table-cell office:value-type="string" calcext:value-type="string">
            <text:p>रिलेशन के तहत प्रीयर करें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ucceeds under relation</text:p>
          </table:table-cell>
          <table:table-cell office:value-type="string" calcext:value-type="string">
            <text:p>संबंध के तहत सफलता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>का सामान्य उपसमूह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>सामान्य उपसमूह के रूप में शामिल है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>या के बराबर सामान्य उपसमूह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>सामान्य उपसमूह या समान के समान है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>का मूल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>की छवि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>मल्टीमैप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hermitian conjugate matrix</text:p>
          </table:table-cell>
          <table:table-cell office:value-type="string" calcext:value-type="string">
            <text:p>हर्मिटियन कॉन्जुगेट मैट्रिक्स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table:number-columns-repeated="2" office:value-type="string" calcext:value-type="string">
            <text:p>intercalate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table:number-columns-repeated="2"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नंद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न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>सही त्रिकोण</text:p>
          </table:table-cell>
        </table:table-row>
        <table:table-row table:style-name="ro2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एन-आर्य तार्किक और</text:p>
          </table:table-cell>
        </table:table-row>
        <table:table-row table:style-name="ro2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एन-आर्य तार्किक या</text:p>
          </table:table-cell>
        </table:table-row>
        <table:table-row table:style-name="ro2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एन-आर्य अंतःकरण : <text:s/>z अंकन सामान्यीकृत चौराहा</text:p>
          </table:table-cell>
        </table:table-row>
        <table:table-row table:style-name="ro2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एन-आर्य संघ : <text:s/>z अंकन सामान्यीकृत संघ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हीरा संचालक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डॉट ऑपरेटर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स्टार संचालक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>डिवीजन टाइम्स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बो टाई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>वाम सामान्य कारक सेमीडायरेक्ट उत्पाद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>राइट नॉर्मल फैक्टर सेमीडायरेक्ट प्रोडक्ट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>वाम सेमीडायरेक्ट उत्पाद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>राइट सेमीडायरेक्ट प्रोडक्ट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>उल्टे टिल्ड बराबर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>घुंघराले तार्किक या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>घुंघराले तार्किक और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>डबल सबसेट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>डबल सुपरसेट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>दोहरा अंतर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>डबल यूनियन</text:p>
          </table:table-cell>
        </table:table-row>
        <table:table-row table:style-name="ro2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सूखी घास इत्यादि की टाल लगाने का नोकदार डंडा : <text:s/>उचित चौराहा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>बराबर और समानांतर</text:p>
          </table:table-cell>
        </table:table-row>
        <table:table-row table:style-name="ro2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>डॉट के साथ कम-थान</text:p>
          </table:table-cell>
        </table:table-row>
        <table:table-row table:style-name="ro2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>डॉट के साथ ग्रेटर-थान</text:p>
          </table:table-cell>
        </table:table-row>
        <table:table-row table:style-name="ro2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>बहुत कम-से-कम</text:p>
          </table:table-cell>
        </table:table-row>
        <table:table-row table:style-name="ro2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>बहुत ज्यादा ग्रेटर-थान</text:p>
          </table:table-cell>
        </table:table-row>
        <table:table-row table:style-name="ro2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>कम-से-बराबर बराबर या ग्रेटर-थान से</text:p>
          </table:table-cell>
        </table:table-row>
        <table:table-row table:style-name="ro2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>ग्रेटर-थान बराबर या उससे कम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>बराबर या उससे कम</text:p>
          </table:table-cell>
        </table:table-row>
        <table:table-row table:style-name="ro2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>बराबर या ग्रेटर-थान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>बराबर या पूर्ववत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>बराबर या सफल होना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>प्रीडेसी या समान नहीं है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>सफल या बराबर नहीं है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>वर्ग छवि या समान नहीं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>स्क्वायर स्क्वायर ओरिजिनल ऑफ़ या इक्वल टू नहीं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>या नहीं के बराबर छवि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>स्क्वायर ओरिजिनल ऑफ़ या न के बराबर</text:p>
          </table:table-cell>
        </table:table-row>
        <table:table-row table:style-name="ro2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>कम-से-कम लेकिन बराबर नहीं</text:p>
          </table:table-cell>
        </table:table-row>
        <table:table-row table:style-name="ro2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>ग्रेटर-थान लेकिन न के बराबर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>प्रतिसाद लेकिन नहीं के बराबर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>सफल लेकिन नहीं के बराबर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>सामान्य उपसमूह नहीं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>सामान्य उपसमूह के रूप में कंटेनर नहीं है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>न के बराबर उपसमूह या बराबर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>सामान्य उपसमूह या समान के रूप में कंटेनर नहीं है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>ऊर्ध्वाधर एलिप्सिस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मिडलाइन हॉरिजॉन्टल एलिप्सिस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>ऊपर राइट विकर्ण एलिप्सिस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>डाउन राइट विकर्ण एलिप्सिस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>लंबे क्षैतिज स्ट्रोक के साथ तत्व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>क्षैतिज स्ट्रोक के अंत में ऊर्ध्वाधर बार के साथ तत्व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>क्षैतिज स्ट्रोक के अंत में ऊर्ध्वाधर बार के साथ छोटे तत्व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>डॉट ऊपर के साथ तत्व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>ओवरबार के साथ तत्व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>ओवरबार के साथ छोटे तत्व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>अंडरबार के साथ तत्व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>दो क्षैतिज स्ट्रोक के साथ तत्व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>लंबे क्षैतिज स्ट्रोक के साथ सम्‍मिलित है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>क्षैतिज स्ट्रोक के अंत में वर्टिकल बार के साथ होता है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>क्षैतिज स्ट्रोक के अंत में वर्टिकल बार के साथ छोटे शामिल हैं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>ओवरबार के साथ सम्‍मिलित है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>ओवरबार के साथ छोटे कंटीन्यू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>जेड नोटेशन बैग सदस्यता</text:p>
          </table:table-cell>
        </table:table-row>
        <table:table-row table:style-name="ro2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>घुंघराले पाश : <text:s/>Kururi</text:p>
          </table:table-cell>
        </table:table-row>
        <table:table-row table:style-name="ro2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>डबल कर्ली लूप : <text:s/>स्वर का मेल</text:p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>व्हाइट ट्रायंगल जिसमें व्हाइट व्हाइट ट्रायंगल होता है</text:p>
          </table:table-cell>
        </table:table-row>
        <table:table-row table:style-name="ro2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सीधा : <text:s/>करने के लिए orthogonal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open subset</text:p>
          </table:table-cell>
          <table:table-cell office:value-type="string" calcext:value-type="string">
            <text:p>सबसेट खोलें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open superset</text:p>
          </table:table-cell>
          <table:table-cell office:value-type="string" calcext:value-type="string">
            <text:p>सुपरसेट खोलें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or with dot inside</text:p>
          </table:table-cell>
          <table:table-cell office:value-type="string" calcext:value-type="string">
            <text:p>या डॉट इन के साथ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>रिवर्स सॉलिडस पूर्ववर्ती सबसेट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>सुपरसैट पूर्ववर्ती सॉलिडस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>क्षैतिज स्ट्रोक के साथ लंबवत पट्टी</text:p>
          </table:table-cell>
        </table:table-row>
        <table:table-row table:style-name="ro2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>गणितीय बढ़ती विकर्ण : <text:s/>\ diagup</text:p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>लम्बा विभाजन</text:p>
          </table:table-cell>
        </table:table-row>
        <table:table-row table:style-name="ro2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>गणितीय पतनशील विकर्ण : <text:s/>\ diagdown</text:p>
          </table:table-cell>
        </table:table-row>
        <table:table-row table:style-name="ro2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>चुकता तार्किक और : <text:s/>बॉक्स मि</text:p>
          </table:table-cell>
        </table:table-row>
        <table:table-row table:style-name="ro2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>चुकता तार्किक या : <text:s/>बॉक्स अधिकतम</text:p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>सफेद हीरे के साथ केंद्रित डॉट</text:p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>और डॉट के साथ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>ऊपर की ओर खुलने का तत्व</text:p>
          </table:table-cell>
        </table:table-row>
        <table:table-row table:style-name="ro2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>डॉट के साथ लोअर राइट कॉर्नर : <text:s/>पीछे खीचना</text:p>
          </table:table-cell>
        </table:table-row>
        <table:table-row table:style-name="ro2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>डॉट के साथ ऊपरी बाएं कोने : <text:s/>बहार धकेलना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>बाईं ओर का बाहरी जोड़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>राइट आउटर जॉइन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full outer join</text:p>
          </table:table-cell>
          <table:table-cell office:value-type="string" calcext:value-type="string">
            <text:p>पूर्ण बाहरी सम्मिलित हों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>बड़े अप टैक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>बड़े डाउन टैक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>लेफ्ट और राइट डबल टर्नस्टाइल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>लेफ्ट और राइट टैक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>वाम मुल्तिप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>लम्बी दाहिनी टाकी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>लंबे समय तक लेफ्ट टैक</text:p>
          </table:table-cell>
        </table:table-row>
        <table:table-row table:style-name="ro2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>ऊपर के सर्कल के साथ अप टैक : <text:s/>रेडियल घटक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>लोजेंज क्षैतिज नियम द्वारा विभाजित</text:p>
          </table:table-cell>
        </table:table-row>
        <table:table-row table:style-name="ro2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>सफेद अवतल-पक्षीय हीरा : <text:s/>कभी नहीं (मॉडल ऑपरेटर)</text:p>
          </table:table-cell>
        </table:table-row>
        <table:table-row table:style-name="ro2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>व्हाइट कॉनक्वेव-साइडेड डायमंड विद लेफ्टवर्ड्स टिक : <text:s/>कभी नहीं था (मोडल ऑपरेटर)</text:p>
          </table:table-cell>
        </table:table-row>
        <table:table-row table:style-name="ro2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>व्हाइट कॉनक्लेव-साइडेड डायमंड विथ राइट्स टिक : <text:s/>कभी नहीं होगा (मोडल ऑपरेटर)</text:p>
          </table:table-cell>
        </table:table-row>
        <table:table-row table:style-name="ro2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>व्हाइट स्क्वायर बायीं ओर टिक के साथ : <text:s/>हमेशा (मोडल ऑपरेटर) था</text:p>
          </table:table-cell>
        </table:table-row>
        <table:table-row table:style-name="ro2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>राइट स्क्वायर टिक के साथ व्हाइट स्क्वायर : <text:s/>हमेशा रहेगा (मोडल ऑपरेटर)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>बढ़ती विकर्ण पार विकर्ण</text:p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>गिरते हुए विकर्ण</text:p>
          </table:table-cell>
        </table:table-row>
        <table:table-row table:style-name="ro2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>कार्यक्षेत्र Zigzag रेखा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>उल्टा खाली सेट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>ओवरबार के साथ खाली सेट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>ऊपर छोटे सर्कल के साथ खाली सेट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>क्षैतिज पट्टी के साथ सर्कल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>चक्करदार बार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circled parallel</text:p>
          </table:table-cell>
          <table:table-cell office:value-type="string" calcext:value-type="string">
            <text:p>परलोक की परिक्रमा की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>उलटा सॉलिडस सर्किल</text:p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circled perpendicular</text:p>
          </table:table-cell>
          <table:table-cell office:value-type="string" calcext:value-type="string">
            <text:p>चक्कर लगाया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>सर्कल को क्षैतिज पट्टी से विभाजित किया गया और शीर्ष आधा को ऊर्ध्वाधर बार से विभाजित किया गया</text:p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circle with superimposed x</text:p>
          </table:table-cell>
          <table:table-cell office:value-type="string" calcext:value-type="string">
            <text:p>सुपरिंपोज्ड एक्स के साथ सर्कल</text:p>
          </table:table-cell>
        </table:table-row>
        <table:table-row table:style-name="ro2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>सर्किल एंटिक्लॉकवाइज-रोटेटेड डिवीजन साइन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>सफ़ेद गोली का गोला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circled bullet</text:p>
          </table:table-cell>
          <table:table-cell office:value-type="string" calcext:value-type="string">
            <text:p>गोल घेरा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>कम से कम की परिक्रमा की</text:p>
          </table:table-cell>
        </table:table-row>
        <table:table-row table:style-name="ro2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>ग्रेटर-थान परिक्रमा की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>सर्कल को छोटे सर्कल के साथ दाईं ओर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>सही करने के लिए दो क्षैतिज स्ट्रोक के साथ सर्कल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squared rising diagonal slash</text:p>
          </table:table-cell>
          <table:table-cell office:value-type="string" calcext:value-type="string">
            <text:p>स्क्वार्ड राइजिंग विकर्ण स्लैश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squared falling diagonal slash</text:p>
          </table:table-cell>
          <table:table-cell office:value-type="string" calcext:value-type="string">
            <text:p>स्क्वॉयर फ़ॉलिंग डायगोनल स्लैश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>चुकता किया हुआ तारक</text:p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>छोटे वृत्त का वर्ग</text:p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>चौकोर वर्ग</text:p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two joined squares</text:p>
          </table:table-cell>
          <table:table-cell office:value-type="string" calcext:value-type="string">
            <text:p>दो वर्गों में शामिल हो गए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>डॉट ऊपर के साथ त्रिभुज</text:p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>अंडरबार के साथ त्रिकोण</text:p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>त्रिभुज में एस</text:p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>नीचे में सेरिफ़ के साथ त्रिभुज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>दाएँ त्रिभुज ऊपर बाएँ त्रिभुज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>वाम त्रिभुज बगल में खड़ी बार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>वर्टिकल बार बिसाइड राइट ट्राएंगल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>लेफ्ट हाफ ब्लैक के साथ बोवी</text:p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>सही हाफ ब्लैक के साथ बोवी</text:p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>काली कटोरी</text:p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>लेफ्ट हाफ ब्लैक के साथ टाइम्स</text:p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>राइट हाफ ब्लैक के साथ टाइम्स</text:p>
          </table:table-cell>
        </table:table-row>
        <table:table-row table:style-name="ro2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>सफेद घंटा : <text:s/>ऊर्ध्वाधर धनुष : <text:s/>सफेद फ्रामस</text:p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>काला घंटा</text:p>
          </table:table-cell>
        </table:table-row>
        <table:table-row table:style-name="ro2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>अधूरा इन्फिनिटी : <text:s/>आइसोटेक इकाई और आईनफिन;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>इन्फिनिटी पर टाई</text:p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>अनंत बार ऊर्ध्वाधर के साथ उपेक्षित</text:p>
          </table:table-cell>
        </table:table-row>
        <table:table-row table:style-name="ro2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>डबल-एंडेड मल्टीमैप</text:p>
          </table:table-cell>
        </table:table-row>
        <table:table-row table:style-name="ro2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>कंटूरेड आउटलाइन के साथ स्क्वायर : <text:s/>डी alembertian</text:p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>के रूप में बढ़ता है</text:p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>शफल उत्पाद</text:p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>बराबर और धीमी गति से समानांतर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>टिल्डे अबव के साथ साइन और स्लेन्डेड पैरेलल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>आइडेंटिकल टू एंड स्लोड पैरेलल</text:p>
          </table:table-cell>
        </table:table-row>
        <table:table-row table:style-name="ro2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>ग्लीच स्टार्क : <text:s/>tautological समकक्ष</text:p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table:number-columns-repeated="2" office:value-type="string" calcext:value-type="string">
            <text:p>thermodynamic</text:p>
          </table:table-cell>
        </table:table-row>
        <table:table-row table:style-name="ro2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>डाउन-पॉइंटिंग ट्राइएंगल विथ लेफ्ट हाफ ब्लैक</text:p>
          </table:table-cell>
        </table:table-row>
        <table:table-row table:style-name="ro2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>डाउन-पाइंटिंग ट्रायंगल के साथ राइट हाफ ब्लैक</text:p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>काला लोजेंज</text:p>
          </table:table-cell>
        </table:table-row>
        <table:table-row table:style-name="ro2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>त्रुटि-वर्जित श्वेत वर्ग</text:p>
          </table:table-cell>
        </table:table-row>
        <table:table-row table:style-name="ro2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>त्रुटि-वर्जित ब्लैक स्क्वायर</text:p>
          </table:table-cell>
        </table:table-row>
        <table:table-row table:style-name="ro2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>त्रुटि-वर्जित सफेद हीरा</text:p>
          </table:table-cell>
        </table:table-row>
        <table:table-row table:style-name="ro2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>त्रुटि-वर्जित ब्लैक डायमंड</text:p>
          </table:table-cell>
        </table:table-row>
        <table:table-row table:style-name="ro2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>त्रुटि-वर्जित श्वेत वृत्त</text:p>
          </table:table-cell>
        </table:table-row>
        <table:table-row table:style-name="ro2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>त्रुटि-वर्जित ब्लैक सर्कल</text:p>
          </table:table-cell>
        </table:table-row>
        <table:table-row table:style-name="ro2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>नियम विलंबित : <text:s/>बृहदान्त्र सही तीर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रिवर्स सॉलिडस ऑपरेटर</text:p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>ओवरबार के साथ सॉलिडस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>क्षैतिज स्ट्रोक के साथ सॉलिडस को उल्टा करें</text:p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>बड़ा सॉलिडस</text:p>
          </table:table-cell>
        </table:table-row>
        <table:table-row table:style-name="ro2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बिग रिवर्स सॉलिडस : <text:s/>z संकेतन स्कीमा छिपाना</text:p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>डबल प्लस</text:p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>ट्रिपल प्लस</text:p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टिनी</text:p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table:number-columns-repeated="2" office:value-type="string" calcext:value-type="string">
            <text:p>miny</text:p>
          </table:table-cell>
        </table:table-row>
        <table:table-row table:style-name="ro2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>एन-ऐरी सर्किल डॉट ऑपरेटर</text:p>
          </table:table-cell>
        </table:table-row>
        <table:table-row table:style-name="ro2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एन-ऐरी सर्किल प्लस ऑपरेटर</text:p>
          </table:table-cell>
        </table:table-row>
        <table:table-row table:style-name="ro2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>एन-ऐरी सर्किल टाइम्स ऑपरेटर</text:p>
          </table:table-cell>
        </table:table-row>
        <table:table-row table:style-name="ro2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>डॉट के साथ एन-आर्य संघ संचालक</text:p>
          </table:table-cell>
        </table:table-row>
        <table:table-row table:style-name="ro2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>प्लस के साथ एन-आर्य संघ संचालक</text:p>
          </table:table-cell>
        </table:table-row>
        <table:table-row table:style-name="ro2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>एन-आर्य स्क्वायर इंटरसेक्शन ऑपरेटर</text:p>
          </table:table-cell>
        </table:table-row>
        <table:table-row table:style-name="ro2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>एन-आर्य स्क्वायर यूनियन ऑपरेटर</text:p>
          </table:table-cell>
        </table:table-row>
        <table:table-row table:style-name="ro2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>दो तार्किक और संचालक : <text:s/>विलय</text:p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>दो तार्किक या संचालक</text:p>
          </table:table-cell>
        </table:table-row>
        <table:table-row table:style-name="ro2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एन-आर्य टाइम्स ऑपरेटर</text:p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>मोदुलो दो सम</text:p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>इंटीग्रल के साथ योग</text:p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>चौगुना इंटीग्रल ऑपरेटर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>परिमित भाग अभिन्न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>डबल स्ट्रोक के साथ अभिन्न</text:p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>स्लैश के साथ इंटीग्रल औसत</text:p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>परिसंचरण समारोह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anticlockwise integration</text:p>
          </table:table-cell>
          <table:table-cell office:value-type="string" calcext:value-type="string">
            <text:p>एंटिक्लॉकवाइज इंटीग्रेशन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line integration with rectangular path around pole</text:p>
          </table:table-cell>
          <table:table-cell office:value-type="string" calcext:value-type="string">
            <text:p>ध्रुव के चारों ओर आयताकार पथ के साथ लाइन एकीकरण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line integration with semicircular path around pole</text:p>
          </table:table-cell>
          <table:table-cell office:value-type="string" calcext:value-type="string">
            <text:p>ध्रुव के चारों ओर अर्धवृत्ताकार पथ के साथ लाइन एकीकरण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>ध्रुव को शामिल करते हुए लाइन इंटीग्रेशन नहीं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>एक बिंदु ऑपरेटर के आसपास इंटीग्रल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>चतुर्भुज इंटीग्रल ऑपरेटर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>टाइम्स साइन के साथ अभिन्न</text:p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>अभिन्नता के साथ अभिन्न</text:p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>संघ के साथ अभिन्न</text:p>
          </table:table-cell>
        </table:table-row>
        <table:table-row table:style-name="ro2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>ओवरबार के साथ अभिन्न : <text:s/>ऊपरी अभिन्न</text:p>
          </table:table-cell>
        </table:table-row>
        <table:table-row table:style-name="ro2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>अंडरबार के साथ अभिन्न : <text:s/>कम अभिन्न</text:p>
          </table:table-cell>
        </table:table-row>
        <table:table-row table:style-name="ro2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शामिल हों : <text:s/>बड़ी गेंदबाज़ी</text:p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>बड़े वाम त्रिभुज संचालक</text:p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>जेड नोटेशन स्कीमा संरचना</text:p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>जेड नोटेशन स्कीम पाइपिंग</text:p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>जेड नोटेशन स्कीमा प्रोजेक्शन</text:p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>प्लस ऊपर छोटे सर्कल के साथ साइन इन करें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>इसके अलावा ऊपर सर्कमफ्लेक्स एक्सेंट के साथ साइन इन करें</text:p>
          </table:table-cell>
        </table:table-row>
        <table:table-row table:style-name="ro2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>इसके अलावा Tilde ऊपर के साथ साइन इन करें : <text:s/>सकारात्मक अंतर या योग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>प्लस नीचे के साथ साइन इन करें</text:p>
          </table:table-cell>
        </table:table-row>
        <table:table-row table:style-name="ro2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>नीचे Tilde के साथ साइन इन करें : <text:s/>योग या सकारात्मक अंतर</text:p>
          </table:table-cell>
        </table:table-row>
        <table:table-row table:style-name="ro2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>साथ ही सब्स्क्रिप्‍ट टू के साथ साइन करें : <text:s/>nim-अलावा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>काले त्रिकोण के साथ प्लस साइन</text:p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inus sign with comma above</text:p>
          </table:table-cell>
          <table:table-cell office:value-type="string" calcext:value-type="string">
            <text:p>माइनस साइन इन कॉमा ऊपर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inus sign with dot below</text:p>
          </table:table-cell>
          <table:table-cell office:value-type="string" calcext:value-type="string">
            <text:p>नीचे के साथ माइनस साइन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>गिरते डॉट्स के साथ माइनस साइन</text:p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>राइजिंग डॉट्स के साथ माइनस साइन</text:p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>प्लस साइन इन लेफ्ट हाफ सर्कल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>प्लस साइन इन राइट हाफ सर्कल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>वेक्टर या क्रॉस उत्पाद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multiplication sign with dot above</text:p>
          </table:table-cell>
          <table:table-cell office:value-type="string" calcext:value-type="string">
            <text:p>गुणन चिह्न ऊपर दिए गए डॉट के साथ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multiplication sign with underbar</text:p>
          </table:table-cell>
          <table:table-cell office:value-type="string" calcext:value-type="string">
            <text:p>अंडरबार के साथ गुणन चिह्न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>नीचे बंद के साथ सेमीडायरेक्ट प्रोडक्ट</text:p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>लूट उत्पाद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>बाएं आधे घेरे में गुणन चिह्न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>गुणन चिह्न सही आधे घेरे में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>सर्कुलमफ्लेक्स एक्सेंट के साथ सर्किल गुणा गुणा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>गुणन चिह्न डबल सर्कल में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>चक्रित चिह्न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>प्लस साइन इन ट्रायंगल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>त्रिभुज में माइनस साइन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>त्रिभुज में गुणन चिह्न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>आंतरिक उत्पाद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>राइटहैंड आंतरिक उत्पाद</text:p>
          </table:table-cell>
        </table:table-row>
        <table:table-row table:style-name="ro2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>z अंकन संबंधपरक रचना</text:p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>समामेलन या कॉप्टर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tion with dot</text:p>
          </table:table-cell>
          <table:table-cell office:value-type="string" calcext:value-type="string">
            <text:p>डॉट के साथ अंतरंगता</text:p>
          </table:table-cell>
        </table:table-row>
        <table:table-row table:style-name="ro2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>माइनस साइन के साथ संघ : <text:s/>z अंकन बैग घटाव</text:p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on with overbar</text:p>
          </table:table-cell>
          <table:table-cell office:value-type="string" calcext:value-type="string">
            <text:p>ओवरबार के साथ संघ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tion with overbar</text:p>
          </table:table-cell>
          <table:table-cell office:value-type="string" calcext:value-type="string">
            <text:p>ओवरबार के साथ अंतरंगता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>तार्किक और के साथ अंतःक्रिया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>लॉजिकल या के साथ संघ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on above intersection</text:p>
          </table:table-cell>
          <table:table-cell office:value-type="string" calcext:value-type="string">
            <text:p>संघ इन्टॉलरेंस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tion above union</text:p>
          </table:table-cell>
          <table:table-cell office:value-type="string" calcext:value-type="string">
            <text:p>संघ से ऊपर का अंतर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>संघ इन्टर् बार बार इन्टरसेक्शन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>संघ के ऊपर बार से ऊपर का अंतर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>संघ के पास और संघ के साथ जुड़ गया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>इंटरसैक्शन बेसाइड और इंटरसेक्शन के साथ जुड़ गया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closed union with serifs</text:p>
          </table:table-cell>
          <table:table-cell office:value-type="string" calcext:value-type="string">
            <text:p>सेरिफ के साथ बंद संघ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closed intersection with serifs</text:p>
          </table:table-cell>
          <table:table-cell office:value-type="string" calcext:value-type="string">
            <text:p>सेरिफ़ के साथ बंद अंतर्ज्ञान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>डबल स्क्वायर इंटरसेक्शन</text:p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>डबल स्क्वायर यूनियन</text:p>
          </table:table-cell>
        </table:table-row>
        <table:table-row table:style-name="ro2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>serifs और लूट उत्पाद के साथ बंद संघ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>लॉजिकल और डॉट एबव के साथ</text:p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>लॉजिकल या डॉट एबव के साथ</text:p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>डबल तार्किक और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>डबल तार्किक या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>दो गहन तार्किक और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>दो गहन तार्किक या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>झुका हुआ बड़ा या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>झुका हुआ बड़ा और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>लॉजिकल या ओवरलैपिंग लॉजिकल एंड</text:p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>तार्किक और मध्य स्टेम के साथ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>तार्किक या मध्य स्टेम के साथ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>तार्किक और क्षैतिज डैश के साथ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>तार्किक या क्षैतिज डैश के साथ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>तार्किक और डबल ओवरबार के साथ</text:p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>तार्किक और अंडरबार के साथ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>लॉजिकल और डबल अंडरबार के साथ</text:p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>अंडरबार के साथ छोटा वी</text:p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>तार्किक या डबल ओवरबार के साथ</text:p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>तार्किक या डबल अंडरबार के साथ</text:p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>जेड नोटेशन डोमेन एंटीरेस्ट्रिशन</text:p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>जेड नोटेशन रेंज एंटीएस्ट्रिक्शन</text:p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>नीचे दिए गए डॉट के साथ साइन इन करें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>डॉट एबव के साथ पहचान</text:p>
          </table:table-cell>
        </table:table-row>
        <table:table-row table:style-name="ro2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>डबल वर्टिकल स्ट्रोक के साथ ट्रिपल हॉरिजॉन्टल बार : <text:s/>समान और समानांतर</text:p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>ट्रिपल वर्टिकल स्ट्रोक के साथ ट्रिपल हॉरिजॉन्टल बार</text:p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>डॉट ऊपर के साथ टिल्ड ऑपरेटर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>राइजिंग डॉट्स के साथ टिल्ड ऑपरेटर</text:p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>समान माइनस समान</text:p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 with dot above</text:p>
          </table:table-cell>
          <table:table-cell office:value-type="string" calcext:value-type="string">
            <text:p>डॉट ऊपर के साथ बधाई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>तारांकन के साथ बराबर</text:p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>लगभग सर्कुलफ्लेक्स एक्सेंट के बराबर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>लगभग बराबर या बराबर</text:p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>बराबर साइन ऊपर प्लस साइन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>साथ ही साइन इन करें ऊपर बराबर साइन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>बराबर टिल्ड ऑपरेटर के बराबर साइन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>डबल कोलोन बराबर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>दो लगातार बराबर संकेत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>तीन लगातार बराबर संकेत</text:p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>बराबर दो डॉट्स ऊपर और दो डॉट्स नीचे के साथ साइन इन करें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>चार डॉट्स ऊपर के साथ बराबर</text:p>
          </table:table-cell>
        </table:table-row>
        <table:table-row table:style-name="ro2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>सर्कल के अंदर कम-से-कम</text:p>
          </table:table-cell>
        </table:table-row>
        <table:table-row table:style-name="ro2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>सर्किल के अंदर ग्रेटर-थान</text:p>
          </table:table-cell>
        </table:table-row>
        <table:table-row table:style-name="ro2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>प्रश्न-चिह्न से ऊपर से कम</text:p>
          </table:table-cell>
        </table:table-row>
        <table:table-row table:style-name="ro2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>ग्रेटर-थान विथ प्रश्न मार्क एबव</text:p>
          </table:table-cell>
        </table:table-row>
        <table:table-row table:style-name="ro2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>कम-से-कम या slanted बराबर</text:p>
          </table:table-cell>
        </table:table-row>
        <table:table-row table:style-name="ro2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>ग्रेटर-थान या Slanted बराबर</text:p>
          </table:table-cell>
        </table:table-row>
        <table:table-row table:style-name="ro2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>कम-थान या slanted बराबर अंदर डॉट के साथ</text:p>
          </table:table-cell>
        </table:table-row>
        <table:table-row table:style-name="ro2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>ग्रेटर-थान या स्लोटेड इक्वल टू डॉट इन इनसाइड</text:p>
          </table:table-cell>
        </table:table-row>
        <table:table-row table:style-name="ro2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>कम-थन या स्लोड इक्वल को डॉट एबव के साथ</text:p>
          </table:table-cell>
        </table:table-row>
        <table:table-row table:style-name="ro2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>ग्रेटर-थान या स्लोड इक्वल टू डॉट डॉट एबव</text:p>
          </table:table-cell>
        </table:table-row>
        <table:table-row table:style-name="ro2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>राइट-थॉट या स्लोटेड इक्वल को डॉट एबट राइट के साथ</text:p>
          </table:table-cell>
        </table:table-row>
        <table:table-row table:style-name="ro2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>ग्रेटर-थान या स्लोटेड इक्वल टू डॉट एबव लेफ्ट</text:p>
          </table:table-cell>
        </table:table-row>
        <table:table-row table:style-name="ro2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>कम-थान या अनुमानित</text:p>
          </table:table-cell>
        </table:table-row>
        <table:table-row table:style-name="ro2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>ग्रेटर-थान या अनुमानित</text:p>
          </table:table-cell>
        </table:table-row>
        <table:table-row table:style-name="ro2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>कम-थान और एकल-रेखा समान नहीं</text:p>
          </table:table-cell>
        </table:table-row>
        <table:table-row table:style-name="ro2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>ग्रेटर-थान और सिंगल-लाइन न के बराबर</text:p>
          </table:table-cell>
        </table:table-row>
        <table:table-row table:style-name="ro2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>कम-से-अधिक और अनुमानित नहीं</text:p>
          </table:table-cell>
        </table:table-row>
        <table:table-row table:style-name="ro2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>ग्रेटर-थान और अनुमानित नहीं</text:p>
          </table:table-cell>
        </table:table-row>
        <table:table-row table:style-name="ro2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>ग्रेटर-थान के ऊपर डबल-लाइन के बराबर कम-से-कम</text:p>
          </table:table-cell>
        </table:table-row>
        <table:table-row table:style-name="ro2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>ग्रेटर-थान डबल-लाइन के ऊपर, कम-से-कम के बराबर</text:p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>समान या समान से कम</text:p>
          </table:table-cell>
        </table:table-row>
        <table:table-row table:style-name="ro2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>ग्रेटर-थान ऊपर समान या समान</text:p>
          </table:table-cell>
        </table:table-row>
        <table:table-row table:style-name="ro2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>ग्रेटर-थान से कम समान</text:p>
          </table:table-cell>
        </table:table-row>
        <table:table-row table:style-name="ro2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>ग्रेटर-थान ऊपर समान कम-से-ऊपर</text:p>
          </table:table-cell>
        </table:table-row>
        <table:table-row table:style-name="ro2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>ग्रेटर-थान के ऊपर डबल-लाइन बराबर से कम</text:p>
          </table:table-cell>
        </table:table-row>
        <table:table-row table:style-name="ro2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>ग्रेटर-थान से कम से कम डबल-लाइन बराबर</text:p>
          </table:table-cell>
        </table:table-row>
        <table:table-row table:style-name="ro2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>ग्रेटर-थान से कम के बराबर स्लैटल से कम से कम से कम के बराबर</text:p>
          </table:table-cell>
        </table:table-row>
        <table:table-row table:style-name="ro2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>ग्रेटर-थान से ऊपर स्लैन्ड इक्वेल से कम से कम-से-ऊपर स्लैन्ड इक्वेल</text:p>
          </table:table-cell>
        </table:table-row>
        <table:table-row table:style-name="ro2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>slanted बराबर या उससे कम</text:p>
          </table:table-cell>
        </table:table-row>
        <table:table-row table:style-name="ro2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>slanted बराबर या अधिक से अधिक</text:p>
          </table:table-cell>
        </table:table-row>
        <table:table-row table:style-name="ro2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>डॉट इनसाइड के साथ Slanted बराबर या उससे कम</text:p>
          </table:table-cell>
        </table:table-row>
        <table:table-row table:style-name="ro2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>डॉटल इनसाइड के साथ Slanted बराबर या ग्रेटर-थान</text:p>
          </table:table-cell>
        </table:table-row>
        <table:table-row table:style-name="ro2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>डबल-लाइन समान या उससे कम</text:p>
          </table:table-cell>
        </table:table-row>
        <table:table-row table:style-name="ro2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>डबल-लाइन के बराबर या ग्रेटर-थान</text:p>
          </table:table-cell>
        </table:table-row>
        <table:table-row table:style-name="ro2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>डबल-लाइन slanted बराबर या उससे कम</text:p>
          </table:table-cell>
        </table:table-row>
        <table:table-row table:style-name="ro2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>डबल-लाइन Slanted बराबर या अधिक से अधिक-थान</text:p>
          </table:table-cell>
        </table:table-row>
        <table:table-row table:style-name="ro2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>समान या कम-से-अधिक</text:p>
          </table:table-cell>
        </table:table-row>
        <table:table-row table:style-name="ro2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>इसी तरह या ग्रेटर-थान</text:p>
          </table:table-cell>
        </table:table-row>
        <table:table-row table:style-name="ro2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>समान-से ऊपर समान कम-से-अधिक समान चिह्न</text:p>
          </table:table-cell>
        </table:table-row>
        <table:table-row table:style-name="ro2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>ग्रेटर-थान से ऊपर समान समान संकेत</text:p>
          </table:table-cell>
        </table:table-row>
        <table:table-row table:style-name="ro2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>डबल नेस्टेड कम-थान : <text:s/>पूर्ण निरंतरता</text:p>
          </table:table-cell>
        </table:table-row>
        <table:table-row table:style-name="ro2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>डबल नेस्टेड ग्रेटर-थान</text:p>
          </table:table-cell>
        </table:table-row>
        <table:table-row table:style-name="ro2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>अंडरबार के साथ डबल नेस्टेड लेस-थैन</text:p>
          </table:table-cell>
        </table:table-row>
        <table:table-row table:style-name="ro2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>ग्रेटर-थान कम-से-अधिक ओवरलैपिंग</text:p>
          </table:table-cell>
        </table:table-row>
        <table:table-row table:style-name="ro2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>ग्रेटर-थान बगल में कम-से-कम</text:p>
          </table:table-cell>
        </table:table-row>
        <table:table-row table:style-name="ro2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>कम-से-कम बंद वक्र द्वारा</text:p>
          </table:table-cell>
        </table:table-row>
        <table:table-row table:style-name="ro2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>ग्रेटर-थान क्लोज्ड बाई कर्व</text:p>
          </table:table-cell>
        </table:table-row>
        <table:table-row table:style-name="ro2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>कम-से-कम बंद वक्र के ऊपर बंद बराबर के बराबर</text:p>
          </table:table-cell>
        </table:table-row>
        <table:table-row table:style-name="ro2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>ग्रेटर-थान को बंद करके कर्व से ऊपर स्लोटेड समान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>से छोटा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>से भी बड़ा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>से छोटा या बराबर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>से बड़ा या बराबर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>बम्पी ऊपर के साथ साइन इन करें</text:p>
          </table:table-cell>
        </table:table-row>
        <table:table-row table:style-name="ro2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>सिंगल-लाइन बराबर साइन से ऊपर</text:p>
          </table:table-cell>
        </table:table-row>
        <table:table-row table:style-name="ro2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>सिंगल-लाइन के बराबर साइन के ऊपर सफलता</text:p>
          </table:table-cell>
        </table:table-row>
        <table:table-row table:style-name="ro2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>सिंगल-लाइन न के बराबर प्रीवर</text:p>
          </table:table-cell>
        </table:table-row>
        <table:table-row table:style-name="ro2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>एकल-पंक्ति से ऊपर की सफलता नहीं के बराबर</text:p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>बराबरी से ऊपर के हस्ताक्षर</text:p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>बराबर के ऊपर हस्ताक्षर</text:p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>इसके बाद के संस्करण के बराबर नहीं है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>इसके बाद के संस्करण के बराबर नहीं है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>लगभग बराबर के बराबर</text:p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>लगभग बराबर के ऊपर सफलता</text:p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>लगभग बराबर नहीं के ऊपर से पहले</text:p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>लगभग बराबर नहीं के ऊपर सफलता</text:p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>डबल प्राथमिकताएं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>डबल सफलता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>डॉट के साथ सबसेट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>डॉट के साथ सुपरसेट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>प्लस साइन डाउन के साथ सबसेट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>प्लस साइन डाउन के साथ सुपरसेट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subset with multiplication sign below</text:p>
          </table:table-cell>
          <table:table-cell office:value-type="string" calcext:value-type="string">
            <text:p>नीचे गुणन चिह्न के साथ सबसेट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superset with multiplication sign below</text:p>
          </table:table-cell>
          <table:table-cell office:value-type="string" calcext:value-type="string">
            <text:p>गुणन के साथ सुपरसेट नीचे साइन इन करें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>उपर्युक्त या बराबर के साथ डॉट के ऊपर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>या इसके बाद के संस्करण का डॉट के ऊपर के साथ समतुल्य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>ऊपर के बराबर के संकेत पर हस्ताक्षर</text:p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>ऊपर के साइन का सुपरसेट</text:p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>सब से ऊपर टिल्ड ऑपरेटर का सबसेट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>ऊपर टिल्डे ऑपरेटर का सुपरसेट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>लगभग बराबर के ऊपर का सबसेट</text:p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>लगभग बराबर के ऊपर का सुपरसेट</text:p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>इसके बाद के संस्करण की तुलना बराबर नहीं</text:p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>ऊपर का सुपरसेट न के बराबर</text:p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>स्क्वायर लेफ्ट ओपन बॉक्स ऑपरेटर</text:p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>स्क्वायर राइट ओपन बॉक्स ऑपरेटर</text:p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closed subset</text:p>
          </table:table-cell>
          <table:table-cell office:value-type="string" calcext:value-type="string">
            <text:p>बंद सबसेट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losed superset</text:p>
          </table:table-cell>
          <table:table-cell office:value-type="string" calcext:value-type="string">
            <text:p>बंद सुपरसेट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>बंद सबसेट या बराबर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>बंद सुपरसेट या समान करने के लिए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>सुपरसेट के ऊपर सबसेट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>उपरसेट उपरसेट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>सबसेट के ऊपर सबसेट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>सुपरसेट से ऊपर सुपरसेट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superset beside subset</text:p>
          </table:table-cell>
          <table:table-cell office:value-type="string" calcext:value-type="string">
            <text:p>सुपरसेट बगल में सबसेट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>सुपरसेट बिसाइड एंड ज्वाइन बाई डैश विद सबसेट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>नीचे की ओर खुलने का तत्व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>टी टॉप के साथ पिचफोर्क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>ट्रांसवर्सल इंटरसेक्शन</text:p>
          </table:table-cell>
        </table:table-row>
        <table:table-row table:style-name="ro2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>forking : <text:s/>स्वतंत्र नहीं</text:p>
          </table:table-cell>
        </table:table-row>
        <table:table-row table:style-name="ro2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>nonforking : <text:s/>स्वतंत्र</text:p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>शॉर्ट लेफ्ट टैक</text:p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>शॉर्ट डाउन टैक</text:p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>शॉर्ट अप टैक</text:p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>एस के साथ लंबवत</text:p>
          </table:table-cell>
        </table:table-row>
        <table:table-row table:style-name="ro2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>वर्टिकल बार ट्रिपल राइट टर्नस्टाइल : <text:s/>आमतौर पर संतुष्ट करता है</text:p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>डबल वर्टिकल बार लेफ्ट टर्नस्टाइल</text:p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>वर्टिकल बार डबल लेफ्ट टर्नस्टाइल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>डबल वर्टिकल बार डबल लेफ्ट टर्नस्टाइल</text:p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>डबल वर्टिकल के लेफ्ट मेंबर से लॉन्ग डैश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>ओवरबार के साथ शॉर्ट डाउन टैक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>अंडरबार के साथ शॉर्ट अप टैक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>शॉर्ट अप टैक ऊपर शॉर्ट डाउन टैक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>डबल डाउन टैक</text:p>
          </table:table-cell>
        </table:table-row>
        <table:table-row table:style-name="ro2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>डबल अप टैक : <text:s/>आजादी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>डबल स्ट्रोक साइन नहीं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>उल्टा डबल स्ट्रोक नहीं साइन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>रिवर्सेड नेगेशन स्लैश के साथ विभाजन नहीं करता है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>सर्कल के ऊपर के साथ लंबवत रेखा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>नीचे सर्कल के साथ खड़ी रेखा</text:p>
          </table:table-cell>
        </table:table-row>
        <table:table-row table:style-name="ro2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>नीचे सर्कल के साथ नीचे कील : <text:s/>आवश्यक रूप से संतुष्ट करता है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>क्षैतिज स्ट्रोक के साथ समानांतर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>टिल्ड ऑपरेटर के साथ समानांतर</text:p>
          </table:table-cell>
        </table:table-row>
        <table:table-row table:style-name="ro2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>ट्रिपल वर्टिकल बार बाइनरी रिलेशन : <text:s/>बिछा देना</text:p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>क्षैतिज स्ट्रोक के साथ ट्रिपल वर्टिकल बार</text:p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>ट्रिपल कर्नल ऑपरेटर</text:p>
          </table:table-cell>
        </table:table-row>
        <table:table-row table:style-name="ro2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>ट्रिपल नेस्ट कम-थान</text:p>
          </table:table-cell>
        </table:table-row>
        <table:table-row table:style-name="ro2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>ट्रिपल नेस्टेड ग्रेटर-थान</text:p>
          </table:table-cell>
        </table:table-row>
        <table:table-row table:style-name="ro2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>डबल-लाइन कम-से-कम या बराबर होना चाहिए</text:p>
          </table:table-cell>
        </table:table-row>
        <table:table-row table:style-name="ro2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>डबल-लाइन Slanted ग्रेटर-थान या समान टू</text:p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>ट्रिपल सॉलिडस बाइनरी रिलेशन</text:p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>बड़े ट्रिपल वर्टिकल बार ऑपरेटर</text:p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>डबल सॉलिडस ऑपरेटर</text:p>
          </table:table-cell>
        </table:table-row>
        <table:table-row table:style-name="ro2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>सफेद खड़ी पट्टी : <text:s/>द्विजस्तार का चुनाव</text:p>
          </table:table-cell>
        </table:table-row>
        <table:table-row table:style-name="ro2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>एन-आर्य व्हाइट वर्टिकल बार : <text:s/>n- आर्य द्विजशास्त्र पसंद</text:p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>वेव डैश</text:p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>वर्टिकल कॉमा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>कार्यक्षेत्र बृहदान्त्र के लिए प्रस्तुति प्रपत्र</text:p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>कार्यक्षेत्र अर्धविराम के लिए प्रस्तुति प्रपत्र</text:p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>कार्यक्षेत्र विस्मयादिबोधक मार्क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>वर्टिकल क्वेश्चन मार्क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>वर्टिकल हॉरिजॉन्टल एलिप्सिस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>वर्टिकल टू डॉट लीडर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>वर्टिकल एम डैश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>वर्टिकल एन डैश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>वर्टिकल लो लाइन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>वर्टिकल वेवी लो लाइन के लिए प्रस्तुति फॉर्म</text:p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>तिल डॉट</text:p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>सफेद तिल डॉट</text:p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>पानी का छींटा</text:p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>centreline Overline</text:p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>लहराती ओवरलाइन</text:p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>डबल लहराती ओवरलाइन</text:p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>कम लाइन का धब्बा</text:p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>सेंट्रलाइन लो लाइन</text:p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>लहराती कम लाइन</text:p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>छोटा कोमा</text:p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>छोटा पूर्ण विराम</text:p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>छोटा अर्धविराम</text:p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>छोटा कोलोन</text:p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>लघु प्रश्न चिह्न</text:p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>छोटा विस्मयादिबोधक चिह्न</text:p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>छोटा एम डैश</text:p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>छोटी संख्या का चिन्ह</text:p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>छोटा आम्रपांड</text:p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>छोटा सरक</text:p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>छोटा प्लस साइन</text:p>
          </table:table-cell>
        </table:table-row>
        <table:table-row table:style-name="ro2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>छोटा हाइफ़न-माइनस</text:p>
          </table:table-cell>
        </table:table-row>
        <table:table-row table:style-name="ro2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>छोटा कम-थान साइन</text:p>
          </table:table-cell>
        </table:table-row>
        <table:table-row table:style-name="ro2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>छोटा ग्रेटर-थान साइन</text:p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>छोटे बराबर का चिन्ह</text:p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>छोटा रिवर्स सॉलिडस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>छोटा डॉलर चिन्ह</text:p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>छोटा सा प्रतिशत चिन्ह</text:p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>छोटे वाणिज्यिक पर</text:p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पूर्ण विस्मयादिबोधक चिह्न</text:p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फुल विमोचन कोटेशन मार्क</text:p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>पूर्णविराम नंबर साइन</text:p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फुलबॉर्न डॉलर साइन</text:p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पूर्णता प्रतिशतता संकेत</text:p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पूर्णविराम एम्परसेंड</text:p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>पूर्ण विराम एपोस्ट्रोफ</text:p>
          </table:table-cell>
        </table:table-row>
        <table:table-row table:style-name="ro2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फ़ुल विस्‍तार Asterisk</text:p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फुलप्रूफ प्लस साइन</text:p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पूर्णविराम कोमा</text:p>
          </table:table-cell>
        </table:table-row>
        <table:table-row table:style-name="ro2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>फुल एक्सपोर्टर हैफेन-माइनस</text:p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पूर्णविराम पूर्ण विराम</text:p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फुलफॉरमेंस सॉलिडस</text:p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पूर्णविराम बृहदान्त्र</text:p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पूर्णविराम अर्धविराम</text:p>
          </table:table-cell>
        </table:table-row>
        <table:table-row table:style-name="ro2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>पूर्ण विचलन कम-थान साइन</text:p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पूर्णविराम बराबर होता है</text:p>
          </table:table-cell>
        </table:table-row>
        <table:table-row table:style-name="ro2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>पूर्णता ग्रेटर-थन साइन</text:p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पूर्णविराम प्रश्न मार्क</text:p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>पूर्ण विचलन वाणिज्यिक पर</text:p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फुलवॉर्शन रिवर्स सॉलिडस</text:p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पूर्णविराम सर्कुफ्लेक्स एक्सेंट</text:p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पूर्णविराम निम्न रेखा</text:p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फुल विवर ग्रेव एक्सेंट</text:p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पूर्णविराम ऊर्ध्वाधर रेखा</text:p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पूर्णविराम टिल्डे</text:p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फुल एक्सपेंशन सेंट साइन</text:p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पूर्णविराम पाउंड साइन</text:p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पूर्णविराम नहीं हस्ताक्षर</text:p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फुलवार्ड मैक्रॉन</text:p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>पूर्ण विराम ब्रोकन बार</text:p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पूर्णविराम येन चिन्ह</text:p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>फुल विओक साइन</text:p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>आधीर्फ़ॉर्म फॉर्म लाइट वर्टिकल</text:p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>हाफ मूवमेंट ब्लैक स्क्वायर</text:p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>अर्धवार्षिक व्हाइट सर्कल</text:p>
          </table:table-cell>
        </table:table-row>
      </table:table>
      <table:table table:name="math_whitespac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>एन क्वाड</text:p>
          </table:table-cell>
        </table:table-row>
        <table:table-row table:style-name="ro2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>उन्हें क्वाड : <text:s/>मटन क्वाड</text:p>
          </table:table-cell>
        </table:table-row>
        <table:table-row table:style-name="ro2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>एन स्पेस : <text:s/>अखरोट</text:p>
          </table:table-cell>
        </table:table-row>
        <table:table-row table:style-name="ro2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>उन्हें अंतरिक्ष : <text:s/>भेड़े का मांस</text:p>
          </table:table-cell>
        </table:table-row>
        <table:table-row table:style-name="ro2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>तीन-प्रति-एम स्पेस : <text:s/>मोटी जगह</text:p>
          </table:table-cell>
        </table:table-row>
        <table:table-row table:style-name="ro2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>चार-प्रति-एम अंतरिक्ष : <text:s/>मध्य स्थान</text:p>
          </table:table-cell>
        </table:table-row>
        <table:table-row table:style-name="ro2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>सिक्स-पर-एम स्पेस</text:p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>चित्रा स्थान</text:p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>विराम चिह्न स्थान</text:p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>पतली जगह</text:p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>लाइन सेपरेटर</text:p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>पैराग्राफ सेपरेटर</text:p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>शब्द योजक</text:p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समारोह आवेदन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अदृश्य समय</text:p>
          </table:table-cell>
        </table:table-row>
        <table:table-row table:style-name="ro2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अदृश्य विभाजक : <text:s/>अदृश्य अल्पविराम</text:p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अदृश्य प्लस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अंतरिक्ष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नो-ब्रेक स्पेस</text:p>
          </table:table-cell>
        </table:table-row>
        <table:table-row table:style-name="ro2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शीतल हाइफ़न : <text:s/>विवेकाधीन हाइफ़न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>बाल स्थान</text:p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>शून्य चौड़ाई स्थान</text:p>
          </table:table-cell>
        </table:table-row>
        <table:table-row table:style-name="ro2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>शून्य चौड़ाई गैर-योजक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>शून्य चौड़ाई योजक</text:p>
          </table:table-cell>
        </table:table-row>
        <table:table-row table:style-name="ro2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लेफ्ट-टू-राइट मार्क</text:p>
          </table:table-cell>
        </table:table-row>
        <table:table-row table:style-name="ro2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दाएं-बाएं निशान</text:p>
          </table:table-cell>
        </table:table-row>
        <table:table-row table:style-name="ro2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>लेफ्ट-टू-राइट एंबेडिंग</text:p>
          </table:table-cell>
        </table:table-row>
        <table:table-row table:style-name="ro2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>राइट-टू-लेफ्ट एंबेडिंग</text:p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>पॉप दिशात्मक स्वरूपण</text:p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>बाएं से दाएं ओवरराइड</text:p>
          </table:table-cell>
        </table:table-row>
        <table:table-row table:style-name="ro2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>राइट-टू-लेफ्ट ओवरराइड</text:p>
          </table:table-cell>
        </table:table-row>
        <table:table-row table:style-name="ro2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>नैरो-ब्रेक स्पेस</text:p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>मध्यम गणितीय स्थान</text:p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>इनहिबिट सिमेट्रिक स्वैपिंग</text:p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>सममित स्वैपिंग सक्रिय करें</text:p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>राष्ट्रीय अंक आकार</text:p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>नाममात्र का अंक आकार</text:p>
          </table:table-cell>
        </table:table-row>
        <table:table-row table:style-name="ro2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>शून्य चौड़ाई नो-ब्रेक स्पेस : <text:s/>बम, zwnbsp, बाइट ऑर्डर मार्क</text:p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>इंटरलीनियर एनोटेशन एंकर</text:p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>इंटरलीनियर एनोटेशन सेपरेटर</text:p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>इंटरलीनियर एनोटेशन टर्मिनेटर</text:p>
          </table:table-cell>
        </table:table-row>
      </table:table>
      <table:table table:name="other_sta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काला तारा : <text:s/>नया साल, क्रिसमस</text:p>
          </table:table-cell>
        </table:table-row>
        <table:table-row table:style-name="ro2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सफेद सितारा : <text:s/>नया साल, क्रिसमस</text:p>
          </table:table-cell>
        </table:table-row>
        <table:table-row table:style-name="ro2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>सफेद हैवी चेक मार्क : <text:s/>हरी टिक</text:p>
          </table:table-cell>
        </table:table-row>
        <table:table-row table:style-name="ro2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>सही का निशान : <text:s/>टिकटिक</text:p>
          </table:table-cell>
        </table:table-row>
        <table:table-row table:style-name="ro2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>हैवी चेक मार्क : <text:s/>टिकटिक</text:p>
          </table:table-cell>
        </table:table-row>
        <table:table-row table:style-name="ro2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>गुणन X</text:p>
          </table:table-cell>
        </table:table-row>
        <table:table-row table:style-name="ro2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>भारी गुणा X : <text:s/>पार करना</text:p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>बैलट एक्स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>भारी मतवाला एक्स</text:p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>माल्टीज़ क्रॉस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>डेविड का सितारा</text:p>
          </table:table-cell>
        </table:table-row>
        <table:table-row table:style-name="ro2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>फोर टियरड्रॉप-स्पोक्ड एस्टरिस्क</text:p>
          </table:table-cell>
        </table:table-row>
        <table:table-row table:style-name="ro2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>फोर बैलून-स्पोक्ड एस्टरिस्क</text:p>
          </table:table-cell>
        </table:table-row>
        <table:table-row table:style-name="ro2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>हैवी फोर बलून-स्पोक्ड एस्टरिस्क</text:p>
          </table:table-cell>
        </table:table-row>
        <table:table-row table:style-name="ro2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>फोर क्लब-स्पोक्ड एस्टरिस्क</text:p>
          </table:table-cell>
        </table:table-row>
        <table:table-row table:style-name="ro2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>ब्लैक फोर पॉइंटेड स्टार : <text:s/>नया साल, क्रिसमस</text:p>
          </table:table-cell>
        </table:table-row>
        <table:table-row table:style-name="ro2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>व्हाइट फोर पॉइंटेड स्टार : <text:s/>नया साल, क्रिसमस</text:p>
          </table:table-cell>
        </table:table-row>
        <table:table-row table:style-name="ro2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>निखर उठती : <text:s/>चमकता है, तारे : <text:s/>नया साल, क्रिसमस</text:p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>तनाव की रूपरेखा सफेद सितारा</text:p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>छायांकित श्वेत तारा</text:p>
          </table:table-cell>
        </table:table-row>
        <table:table-row table:style-name="ro2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>भारी तारांकन : <text:s/>नया साल, क्रिसमस</text:p>
          </table:table-cell>
        </table:table-row>
        <table:table-row table:style-name="ro2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>खुला केंद्र तारांकन चिह्न : <text:s/>नया साल, क्रिसमस</text:p>
          </table:table-cell>
        </table:table-row>
        <table:table-row table:style-name="ro2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>आठ प्रवक्ता ने तारांकित किया : <text:s/>नया साल, क्रिसमस</text:p>
          </table:table-cell>
        </table:table-row>
        <table:table-row table:style-name="ro2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>आठ प्वाइंट ब्लैक स्टार : <text:s/>ऑरेंज स्टार, चार पॉइंट एक्स पैटर्न : <text:s/>नया साल, क्रिसमस</text:p>
          </table:table-cell>
        </table:table-row>
        <table:table-row table:style-name="ro2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>आठ पॉइंट पिनव्हील स्टार : <text:s/>नया साल, क्रिसमस</text:p>
          </table:table-cell>
        </table:table-row>
        <table:table-row table:style-name="ro2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सिक्स पॉइंटेड ब्लैक स्टार : <text:s/>सेक्सटाइल : <text:s/>नया साल, क्रिसमस</text:p>
          </table:table-cell>
        </table:table-row>
        <table:table-row table:style-name="ro2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>बारह अंक ब्लैक स्टार : <text:s/>नया साल, क्रिसमस</text:p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>श्वेत पुष्प</text:p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>आठ पेटेल्ड आउटलाइन्ड ब्लैक फ्लोरेट</text:p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>सर्किल ओपन सेंटर आठ पॉइंटेड स्टार</text:p>
          </table:table-cell>
        </table:table-row>
        <table:table-row table:style-name="ro2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>हैवी टियरड्रॉप-स्पोकन पिनव्हील एस्टरिस्क</text:p>
          </table:table-cell>
        </table:table-row>
        <table:table-row table:style-name="ro2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हिमपात का एक खंड : <text:s/>हिमपात, ठंढ : <text:s/>नया साल, क्रिसमस</text:p>
          </table:table-cell>
        </table:table-row>
        <table:table-row table:style-name="ro2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>तंग त्रिफोलिएट स्नोफ्लेक : <text:s/>नया साल, क्रिसमस</text:p>
          </table:table-cell>
        </table:table-row>
        <table:table-row table:style-name="ro2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>भारी शेवरॉन स्नोफ्लेक : <text:s/>नया साल, क्रिसमस</text:p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>चमक</text:p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>भारी स्पार्कल</text:p>
          </table:table-cell>
        </table:table-row>
        <table:table-row table:style-name="ro2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>बैलून-स्पोक्ड एस्टरिस्क : <text:s/>जैक : <text:s/>नया साल, क्रिसमस</text:p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>दशमलव प्रतिपादक प्रतीक</text:p>
          </table:table-cell>
        </table:table-row>
        <table:table-row table:style-name="ro2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मध्यम सफेद वृत्त : <text:s/>अलैंगिकता, कामुक, लिंगहीन : <text:s/>लगे, धोखा दिया</text:p>
          </table:table-cell>
        </table:table-row>
        <table:table-row table:style-name="ro2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मीडियम ब्लैक सर्कल : <text:s/>अभिलेख : <text:s/>नया साल, क्रिसमस</text:p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>ओपन सेंटर क्रॉस</text:p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>भारी खुला केंद्र क्रॉस</text:p>
          </table:table-cell>
        </table:table-row>
        <table:table-row table:style-name="ro2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>सफेद स्टार की परिक्रमा की : <text:s/>नया साल, क्रिसमस</text:p>
          </table:table-cell>
        </table:table-row>
        <table:table-row table:style-name="ro2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>ओपन सेंटर ब्लैक स्टार : <text:s/>नया साल, क्रिसमस</text:p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>ब्लैक सेंटर व्हाइट स्टार</text:p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>उल्लिखित ब्लैक स्टार</text:p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>हैवी आउटलाइन्ड ब्लैक स्टार</text:p>
          </table:table-cell>
        </table:table-row>
        <table:table-row table:style-name="ro2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>पिनव्हील स्टार : <text:s/>नया साल, क्रिसमस</text:p>
          </table:table-cell>
        </table:table-row>
        <table:table-row table:style-name="ro2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>सोलह पॉइंट वाला तारांकन चिह्न : <text:s/>बर्स्ट : <text:s/>नया साल, क्रिसमस</text:p>
          </table:table-cell>
        </table:table-row>
        <table:table-row table:style-name="ro2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>टियरड्रॉप-स्पोक्ड एस्टरिस्क</text:p>
          </table:table-cell>
        </table:table-row>
        <table:table-row table:style-name="ro2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>ओपन सेंटर टियरड्रॉप-स्पोक्ड एस्टरिस्क</text:p>
          </table:table-cell>
        </table:table-row>
        <table:table-row table:style-name="ro2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>हेवी टियरड्रॉप-स्पोक्ड एस्टरिस्क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>छह पेटेड ब्लैक एंड व्हाइट फ्लोरेट</text:p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>ब्लैक फ्लोरेट</text:p>
          </table:table-cell>
        </table:table-row>
        <table:table-row table:style-name="ro2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>आठ टियरड्रॉप-स्पोक प्रोपेलर एस्टरिस्क</text:p>
          </table:table-cell>
        </table:table-row>
        <table:table-row table:style-name="ro2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>हैवी आठ टियरड्रॉप-स्पोक्ड प्रोपेलर एस्टरिस्क : <text:s/>टर्बोफैन : <text:s/>जैक : <text:s/>नया साल, क्रिसमस</text:p>
          </table:table-cell>
        </table:table-row>
        <table:table-row table:style-name="ro2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>क्रॉस चिह्न : <text:s/>पार, एक्स, पूर्व, पूर्व चिह्न, गुणन चिह्न</text:p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>छायांकित सफेद वृत्त</text:p>
          </table:table-cell>
        </table:table-row>
      </table:table>
      <table:table table:name="digits_res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>वल्गर फ्रैक्शन वन सेवेंथ</text:p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>वल्गर अंश एक नवम</text:p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>वल्गर अंश एक दसवाँ</text:p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वल्गर अंश एक तिहाई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वल्गर अंश दो तिहाई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वल्गर फ्रैक्शन वन फिफ्थ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वल्गर फ्रैक्शन दो फिफ्थ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वल्गर फ्रैक्शन थ्री फिफ्थ्स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वल्गर फ्रैक्शन फोर फिफ्थ्स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वल्गर अंश एक छठा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>वल्गर अंश जीरो थ्रेड्स</text:p>
          </table:table-cell>
        </table:table-row>
        <table:table-row table:style-name="ro2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>ब्लैक स्क्वायर पर नंबर दस परिक्रमा की : <text:s/>गति सीमा 10 किमी / घंटा</text:p>
          </table:table-cell>
        </table:table-row>
        <table:table-row table:style-name="ro2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>ब्लैक स्क्वायर पर नंबर बीस परिक्रमा की : <text:s/>गति सीमा 20 किमी / घंटा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चुकता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>घन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वल्गर फ्रैक्शन वन क्वार्टर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वल्गर अंश एक आधा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वल्गर अंश तीन चौथाई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वल्गर अंश पाँच छठे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वल्गर अंश एक आठवीं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वल्गर फ्रैक्शन थ्री ईगेट्स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वल्गर फ्रैक्शन फाइव इइग्स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वल्गर अंश सात ग्रहण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>अंश संख्या एक</text:p>
          </table:table-cell>
        </table:table-row>
        <table:table-row table:style-name="ro2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>ब्लैक स्क्वायर पर थर्टी नंबर : <text:s/>गति सीमा 30 किमी / घंटा</text:p>
          </table:table-cell>
        </table:table-row>
        <table:table-row table:style-name="ro2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>ब्लैक स्क्वायर पर संख्या संख्या चालीस : <text:s/>गति सीमा 40 किमी / घंटा</text:p>
          </table:table-cell>
        </table:table-row>
        <table:table-row table:style-name="ro2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>ब्लैक स्क्वायर पर नंबर पांच फिफ्टी : <text:s/>गति सीमा 50 किमी / घंटा</text:p>
          </table:table-cell>
        </table:table-row>
        <table:table-row table:style-name="ro2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>ब्लैक स्क्वायर पर नंबर साठ : <text:s/>गति सीमा 60 किमी / घंटा</text:p>
          </table:table-cell>
        </table:table-row>
        <table:table-row table:style-name="ro2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>ब्लैक स्क्वायर पर नंबर सेवेंचर : <text:s/>गति सीमा 70 किमी / घंटा</text:p>
          </table:table-cell>
        </table:table-row>
        <table:table-row table:style-name="ro2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>ब्लैक स्क्वायर पर नंबर अस्सी : <text:s/>गति सीमा 80 किमी / घंट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2:09:03.727057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31T10:50:56.705703809</meta:creation-date>
    <dc:date>2021-02-09T02:22:13.080875985</dc:date>
    <meta:editing-duration>PT4H12M33S</meta:editing-duration>
    <meta:editing-cycles>17</meta:editing-cycles>
    <meta:generator>LibreOffice/7.0.3.1$Linux_X86_64 LibreOffice_project/00$Build-1</meta:generator>
    <dc:creator>Volker Sorge</dc:creator>
    <meta:document-statistic meta:table-count="21" meta:cell-count="10712" meta:object-count="0"/>
  </office:meta>
</office:document-meta>
</file>